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Times New Roman2" svg:font-family="'Times New Roman'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officeooo:paragraph-rsid="0096b4e2"/>
    </style:style>
    <style:style style:name="P3" style:family="paragraph" style:parent-style-name="Footer">
      <style:text-properties officeooo:rsid="001f8a2d" officeooo:paragraph-rsid="00bd36bc"/>
    </style:style>
    <style:style style:name="P4" style:family="paragraph" style:parent-style-name="Footer">
      <style:text-properties officeooo:rsid="001f8a2d" officeooo:paragraph-rsid="002b33ed"/>
    </style:style>
    <style:style style:name="P5" style:family="paragraph" style:parent-style-name="Footer">
      <style:text-properties officeooo:rsid="0096b4e2" officeooo:paragraph-rsid="0096b4e2"/>
    </style:style>
    <style:style style:name="P6" style:family="paragraph" style:parent-style-name="Footer">
      <style:text-properties officeooo:rsid="011350d1" officeooo:paragraph-rsid="011350d1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Footer">
      <style:paragraph-properties fo:text-align="start" style:justify-single-word="false"/>
      <style:text-properties officeooo:paragraph-rsid="0211dd7e"/>
    </style:style>
    <style:style style:name="P42" style:family="paragraph" style:parent-style-name="Footer">
      <style:paragraph-properties fo:text-align="start" style:justify-single-word="false"/>
      <style:text-properties officeooo:paragraph-rsid="00d4df5c"/>
    </style:style>
    <style:style style:name="P43" style:family="paragraph" style:parent-style-name="Footer">
      <style:text-properties officeooo:rsid="0242edd8" officeooo:paragraph-rsid="0242edd8"/>
    </style:style>
    <style:style style:name="P44" style:family="paragraph" style:parent-style-name="Footer">
      <style:text-properties officeooo:paragraph-rsid="008d016c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text-properties officeooo:paragraph-rsid="00d4df5c"/>
    </style:style>
    <style:style style:name="P49" style:family="paragraph" style:parent-style-name="Footer">
      <style:text-properties officeooo:paragraph-rsid="00863005"/>
    </style:style>
    <style:style style:name="P50" style:family="paragraph" style:parent-style-name="Footer">
      <style:text-properties officeooo:paragraph-rsid="00a59a60"/>
    </style:style>
    <style:style style:name="P51" style:family="paragraph" style:parent-style-name="Footer">
      <style:text-properties officeooo:paragraph-rsid="004274b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_5f_Header_20_G_20_page_20_paire_20__28_G_29_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P79" style:family="paragraph" style:parent-style-name="_5f_Header_20_G_20_page_20_paire_20__28_G_29_">
      <style:text-properties officeooo:paragraph-rsid="00eb2abc"/>
    </style:style>
    <style:style style:name="P80" style:family="paragraph" style:parent-style-name="_5f_Header_20_G_20_page_20_paire_20__28_G_29_">
      <style:text-properties officeooo:paragraph-rsid="0334a5be"/>
    </style:style>
    <style:style style:name="P81" style:family="paragraph" style:parent-style-name="_5f_Header_20_G_20_page_20_paire_20__28_G_29_">
      <style:paragraph-properties fo:text-align="start" style:justify-single-word="false"/>
    </style:style>
    <style:style style:name="P82" style:family="paragraph" style:parent-style-name="_5f_Header_20_G_20_page_20_impaire_20__28_D_29_">
      <style:text-properties fo:font-variant="small-caps" officeooo:rsid="00a847d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officeooo:paragraph-rsid="00bd36bc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0" style:family="paragraph" style:parent-style-name="_5f_Header_20_D_20_page_20_impaire_20__28_D_29_">
      <style:text-properties officeooo:paragraph-rsid="01a13e78"/>
    </style:style>
    <style:style style:name="P91" style:family="paragraph" style:parent-style-name="_5f_Header_20_N_20_page_20_impaire_20__28_D_29_">
      <style:paragraph-properties fo:text-align="start" style:justify-single-word="false"/>
    </style:style>
    <style:style style:name="P92" style:family="paragraph" style:parent-style-name="_5f_Header_20_N_20_page_20_impaire_20__28_D_29_">
      <style:text-properties officeooo:rsid="0277791e" officeooo:paragraph-rsid="0277791e"/>
    </style:style>
    <style:style style:name="P93" style:family="paragraph" style:parent-style-name="_5f_Header_20_N_20_page_20_impaire_20__28_D_29_">
      <style:text-properties officeooo:rsid="027aa87d" officeooo:paragraph-rsid="027aa87d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5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3" style:family="paragraph" style:parent-style-name="_5f_Paragraphe">
      <style:text-properties officeooo:paragraph-rsid="00db13ac"/>
    </style:style>
    <style:style style:name="P104" style:family="paragraph" style:parent-style-name="_5f_Paragraphe_5f_Réponse_5f_Pointillés_5f_Grisés">
      <style:text-properties officeooo:paragraph-rsid="00ddc6dc"/>
    </style:style>
    <style:style style:name="P105" style:family="paragraph" style:parent-style-name="_5f_Paragraphe_5f_Réponse_5f_Pointillés_5f_Grisés">
      <style:text-properties officeooo:paragraph-rsid="00de392b"/>
    </style:style>
    <style:style style:name="P106" style:family="paragraph" style:parent-style-name="_5f_Paragraphe_5f_Réponse_5f_Pointillés_5f_Grisés">
      <style:text-properties officeooo:paragraph-rsid="00e58efe"/>
    </style:style>
    <style:style style:name="P107" style:family="paragraph" style:parent-style-name="_5f_Footer_20_page_20_impaire_20__28_D_29_"/>
    <style:style style:name="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paire_20__28_G_29_"/>
    <style:style style:name="P110" style:family="paragraph" style:parent-style-name="_5f_Footer_20_page_20_paire_20__28_G_29_">
      <style:text-properties fo:font-size="9pt" style:font-size-asian="9pt" style:font-size-complex="9pt"/>
    </style:style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Réponse_5f_Pointillés_5f_Grisés">
      <style:text-properties officeooo:paragraph-rsid="00e58efe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Premier_5f_Titre_5f_Exercices_5f_avec_5f_Num_20_Exo_5f_Avec_5f_Titre" style:list-style-name="_5f_Numérotation_20_des_20_exercices">
      <style:paragraph-properties fo:break-before="page"/>
      <style:text-properties officeooo:paragraph-rsid="00e6d400"/>
    </style:style>
    <style:style style:name="P115" style:family="paragraph" style:parent-style-name="_5f_Titre_5f_Exercices_5f_sans_5f_Titre" style:list-style-name="_5f_Numérotation_20_des_20_exercices">
      <style:text-properties officeooo:paragraph-rsid="00e6bdaa"/>
    </style:style>
    <style:style style:name="P116" style:family="paragraph" style:parent-style-name="_5f_Titre_5f_Exercices_5f_sans_5f_Titre" style:list-style-name="_5f_Numérotation_20_des_20_exercices">
      <style:text-properties officeooo:paragraph-rsid="00e6d400"/>
    </style:style>
    <style:style style:name="P117" style:family="paragraph" style:parent-style-name="_5f_Titre_5f_Exercices_5f_sans_5f_Titre" style:list-style-name="_5f_Numérotation_20_des_20_exercices" style:master-page-name="_35__5f_2_5f_SERIE_5f_G_5f_GAUCHE_5f_ET_5f_DROITE_5f_2COL">
      <style:paragraph-properties style:page-number="253"/>
      <style:text-properties officeooo:paragraph-rsid="00e6bdaa"/>
    </style:style>
    <style:style style:name="P118" style:family="paragraph" style:parent-style-name="_5f_Titre_5f_Exercices_5f_sans_5f_Titre" style:list-style-name="_5f_Numérotation_20_des_20_exercices">
      <style:paragraph-properties fo:break-before="column"/>
      <style:text-properties officeooo:paragraph-rsid="00e6bdaa"/>
    </style:style>
    <style:style style:name="P119" style:family="paragraph" style:parent-style-name="_5f_Titre_5f_Exercices_5f_sans_5f_Titre" style:list-style-name="_5f_Numérotation_20_des_20_exercices" style:master-page-name="_35__5f_2_5f_SERIE_5f_G_5f_GAUCHE_5f_ET_5f_DROITE_5f_1COL">
      <style:paragraph-properties style:page-number="auto"/>
      <style:text-properties officeooo:paragraph-rsid="00e6bdaa"/>
    </style:style>
    <style:style style:name="P120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margin-left="0cm" fo:margin-right="0cm" fo:margin-top="0cm" fo:margin-bottom="0cm" fo:line-height="100%" fo:text-indent="0cm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text-align="center"/>
    </style:style>
    <style:style style:name="P1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7e12c"/>
    </style:style>
    <style:style style:name="P1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36" style:family="paragraph">
      <loext:graphic-properties draw:fill="solid" draw:fill-color="#7fb241"/>
    </style:style>
    <style:style style:name="P137" style:family="paragraph">
      <loext:graphic-properties draw:fill="solid" draw:fill-color="#1ca2b8"/>
    </style:style>
    <style:style style:name="P13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d62e4e"/>
    </style:style>
    <style:style style:name="P140" style:family="paragraph">
      <style:paragraph-properties fo:margin-left="0cm" fo:margin-right="0cm" fo:margin-top="0cm" fo:margin-bottom="0cm" fo:line-height="100%" fo:text-indent="0cm" style:writing-mode="lr-tb"/>
    </style:style>
    <style:style style:name="P141" style:family="paragraph">
      <loext:graphic-properties draw:fill="none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style:paragraph-properties fo:text-align="center"/>
      <style:text-properties fo:font-size="12pt"/>
    </style:style>
    <style:style style:name="P15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53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55" style:family="paragraph">
      <loext:graphic-properties draw:fill="solid" draw:fill-color="#bf00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d7e1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de9ad5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6" style:family="text">
      <style:text-properties fo:font-variant="small-caps" officeooo:rsid="0096b4e2"/>
    </style:style>
    <style:style style:name="T37" style:family="text">
      <style:text-properties fo:font-variant="small-caps" officeooo:rsid="00a847d5"/>
    </style:style>
    <style:style style:name="T38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55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5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59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0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4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" fo:font-size="16pt" fo:font-weight="bold" officeooo:rsid="01a13e78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96b4e2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32e83a"/>
    </style:style>
    <style:style style:name="T150" style:family="text">
      <style:text-properties officeooo:rsid="002b33ed"/>
    </style:style>
    <style:style style:name="T151" style:family="text">
      <style:text-properties officeooo:rsid="008d016c"/>
    </style:style>
    <style:style style:name="T152" style:family="text">
      <style:text-properties officeooo:rsid="01fe03f2"/>
    </style:style>
    <style:style style:name="T153" style:family="text">
      <style:text-properties officeooo:rsid="010c4d3a"/>
    </style:style>
    <style:style style:name="T154" style:family="text">
      <style:text-properties officeooo:rsid="00b6801f"/>
    </style:style>
    <style:style style:name="T155" style:family="text">
      <style:text-properties fo:font-size="16pt" style:font-size-asian="16pt" style:font-size-complex="16pt"/>
    </style:style>
    <style:style style:name="T156" style:family="text">
      <style:text-properties officeooo:rsid="01f8729d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60d7ef"/>
    </style:style>
    <style:style style:name="T161" style:family="text">
      <style:text-properties officeooo:rsid="02735980"/>
    </style:style>
    <style:style style:name="T162" style:family="text">
      <style:text-properties officeooo:rsid="02757f12"/>
    </style:style>
    <style:style style:name="T163" style:family="text">
      <style:text-properties officeooo:rsid="0272f9e5"/>
    </style:style>
    <style:style style:name="T164" style:family="text">
      <style:text-properties officeooo:rsid="026ec296"/>
    </style:style>
    <style:style style:name="T165" style:family="text">
      <style:text-properties officeooo:rsid="0268e0aa"/>
    </style:style>
    <style:style style:name="T166" style:family="text">
      <style:text-properties officeooo:rsid="0072f07f"/>
    </style:style>
    <style:style style:name="T16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8" style:family="text">
      <style:text-properties officeooo:rsid="014407b5"/>
    </style:style>
    <style:style style:name="T169" style:family="text">
      <style:text-properties officeooo:rsid="00a59a60"/>
    </style:style>
    <style:style style:name="T17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officeooo:rsid="0334a5be"/>
    </style:style>
    <style:style style:name="T176" style:family="text">
      <style:text-properties officeooo:rsid="0315af39"/>
    </style:style>
    <style:style style:name="T177" style:family="text">
      <style:text-properties officeooo:rsid="00a4cf55"/>
    </style:style>
    <style:style style:name="T178" style:family="text">
      <style:text-properties officeooo:rsid="009e3fdd"/>
    </style:style>
    <style:style style:name="T179" style:family="text">
      <style:text-properties officeooo:rsid="00a59037"/>
    </style:style>
    <style:style style:name="T180" style:family="text">
      <style:text-properties officeooo:rsid="00e58efe"/>
    </style:style>
    <style:style style:name="T181" style:family="text">
      <style:text-properties fo:font-style="oblique" fo:font-weight="normal" style:font-style-asian="italic" style:font-weight-asian="normal" style:font-style-complex="italic" style:font-weight-complex="normal"/>
    </style:style>
    <style:style style:name="T182" style:family="text">
      <style:text-properties fo:font-style="oblique" fo:font-weight="normal" officeooo:rsid="00de392b" style:font-style-asian="italic" style:font-weight-asian="normal" style:font-style-complex="italic" style:font-weight-complex="normal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fo:font-weight="normal" officeooo:rsid="00ddc6dc" style:font-weight-asian="normal" style:font-weight-complex="normal"/>
    </style:style>
    <style:style style:name="T185" style:family="text">
      <style:text-properties fo:font-weight="normal" officeooo:rsid="00de392b" style:font-weight-asian="normal" style:font-weight-complex="normal"/>
    </style:style>
    <style:style style:name="T186" style:family="text">
      <style:text-properties fo:font-weight="normal" officeooo:rsid="00e58efe" style:font-weight-asian="normal" style:font-weight-complex="normal"/>
    </style:style>
    <style:style style:name="T187" style:family="text">
      <style:text-properties fo:color="#000000" loext:opacity="100%" style:font-name="Bitstream Vera Sans" fo:font-size="10pt" fo:language="fr" fo:country="FR" fo:font-style="normal" fo:font-weight="normal" officeooo:rsid="00e65ec7" style:letter-kerning="true" fo:background-color="#ffff00" loext:char-shading-value="0" style:font-name-asian="Bitstream Vera Sans6" style:font-size-asian="10pt" style:language-asian="zh" style:country-asian="CN" style:font-style-asian="normal" style:font-weight-asian="normal" style:font-name-complex="Bitstream Vera Sans6" style:language-complex="hi" style:country-complex="IN" style:font-style-complex="normal" style:font-weight-complex="normal"/>
    </style:style>
    <style:style style:name="T1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e58efe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e65ec7" style:font-style-asian="normal" style:font-weight-asian="normal" style:font-style-complex="normal" style:font-weight-complex="normal"/>
    </style:style>
    <style:style style:name="T191" style:family="text">
      <style:text-properties officeooo:rsid="00e6d400"/>
    </style:style>
    <style:style style:name="T192" style:family="text"/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96" style:family="text">
      <style:text-properties fo:font-variant="normal" fo:text-transform="none" fo:color="#c9211e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9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AR PL KaitiM GB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draw:fill="solid" draw:fill-color="#1ca2b8" draw:opacity="50%" draw:textarea-horizontal-align="justify" draw:textarea-vertical-align="middle" draw:auto-grow-height="false" fo:min-height="2.651cm" fo:min-width="2.401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3" style:family="graphic">
      <style:graphic-properties draw:stroke="solid" svg:stroke-width="0.071cm" svg:stroke-color="#9d0f89" draw:marker-start="" draw:marker-start-width="0.31cm" draw:marker-start-center="false" draw:marker-end="" draw:marker-end-width="0.31cm" draw:marker-end-center="false" draw:fill="solid" draw:fill-color="#9d0f89" draw:opacity="50%" draw:textarea-horizontal-align="justify" draw:textarea-vertical-align="middle" draw:auto-grow-height="false" fo:min-height="2.651cm" fo:min-width="2.402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4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solid" draw:fill-color="#7fb241" draw:opacity="50%" draw:textarea-horizontal-align="justify" draw:textarea-vertical-align="middle" draw:auto-grow-height="false" fo:min-height="2.651cm" fo:min-width="2.401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solid" draw:fill-color="#ff660d" draw:opacity="50%" draw:textarea-horizontal-align="justify" draw:textarea-vertical-align="middle" draw:auto-grow-height="false" fo:min-height="2.651cm" fo:min-width="2.402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6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5.62cm" fo:min-width="5.369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foreground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28cm" svg:stroke-color="#bf0041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3.99cm" fo:min-width="3.7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28cm" svg:stroke-color="#000000" draw:marker-start="" draw:marker-start-width="0.245cm" draw:marker-start-center="false" draw:marker-end="" draw:marker-end-width="0.245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28cm" svg:stroke-color="#000000" draw:marker-start="" draw:marker-start-width="0.245cm" draw:marker-start-center="false" draw:marker-end="" draw:marker-end-width="0.24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28cm" svg:stroke-color="#1ca2b8" draw:marker-start="" draw:marker-start-width="0.245cm" draw:marker-start-center="false" draw:marker-end="" draw:marker-end-width="0.245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28cm" svg:stroke-color="#1ca2b8" draw:marker-start="" draw:marker-start-width="0.245cm" draw:marker-start-center="false" draw:marker-end="" draw:marker-end-width="0.24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stroke-linejoin="none" draw:fill="solid" draw:fill-color="#7fb241" draw:opacity="50%" draw:textarea-horizontal-align="justify" draw:textarea-vertical-align="middle" draw:auto-grow-height="false" fo:min-height="0.778cm" fo:min-width="0.471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.028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8cm" svg:stroke-color="#000000" draw:marker-start="" draw:marker-start-width="0.245cm" draw:marker-start-center="false" draw:marker-end="" draw:marker-end-width="0.245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28cm" svg:stroke-color="#ff3333" draw:marker-start="" draw:marker-start-width="0.245cm" draw:marker-start-center="false" draw:marker-end="" draw:marker-end-width="0.245cm" draw:marker-end-center="false" draw:fill="none" draw:fill-color="#729fcf" draw:opacity="50%" draw:textarea-horizontal-align="justify" draw:textarea-vertical-align="middle" draw:auto-grow-height="false" fo:min-height="3.935cm" fo:min-width="3.683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42" style:family="graphic">
      <style:graphic-properties draw:stroke="solid" svg:stroke-width="0.028cm" svg:stroke-color="#1ca2b8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3.891cm" fo:min-width="3.64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19cm" svg:stroke-color="#ff3333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19cm" svg:stroke-color="#ff3333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28cm" svg:stroke-color="#bf0041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8cm" svg:stroke-color="#ff3333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11.726cm" fo:min-width="11.47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28cm" svg:stroke-color="#ff3333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8.211cm" fo:min-width="7.9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28cm" svg:stroke-color="#ff3333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5.726cm" fo:min-width="5.47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28cm" svg:stroke-color="#ff3333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3.933cm" fo:min-width="3.67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28cm" svg:stroke-color="#ff3333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draw:auto-grow-height="false" fo:min-height="2.723cm" fo:min-width="2.4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28cm" svg:stroke-color="#ff3333" draw:marker-start="" draw:marker-start-width="0.245cm" draw:marker-start-center="false" draw:marker-end="" draw:marker-end-width="0.245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28cm" svg:stroke-color="#ff3333" draw:marker-start="" draw:marker-start-width="0.245cm" draw:marker-start-center="false" draw:marker-end="" draw:marker-end-width="0.245cm" draw:marker-end-center="false" svg:stroke-opacity="100%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svg:stroke-width="0.071cm" svg:stroke-color="#ff3333" draw:marker-start="" draw:marker-start-width="0.31cm" draw:marker-start-center="false" draw:marker-end="" draw:marker-end-width="0.31cm" draw:marker-end-center="false" draw:fill="none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.071cm" svg:stroke-color="#ff3333" draw:marker-start="" draw:marker-start-width="0.31cm" draw:marker-start-center="false" draw:marker-end="" draw:marker-end-width="0.31cm" draw:marker-end-center="false" draw:fill="none" draw:fill-color="#7fb241" draw:opacity="50%" draw:textarea-horizontal-align="justify" draw:textarea-vertical-align="middle" draw:auto-grow-height="false" fo:min-height="2.524cm" fo:min-width="2.272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60" style:family="graphic">
      <style:graphic-properties draw:stroke="solid" svg:stroke-width="0.071cm" svg:stroke-color="#ff3333" draw:marker-start="" draw:marker-start-width="0.31cm" draw:marker-start-center="false" draw:marker-end="" draw:marker-end-width="0.31cm" draw:marker-end-center="false" draw:fill="none" draw:fill-color="#7fb241" draw:opacity="50%" draw:textarea-horizontal-align="justify" draw:textarea-vertical-align="middle" draw:auto-grow-height="false" fo:min-height="2.522cm" fo:min-width="2.272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61" style:family="graphic">
      <style:graphic-properties draw:stroke="solid" svg:stroke-width="0.071cm" svg:stroke-color="#ff3333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71cm" svg:stroke-color="#ff3333" draw:marker-start="" draw:marker-start-width="0.31cm" draw:marker-start-center="false" draw:marker-end="" draw:marker-end-width="0.31cm" draw:marker-end-center="false" draw:fill="none" draw:fill-color="#7fb241" draw:opacity="50%" draw:textarea-horizontal-align="justify" draw:textarea-vertical-align="middle" draw:auto-grow-height="false" fo:min-height="5.368cm" fo:min-width="5.117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solid" svg:stroke-width="0.071cm" svg:stroke-color="#ff3333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0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73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5.108cm" fo:min-width="4.858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stroke-linejoin="none" draw:fill="solid" draw:fill-color="#7fb241" draw:opacity="50%" draw:textarea-horizontal-align="justify" draw:textarea-vertical-align="middle" draw:auto-grow-height="false" fo:min-height="1.076cm" fo:min-width="0.755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solid" draw:fill-color="#729fcf" draw:opacity="50%" draw:textarea-horizontal-align="justify" draw:textarea-vertical-align="middle" draw:auto-grow-height="false" fo:min-height="3.679cm" fo:min-width="3.429cm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78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3.639cm" fo:min-width="3.388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5.622cm" fo:min-width="5.371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7.678cm" fo:min-width="7.428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71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5.336cm" fo:min-width="5.087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3.679cm" fo:min-width="3.429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2.485cm" fo:min-width="2.233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draw:auto-grow-height="false" fo:min-height="1.679cm" fo:min-width="1.429cm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71cm" svg:stroke-color="#1ca2b8" draw:marker-start="" draw:marker-start-width="0.31cm" draw:marker-start-center="false" draw:marker-end="" draw:marker-end-width="0.31cm" draw:marker-end-center="false" draw:fill="solid" draw:fill-color="#1ca2b8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solid" svg:stroke-width="0.071cm" svg:stroke-color="#7fb241" draw:marker-start="" draw:marker-start-width="0.31cm" draw:marker-start-center="false" draw:marker-end="" draw:marker-end-width="0.31cm" draw:marker-end-center="false" draw:fill="solid" draw:fill-color="#7fb241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91" style:family="graphic">
      <style:graphic-properties draw:stroke="solid" svg:stroke-width="0.071cm" svg:stroke-color="#ff660d" draw:marker-start="" draw:marker-start-width="0.31cm" draw:marker-start-center="false" draw:marker-end="" draw:marker-end-width="0.31cm" draw:marker-end-center="false" draw:fill="solid" draw:fill-color="#ff660d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92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draw:fill="solid" draw:fill-color="#bf0041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93" style:family="graphic">
      <style:graphic-properties draw:stroke="solid" svg:stroke-width="0.071cm" svg:stroke-color="#d7e12c" draw:marker-start="" draw:marker-start-width="0.31cm" draw:marker-start-center="false" draw:marker-end="" draw:marker-end-width="0.31cm" draw:marker-end-center="false" draw:fill="solid" draw:fill-color="#d7e12c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94" style:family="graphic">
      <style:graphic-properties draw:stroke="solid" svg:stroke-width="0.071cm" svg:stroke-color="#de9ad5" draw:marker-start="" draw:marker-start-width="0.31cm" draw:marker-start-center="false" draw:marker-end="" draw:marker-end-width="0.31cm" draw:marker-end-center="false" draw:fill="solid" draw:fill-color="#de9ad5" draw:opacity="50%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draw:shadow-opacity="50%" style:run-through="foreground"/>
    </style:style>
    <style:style style:name="gr95" style:family="graphic">
      <style:graphic-properties draw:stroke="solid" svg:stroke-width="0.071cm" svg:stroke-color="#bf0041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5" draw:z-index="28" draw:name="Shape3_0" draw:style-name="gr69" draw:text-style-name="P151" svg:x1="8.2cm" svg:y1="1.337cm" svg:x2="22.024cm" svg:y2="1.337cm">
        <text:p/>
      </draw:line>
      <draw:line text:anchor-type="page" text:anchor-page-number="4" draw:z-index="27" draw:name="Shape3_41" draw:style-name="gr69" draw:text-style-name="P151" svg:x1="8.2cm" svg:y1="1.337cm" svg:x2="22.024cm" svg:y2="1.337cm">
        <text:p/>
      </draw:line>
      <draw:line text:anchor-type="page" text:anchor-page-number="3" draw:z-index="26" draw:name="Shape3_40" draw:style-name="gr69" draw:text-style-name="P151" svg:x1="8.2cm" svg:y1="1.337cm" svg:x2="22.024cm" svg:y2="1.337cm">
        <text:p/>
      </draw:line>
      <draw:line text:anchor-type="page" text:anchor-page-number="2" draw:z-index="25" draw:name="Shape3_12" draw:style-name="gr69" draw:text-style-name="P151" svg:x1="8.2cm" svg:y1="1.337cm" svg:x2="22.024cm" svg:y2="1.337cm">
        <text:p/>
      </draw:line>
      <draw:line text:anchor-type="page" text:anchor-page-number="1" draw:z-index="24" draw:name="Shape3" draw:style-name="gr69" draw:text-style-name="P151" svg:x1="8.2cm" svg:y1="1.337cm" svg:x2="22.024cm" svg:y2="1.337cm">
        <text:p/>
      </draw:line>
      <draw:frame text:anchor-type="page" text:anchor-page-number="5" draw:z-index="23" draw:name="Shape2_12" draw:style-name="gr70" draw:text-style-name="P152" svg:width="3.918cm" svg:height="1.031cm" draw:transform="rotate (0.0876155284501153) translate (0.137583333333333cm 0.342194444444444cm)">
        <draw:text-box>
          <text:p text:style-name="P129"><text:span text:style-name="T197">Fiche supplémentaire</text:span></text:p>
        </draw:text-box>
      </draw:frame>
      <draw:frame text:anchor-type="page" text:anchor-page-number="5" draw:z-index="22" draw:name="Shape2_1" draw:style-name="gr71" draw:text-style-name="P135" svg:width="2.701cm" svg:height="0.715cm" draw:transform="rotate (0.0876155284501153) translate (1.13594444444444cm 1.31233333333333cm)">
        <draw:text-box>
          <text:p text:style-name="P129"><text:span text:style-name="T195">Série 2</text:span></text:p>
        </draw:text-box>
      </draw:frame>
      <draw:path text:anchor-type="page" text:anchor-page-number="5" draw:z-index="21" draw:name="Shape1_5" draw:style-name="gr72" draw:text-style-name="P137" svg:width="4.329cm" svg:height="2.24cm" svg:x="0cm" svg:y="0.02cm" svg:viewBox="0 0 4330 2241" svg:d="M0 2241l3984-288c209-15 363-168 345-342l-170-1611h-4159z">
        <text:p/>
      </draw:path>
      <draw:frame text:anchor-type="page" text:anchor-page-number="4" draw:z-index="20" draw:name="Shape2_11" draw:style-name="gr70" draw:text-style-name="P152" svg:width="3.918cm" svg:height="1.031cm" draw:transform="rotate (0.0876155284501153) translate (0.137583333333333cm 0.342194444444444cm)">
        <draw:text-box>
          <text:p text:style-name="P129"><text:span text:style-name="T197">Fiche supplémentaire</text:span></text:p>
        </draw:text-box>
      </draw:frame>
      <draw:frame text:anchor-type="page" text:anchor-page-number="3" draw:z-index="19" draw:name="Shape2_10" draw:style-name="gr70" draw:text-style-name="P152" svg:width="3.918cm" svg:height="1.031cm" draw:transform="rotate (0.0876155284501153) translate (0.137583333333333cm 0.342194444444444cm)">
        <draw:text-box>
          <text:p text:style-name="P129"><text:span text:style-name="T197">Fiche supplémentaire</text:span></text:p>
        </draw:text-box>
      </draw:frame>
      <draw:frame text:anchor-type="page" text:anchor-page-number="1" draw:z-index="18" draw:name="Shape2_7" draw:style-name="gr70" draw:text-style-name="P152" svg:width="3.918cm" svg:height="1.031cm" draw:transform="rotate (0.0876155284501153) translate (0.137583333333333cm 0.342194444444444cm)">
        <draw:text-box>
          <text:p text:style-name="P129"><text:span text:style-name="T197">Fiche supplémentaire</text:span></text:p>
        </draw:text-box>
      </draw:frame>
      <draw:frame text:anchor-type="page" text:anchor-page-number="2" draw:z-index="17" draw:name="Shape2_6" draw:style-name="gr70" draw:text-style-name="P152" svg:width="3.918cm" svg:height="1.031cm" draw:transform="rotate (0.0876155284501153) translate (0.137583333333333cm 0.342194444444444cm)">
        <draw:text-box>
          <text:p text:style-name="P129"><text:span text:style-name="T197">Fiche supplémentaire</text:span></text:p>
        </draw:text-box>
      </draw:frame>
      <draw:frame text:anchor-type="page" text:anchor-page-number="4" draw:z-index="10" draw:name="Shape2_3" draw:style-name="gr71" draw:text-style-name="P135" svg:width="2.701cm" svg:height="0.715cm" draw:transform="rotate (0.0876155284501153) translate (1.13594444444444cm 1.31233333333333cm)">
        <draw:text-box>
          <text:p text:style-name="P129"><text:span text:style-name="T195">Série 2</text:span></text:p>
        </draw:text-box>
      </draw:frame>
      <draw:frame text:anchor-type="page" text:anchor-page-number="2" draw:z-index="9" draw:name="Shape2_4" draw:style-name="gr71" draw:text-style-name="P135" svg:width="2.701cm" svg:height="0.715cm" draw:transform="rotate (0.0876155284501153) translate (1.13594444444444cm 1.38288888888889cm)">
        <draw:text-box>
          <text:p text:style-name="P129"><text:span text:style-name="T195">Série 2</text:span></text:p>
        </draw:text-box>
      </draw:frame>
      <draw:frame text:anchor-type="page" text:anchor-page-number="1" draw:z-index="8" draw:name="Shape2_2" draw:style-name="gr71" draw:text-style-name="P135" svg:width="2.701cm" svg:height="0.715cm" draw:transform="rotate (0.0876155284501153) translate (1.13594444444444cm 1.38288888888889cm)">
        <draw:text-box>
          <text:p text:style-name="P129"><text:span text:style-name="T195">Série 2</text:span></text:p>
        </draw:text-box>
      </draw:frame>
      <draw:path text:anchor-type="page" text:anchor-page-number="1" draw:z-index="7" draw:name="Shape1_3" draw:style-name="gr72" draw:text-style-name="P137" svg:width="4.329cm" svg:height="2.24cm" svg:x="0cm" svg:y="0.02cm" svg:viewBox="0 0 4330 2241" svg:d="M0 2241l3984-288c209-15 363-168 345-342l-170-1611h-4159z">
        <text:p/>
      </draw:path>
      <draw:path text:anchor-type="page" text:anchor-page-number="4" draw:z-index="6" draw:name="Shape1_2" draw:style-name="gr72" draw:text-style-name="P137" svg:width="4.329cm" svg:height="2.24cm" svg:x="0cm" svg:y="0.02cm" svg:viewBox="0 0 4330 2241" svg:d="M0 2241l3984-288c209-15 363-168 345-342l-170-1611h-4159z">
        <text:p/>
      </draw:path>
      <draw:frame text:anchor-type="page" text:anchor-page-number="3" draw:z-index="5" draw:name="Shape2_8" draw:style-name="gr71" draw:text-style-name="P135" svg:width="2.701cm" svg:height="0.715cm" draw:transform="rotate (0.0876155284501153) translate (1.13594444444444cm 1.31233333333333cm)">
        <draw:text-box>
          <text:p text:style-name="P129"><text:span text:style-name="T195">Série 2</text:span></text:p>
        </draw:text-box>
      </draw:frame>
      <draw:path text:anchor-type="page" text:anchor-page-number="3" draw:z-index="4" draw:name="Shape1_0" draw:style-name="gr72" draw:text-style-name="P137" svg:width="4.329cm" svg:height="2.24cm" svg:x="0cm" svg:y="0.02cm" svg:viewBox="0 0 4330 2241" svg:d="M0 2241l3984-288c209-15 363-168 345-342l-170-1611h-4159z">
        <text:p/>
      </draw:path>
      <draw:frame text:anchor-type="page" text:anchor-page-number="4" draw:z-index="3" draw:name="Shape2_5" draw:style-name="gr71" draw:text-style-name="P135" svg:width="2.701cm" svg:height="0.715cm" draw:transform="rotate (0.0876155284501153) translate (1.13594444444444cm 0.936625cm)">
        <draw:text-box>
          <text:p text:style-name="P129"><text:span text:style-name="T195">Série </text:span></text:p>
        </draw:text-box>
      </draw:frame>
      <draw:frame text:anchor-type="page" text:anchor-page-number="3" draw:z-index="2" draw:name="Shape2_0" draw:style-name="gr71" draw:text-style-name="P135" svg:width="2.701cm" svg:height="0.715cm" draw:transform="rotate (0.0876155284501153) translate (1.13594444444444cm 0.936625cm)">
        <draw:text-box>
          <text:p text:style-name="P129"><text:span text:style-name="T195">Série</text:span></text:p>
        </draw:text-box>
      </draw:frame>
      <draw:frame text:anchor-type="page" text:anchor-page-number="4" draw:z-index="1" draw:name="Shape2_9" draw:style-name="gr71" draw:text-style-name="P135" svg:width="2.701cm" svg:height="0.715cm" draw:transform="rotate (0.0876155284501153) translate (1.13594444444444cm 1.38288888888889cm)">
        <draw:text-box>
          <text:p text:style-name="P129"><text:span text:style-name="T195">Série 1</text:span></text:p>
        </draw:text-box>
      </draw:frame>
      <draw:path text:anchor-type="page" text:anchor-page-number="2" draw:z-index="0" draw:name="Shape1" draw:style-name="gr72" draw:text-style-name="P137" svg:width="4.329cm" svg:height="2.24cm" svg:x="0cm" svg:y="0.02cm" svg:viewBox="0 0 4330 2241" svg:d="M0 2241l3984-288c209-15 363-168 345-342l-170-1611h-4159z">
        <text:p/>
      </draw:path>
      <text:list xml:id="list725807661" text:style-name="_5f_Numérotation_20_des_20_exercices">
        <text:list-item>
          <text:h text:style-name="P117" text:outline-level="1"><text:span text:style-name="_5f_Caractères">La figure ci-dessous n’est pas construite en vraie grandeur.</text:span></text:h>
        </text:list-item>
      </text:list>
      <text:h text:style-name="_5f_Paragraphe" text:outline-level="1"><draw:g text:anchor-type="paragraph" draw:z-index="11" draw:name="Shape12" draw:style-name="gr1"><draw:line draw:style-name="gr65" draw:text-style-name="P124" svg:x1="-0.053cm" svg:y1="0.566cm" svg:x2="-0.053cm" svg:y2="4.373cm"><text:p/></draw:line><draw:line draw:style-name="gr65" draw:text-style-name="P124" svg:x1="2.744cm" svg:y1="4.369cm" svg:x2="-0.053cm" svg:y2="4.369cm"><text:p/></draw:line><draw:line draw:style-name="gr65" draw:text-style-name="P124" svg:x1="-0.053cm" svg:y1="0.566cm" svg:x2="2.744cm" svg:y2="4.373cm"><text:p/></draw:line><draw:line draw:style-name="gr36" draw:text-style-name="P124" svg:x1="-0.053cm" svg:y1="4.242cm" svg:x2="0.087cm" svg:y2="4.242cm"><text:p/></draw:line><draw:line draw:style-name="gr36" draw:text-style-name="P124" svg:x1="0.087cm" svg:y1="4.369cm" svg:x2="0.087cm" svg:y2="4.242cm"><text:p/></draw:line><draw:line draw:style-name="gr95" draw:text-style-name="P124" svg:x1="9.035cm" svg:y1="0.566cm" svg:x2="2.741cm" svg:y2="4.373cm"><text:p/></draw:line><draw:line draw:style-name="gr95" draw:text-style-name="P124" svg:x1="9.035cm" svg:y1="0.566cm" svg:x2="2.741cm" svg:y2="4.373cm"><text:p/></draw:line><draw:line draw:style-name="gr95" draw:text-style-name="P124" svg:x1="9.035cm" svg:y1="4.369cm" svg:x2="2.741cm" svg:y2="4.369cm"><text:p/></draw:line><draw:line draw:style-name="gr95" draw:text-style-name="P124" svg:x1="9.038cm" svg:y1="4.373cm" svg:x2="9.038cm" svg:y2="0.566cm"><text:p/></draw:line><draw:line draw:style-name="gr36" draw:text-style-name="P124" svg:x1="8.897cm" svg:y1="4.242cm" svg:x2="9.037cm" svg:y2="4.242cm"><text:p/></draw:line><draw:line draw:style-name="gr36" draw:text-style-name="P124" svg:x1="8.897cm" svg:y1="4.369cm" svg:x2="8.897cm" svg:y2="4.242cm"><text:p/></draw:line><draw:line draw:style-name="gr36" draw:text-style-name="P124" svg:x1="2.796cm" svg:y1="4.175cm" svg:x2="2.674cm" svg:y2="4.245cm"><text:p/></draw:line><draw:line draw:style-name="gr36" draw:text-style-name="P124" svg:x1="2.794cm" svg:y1="4.175cm" svg:x2="2.882cm" svg:y2="4.308cm"><text:p/></draw:line><draw:frame draw:style-name="gr74" draw:text-style-name="P126" svg:width="0.63cm" svg:height="0.664cm" svg:x="-0.535cm" svg:y="0.009cm"><draw:text-box><text:p text:style-name="P125"><text:span text:style-name="T193">D</text:span></text:p></draw:text-box></draw:frame><draw:frame draw:style-name="gr74" draw:text-style-name="P126" svg:width="0.63cm" svg:height="0.664cm" svg:x="8.953cm" svg:y="0.15cm"><draw:text-box><text:p text:style-name="P125"><text:span text:style-name="T193">F</text:span></text:p></draw:text-box></draw:frame><draw:frame draw:style-name="gr74" draw:text-style-name="P126" svg:width="0.63cm" svg:height="0.664cm" svg:x="8.967cm" svg:y="4.332cm"><draw:text-box><text:p text:style-name="P125"><text:span text:style-name="T193">E</text:span></text:p></draw:text-box></draw:frame><draw:frame draw:style-name="gr74" draw:text-style-name="P126" svg:width="0.63cm" svg:height="0.664cm" svg:x="-0.683cm" svg:y="4.371cm"><draw:text-box><text:p text:style-name="P125"><text:span text:style-name="T193">A</text:span></text:p></draw:text-box></draw:frame><draw:frame draw:style-name="gr74" draw:text-style-name="P126" svg:width="0.63cm" svg:height="0.664cm" svg:x="2.464cm" svg:y="4.396cm"><draw:text-box><text:p text:style-name="P125"><text:span text:style-name="T193">C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avec_5f_Num_5f_Question"><text:span text:style-name="_5f_Caractères">Reproduis-la ci-dessous, sachant que les points A, C et E sont alignés et que <text:line-break/>AD = 4 cm, DC = 5,5 cm et AE = 6,5 cm.</text:span></text:p>
      <text:h text:style-name="_5f_Paragraphe" text:outline-level="1"><draw:g text:anchor-type="paragraph" draw:z-index="29" draw:name="Forme1" draw:style-name="gr1"><draw:line draw:style-name="gr64" draw:text-style-name="P148" svg:x1="0.366cm" svg:y1="0.548cm" svg:x2="0.366cm" svg:y2="4.483cm"><text:p/></draw:line><draw:line draw:style-name="gr64" draw:text-style-name="P148" svg:x1="4.221cm" svg:y1="4.483cm" svg:x2="0.366cm" svg:y2="4.479cm"><text:p/></draw:line><draw:line draw:style-name="gr64" draw:text-style-name="P148" svg:x1="0.394cm" svg:y1="0.555cm" svg:x2="4.225cm" svg:y2="4.437cm"><text:p/></draw:line><draw:line draw:style-name="gr36" draw:text-style-name="P148" svg:x1="0.366cm" svg:y1="4.347cm" svg:x2="0.507cm" svg:y2="4.347cm"><text:p/></draw:line><draw:line draw:style-name="gr36" draw:text-style-name="P148" svg:x1="0.507cm" svg:y1="4.478cm" svg:x2="0.507cm" svg:y2="4.347cm"><text:p/></draw:line><draw:line draw:style-name="gr65" draw:text-style-name="P148" svg:x1="6.805cm" svg:y1="4.47cm" svg:x2="4.251cm" svg:y2="4.478cm"><text:p/></draw:line><draw:line draw:style-name="gr65" draw:text-style-name="P148" svg:x1="6.816cm" svg:y1="4.442cm" svg:x2="6.824cm" svg:y2="1.912cm"><text:p/></draw:line><draw:line draw:style-name="gr36" draw:text-style-name="P148" svg:x1="6.568cm" svg:y1="4.205cm" svg:x2="6.796cm" svg:y2="4.205cm"><text:p/></draw:line><draw:line draw:style-name="gr36" draw:text-style-name="P148" svg:x1="6.567cm" svg:y1="4.464cm" svg:x2="6.567cm" svg:y2="4.191cm"><text:p/></draw:line><draw:line draw:style-name="gr36" draw:text-style-name="P148" svg:x1="4.216cm" svg:y1="4.105cm" svg:x2="4.089cm" svg:y2="4.24cm"><text:p/></draw:line><draw:line draw:style-name="gr36" draw:text-style-name="P148" svg:x1="4.241cm" svg:y1="4.117cm" svg:x2="4.377cm" svg:y2="4.251cm"><text:p/></draw:line><draw:frame draw:style-name="gr66" draw:text-style-name="P149" svg:width="0.636cm" svg:height="0.685cm" svg:x="-0.118cm" svg:y="-0.028cm"><draw:text-box><text:p text:style-name="P140"><text:span text:style-name="T196">D</text:span></text:p></draw:text-box></draw:frame><draw:frame draw:style-name="gr67" draw:text-style-name="P149" svg:width="0.636cm" svg:height="0.687cm" svg:x="6.817cm" svg:y="1.492cm"><draw:text-box><text:p text:style-name="P140"><text:span text:style-name="T196">F</text:span></text:p></draw:text-box></draw:frame><draw:frame draw:style-name="gr68" draw:text-style-name="P149" svg:width="0.636cm" svg:height="0.689cm" svg:x="6.681cm" svg:y="4.188cm"><draw:text-box><text:p text:style-name="P140"><text:span text:style-name="T196">E</text:span></text:p></draw:text-box></draw:frame><draw:frame draw:style-name="gr68" draw:text-style-name="P149" svg:width="0.638cm" svg:height="0.689cm" svg:x="-0.27cm" svg:y="4.481cm"><draw:text-box><text:p text:style-name="P140"><text:span text:style-name="T196">A</text:span></text:p></draw:text-box></draw:frame><draw:frame draw:style-name="gr66" draw:text-style-name="P149" svg:width="0.638cm" svg:height="0.685cm" svg:x="3.9cm" svg:y="4.509cm"><draw:text-box><text:p text:style-name="P140"><text:span text:style-name="T196">C</text:span></text:p></draw:text-box></draw:frame><draw:line draw:style-name="gr65" draw:text-style-name="P148" svg:x1="6.798cm" svg:y1="1.949cm" svg:x2="4.256cm" svg:y2="4.452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avec_5f_Num_5f_Question"><text:span text:style-name="_5f_Caractères"/></text:p>
      <text:p text:style-name="_5f_Paragraphe_5f_avec_5f_Num_5f_Question"><text:span text:style-name="_5f_Caractères">Rédige un programme de construction de cette figure.</text:span></text:p>
      <text:p text:style-name="P104"><text:span text:style-name="_5f_Caractères_5f_correction"><text:span text:style-name="T183">Trace un segment [AE] de 6,5 cm. </text:span></text:span></text:p>
      <text:p text:style-name="P104"><text:span text:style-name="_5f_Caractères_5f_correction"><text:span text:style-name="T183">Trace </text:span></text:span><text:span text:style-name="_5f_Caractères_5f_correction"><text:span text:style-name="T181">l</text:span></text:span><text:span text:style-name="_5f_Caractères_5f_correction"><text:span text:style-name="T183">a perpendiculaire à <text:s/>[AE] en A et place dessus un point D à 4 cm de A.</text:span></text:span></text:p>
      <text:p text:style-name="P104"><text:span text:style-name="_5f_Caractères_5f_correction"><text:span text:style-name="T184">Trace un arc de cercle de centre D et de rayon <text:s text:c="3"/>5,5 cm, il coupe [AE] en C.</text:span></text:span></text:p>
      <text:p text:style-name="P105"><text:span text:style-name="_5f_Caractères_5f_correction"><text:span text:style-name="T183">Trace </text:span></text:span><text:span text:style-name="_5f_Caractères_5f_correction"><text:span text:style-name="T181">l</text:span></text:span><text:span text:style-name="_5f_Caractères_5f_correction"><text:span text:style-name="T183">a perpendiculaire à <text:s/>[</text:span></text:span><text:span text:style-name="_5f_Caractères_5f_correction"><text:span text:style-name="T181">D</text:span></text:span><text:span text:style-name="_5f_Caractères_5f_correction"><text:span text:style-name="T182">C</text:span></text:span><text:span text:style-name="_5f_Caractères_5f_correction"><text:span text:style-name="T183">] en </text:span></text:span><text:span text:style-name="_5f_Caractères_5f_correction"><text:span text:style-name="T181">C </text:span></text:span><text:span text:style-name="_5f_Caractères_5f_correction"><text:span text:style-name="T182">et </text:span></text:span><text:span text:style-name="_5f_Caractères_5f_correction"><text:span text:style-name="T185">t</text:span></text:span><text:span text:style-name="_5f_Caractères_5f_correction"><text:span text:style-name="T183">race </text:span></text:span><text:span text:style-name="_5f_Caractères_5f_correction"><text:span text:style-name="T181">l</text:span></text:span><text:span text:style-name="_5f_Caractères_5f_correction"><text:span text:style-name="T183">a perpendiculaire à <text:s/>[AE] en </text:span></text:span><text:span text:style-name="_5f_Caractères_5f_correction"><text:span text:style-name="T185">E.</text:span></text:span></text:p>
      <text:p text:style-name="P105"><text:span text:style-name="_5f_Caractères_5f_correction"><text:span text:style-name="T183">C</text:span></text:span><text:span text:style-name="_5f_Caractères_5f_correction"><text:span text:style-name="T185">es deux perpendiculaires se coupent en F. </text:span></text:span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h text:style-name="_5f_Titre_5f_Exercices_5f_sans_5f_Titre" text:outline-level="1"><text:span text:style-name="_5f_Caractères"/></text:h>
      <text:list xml:id="list112214641507892" text:continue-numbering="true" text:style-name="_5f_Numérotation_20_des_20_exercices">
        <text:list-item>
          <text:h text:style-name="P118" text:outline-level="1"><draw:g text:anchor-type="paragraph" draw:z-index="383" draw:name="Shape16" draw:style-name="gr1"><draw:custom-shape draw:style-name="gr2" draw:text-style-name="P120" svg:width="4.201cm" svg:height="4.201cm" svg:x="0.555cm" svg:y="4.1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1" svg:width="4.202cm" svg:height="4.201cm" svg:x="2.654cm" svg:y="2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22" svg:width="4.201cm" svg:height="4.201cm" svg:x="4.755cm" svg:y="4.1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23" svg:width="4.202cm" svg:height="4.201cm" svg:x="2.654cm" svg:y="6.2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24" svg:x1="2.653cm" svg:y1="4.117cm" svg:x2="6.853cm" svg:y2="8.317cm"><text:p/></draw:line><draw:line draw:style-name="gr6" draw:text-style-name="P124" svg:x1="6.853cm" svg:y1="4.117cm" svg:x2="2.653cm" svg:y2="8.317cm"><text:p/></draw:line><draw:custom-shape draw:style-name="gr7" draw:text-style-name="P124" svg:width="8.4cm" svg:height="8.4cm" svg:x="0.555cm" svg:y="2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126" svg:width="0.9cm" svg:height="0.671cm" svg:x="1.956cm" svg:y="3.455cm"><draw:text-box><text:p text:style-name="P125"><text:span text:style-name="T193">P</text:span></text:p></draw:text-box></draw:frame><draw:frame draw:style-name="gr8" draw:text-style-name="P126" svg:width="0.9cm" svg:height="0.671cm" svg:x="6.755cm" svg:y="3.517cm"><draw:text-box><text:p text:style-name="P125"><text:span text:style-name="T193">R</text:span></text:p></draw:text-box></draw:frame><draw:frame draw:style-name="gr9" draw:text-style-name="P126" svg:width="0.9cm" svg:height="0.673cm" svg:x="6.755cm" svg:y="8.317cm"><draw:text-box><text:p text:style-name="P125"><text:span text:style-name="T193">M</text:span></text:p></draw:text-box></draw:frame><draw:frame draw:style-name="gr9" draw:text-style-name="P126" svg:width="0.9cm" svg:height="0.673cm" svg:x="1.956cm" svg:y="8.317cm"><draw:text-box><text:p text:style-name="P125"><text:span text:style-name="T193">N</text:span></text:p></draw:text-box></draw:frame><draw:frame draw:style-name="gr8" draw:text-style-name="P126" svg:width="0.9cm" svg:height="0.671cm" svg:x="4.455cm" svg:y="6.517cm"><draw:text-box><text:p text:style-name="P125"><text:span text:style-name="T193">O</text:span></text:p></draw:text-box></draw:frame><draw:frame draw:style-name="gr10" draw:text-style-name="P127" svg:width="0.902cm" svg:height="0.726cm" svg:x="1.054cm" svg:y="2.556cm"><draw:text-box><text:p text:style-name="P125"><text:span text:style-name="T194">c</text:span></text:p></draw:text-box></draw:frame><draw:g draw:style-name="gr11"><draw:line draw:style-name="gr6" draw:text-style-name="P124" svg:x1="4.855cm" svg:y1="1.917cm" svg:x2="4.655cm" svg:y2="2.117cm"><text:p/></draw:line><draw:line draw:style-name="gr6" draw:text-style-name="P124" svg:x1="4.655cm" svg:y1="1.917cm" svg:x2="4.855cm" svg:y2="2.117cm"><text:p/></draw:line></draw:g><draw:g draw:style-name="gr11"><draw:line draw:style-name="gr6" draw:text-style-name="P124" svg:x1="9.053cm" svg:y1="6.117cm" svg:x2="8.853cm" svg:y2="6.317cm"><text:p/></draw:line><draw:line draw:style-name="gr6" draw:text-style-name="P124" svg:x1="8.853cm" svg:y1="6.117cm" svg:x2="9.053cm" svg:y2="6.317cm"><text:p/></draw:line></draw:g><draw:g draw:style-name="gr11"><draw:line draw:style-name="gr6" draw:text-style-name="P124" svg:x1="4.855cm" svg:y1="10.317cm" svg:x2="4.655cm" svg:y2="10.517cm"><text:p/></draw:line><draw:line draw:style-name="gr6" draw:text-style-name="P124" svg:x1="4.655cm" svg:y1="10.317cm" svg:x2="4.855cm" svg:y2="10.517cm"><text:p/></draw:line></draw:g><draw:g draw:style-name="gr11"><draw:line draw:style-name="gr6" draw:text-style-name="P124" svg:x1="0.655cm" svg:y1="6.117cm" svg:x2="0.455cm" svg:y2="6.317cm"><text:p/></draw:line><draw:line draw:style-name="gr6" draw:text-style-name="P124" svg:x1="0.455cm" svg:y1="6.117cm" svg:x2="0.655cm" svg:y2="6.317cm"><text:p/></draw:line></draw:g><draw:frame draw:style-name="gr9" draw:text-style-name="P126" svg:width="0.9cm" svg:height="0.673cm" svg:x="8.955cm" svg:y="5.854cm"><draw:text-box><text:p text:style-name="P125"><text:span text:style-name="T193">B</text:span></text:p></draw:text-box></draw:frame><draw:frame draw:style-name="gr9" draw:text-style-name="P126" svg:width="0.9cm" svg:height="0.673cm" svg:x="-0.145cm" svg:y="5.955cm"><draw:text-box><text:p text:style-name="P125"><text:span text:style-name="T193">A</text:span></text:p></draw:text-box></draw:frame><draw:frame draw:style-name="gr8" draw:text-style-name="P126" svg:width="0.9cm" svg:height="0.671cm" svg:x="4.455cm" svg:y="1.217cm"><draw:text-box><text:p text:style-name="P125"><text:span text:style-name="T193">C</text:span></text:p></draw:text-box></draw:frame><draw:frame draw:style-name="gr9" draw:text-style-name="P126" svg:width="0.9cm" svg:height="0.673cm" svg:x="4.399cm" svg:y="10.619cm"><draw:text-box><text:p text:style-name="P125"><text:span text:style-name="T193">D</text:span></text:p></draw:text-box></draw:frame></draw:g><text:span text:style-name="_5f_Caractères">Reproduis en vraie grandeur la figure ci-dessous dans laquelle le cercle (c) a pour centre O et pour diamètre [AB], avec AB = 8 cm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0" draw:name="Forme2" draw:style-name="gr1"><draw:custom-shape draw:style-name="gr59" draw:text-style-name="P147" svg:width="4.022cm" svg:height="4.024cm" svg:x="0.942cm" svg:y="3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147" svg:width="4.022cm" svg:height="4.022cm" svg:x="2.953cm" svg:y="1.1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9" draw:text-style-name="P147" svg:width="4.022cm" svg:height="4.024cm" svg:x="4.962cm" svg:y="3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0" draw:text-style-name="P147" svg:width="4.022cm" svg:height="4.022cm" svg:x="2.953cm" svg:y="5.2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1" draw:text-style-name="P148" svg:x1="2.951cm" svg:y1="3.198cm" svg:x2="6.972cm" svg:y2="7.219cm"><text:p/></draw:line><draw:line draw:style-name="gr61" draw:text-style-name="P148" svg:x1="6.972cm" svg:y1="3.198cm" svg:x2="2.951cm" svg:y2="7.219cm"><text:p/></draw:line><draw:custom-shape draw:style-name="gr62" draw:text-style-name="P147" svg:width="8.042cm" svg:height="8.042cm" svg:x="0.942cm" svg:y="1.1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4" draw:text-style-name="P149" svg:width="0.862cm" svg:height="0.675cm" svg:x="2.285cm" svg:y="2.563cm"><draw:text-box><text:p text:style-name="P140"><text:span text:style-name="T193">P</text:span></text:p></draw:text-box></draw:frame><draw:frame draw:style-name="gr54" draw:text-style-name="P149" svg:width="0.862cm" svg:height="0.675cm" svg:x="6.88cm" svg:y="2.623cm"><draw:text-box><text:p text:style-name="P140"><text:span text:style-name="T193">R</text:span></text:p></draw:text-box></draw:frame><draw:frame draw:style-name="gr54" draw:text-style-name="P149" svg:width="0.862cm" svg:height="0.675cm" svg:x="6.88cm" svg:y="7.22cm"><draw:text-box><text:p text:style-name="P140"><text:span text:style-name="T193">M</text:span></text:p></draw:text-box></draw:frame><draw:frame draw:style-name="gr54" draw:text-style-name="P149" svg:width="0.862cm" svg:height="0.675cm" svg:x="2.285cm" svg:y="7.22cm"><draw:text-box><text:p text:style-name="P140"><text:span text:style-name="T193">N</text:span></text:p></draw:text-box></draw:frame><draw:frame draw:style-name="gr54" draw:text-style-name="P149" svg:width="0.862cm" svg:height="0.675cm" svg:x="4.676cm" svg:y="5.497cm"><draw:text-box><text:p text:style-name="P140"><text:span text:style-name="T193">O</text:span></text:p></draw:text-box></draw:frame><draw:frame draw:style-name="gr63" draw:text-style-name="P150" svg:width="0.865cm" svg:height="0.727cm" svg:x="1.42cm" svg:y="1.704cm"><draw:text-box><text:p text:style-name="P140"><text:span text:style-name="T194">c</text:span></text:p></draw:text-box></draw:frame><draw:g draw:style-name="gr11"><draw:line draw:style-name="gr6" draw:text-style-name="P148" svg:x1="5.058cm" svg:y1="1.092cm" svg:x2="4.867cm" svg:y2="1.283cm"><text:p/></draw:line><draw:line draw:style-name="gr6" draw:text-style-name="P148" svg:x1="4.867cm" svg:y1="1.092cm" svg:x2="5.058cm" svg:y2="1.283cm"><text:p/></draw:line></draw:g><draw:g draw:style-name="gr11"><draw:line draw:style-name="gr6" draw:text-style-name="P148" svg:x1="9.08cm" svg:y1="5.113cm" svg:x2="8.889cm" svg:y2="5.304cm"><text:p/></draw:line><draw:line draw:style-name="gr6" draw:text-style-name="P148" svg:x1="8.889cm" svg:y1="5.113cm" svg:x2="9.08cm" svg:y2="5.304cm"><text:p/></draw:line></draw:g><draw:g draw:style-name="gr11"><draw:line draw:style-name="gr6" draw:text-style-name="P148" svg:x1="5.058cm" svg:y1="9.137cm" svg:x2="4.867cm" svg:y2="9.328cm"><text:p/></draw:line><draw:line draw:style-name="gr6" draw:text-style-name="P148" svg:x1="4.867cm" svg:y1="9.137cm" svg:x2="5.058cm" svg:y2="9.328cm"><text:p/></draw:line></draw:g><draw:g draw:style-name="gr11"><draw:line draw:style-name="gr6" draw:text-style-name="P148" svg:x1="1.037cm" svg:y1="5.113cm" svg:x2="0.846cm" svg:y2="5.304cm"><text:p/></draw:line><draw:line draw:style-name="gr6" draw:text-style-name="P148" svg:x1="0.846cm" svg:y1="5.113cm" svg:x2="1.037cm" svg:y2="5.304cm"><text:p/></draw:line></draw:g><draw:frame draw:style-name="gr54" draw:text-style-name="P149" svg:width="0.862cm" svg:height="0.675cm" svg:x="8.984cm" svg:y="4.862cm"><draw:text-box><text:p text:style-name="P140"><text:span text:style-name="T193">B</text:span></text:p></draw:text-box></draw:frame><draw:frame draw:style-name="gr54" draw:text-style-name="P149" svg:width="0.863cm" svg:height="0.675cm" svg:x="0.272cm" svg:y="4.957cm"><draw:text-box><text:p text:style-name="P140"><text:span text:style-name="T193">A</text:span></text:p></draw:text-box></draw:frame><draw:frame draw:style-name="gr54" draw:text-style-name="P149" svg:width="0.862cm" svg:height="0.675cm" svg:x="4.676cm" svg:y="0.422cm"><draw:text-box><text:p text:style-name="P140"><text:span text:style-name="T193">C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2213234469406" text:continue-numbering="true" text:style-name="_5f_Numérotation_20_des_20_exercices">
        <text:list-item>
          <text:h text:style-name="P115" text:outline-level="1"><text:soft-page-break/><text:span text:style-name="_5f_Caractères">Reproduis (verticalement) la figure ci-dessous en vraie grandeur sachant que <text:line-break/>AB = 2 cm et BC = 1 cm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12" draw:name="Shape17" draw:style-name="gr1"><draw:ellipse draw:style-name="gr88" draw:text-style-name="P120" svg:width="1.712cm" svg:height="1.758cm" svg:x="0.312cm" svg:y="0.221cm" draw:kind="cut" draw:start-angle="0.46" draw:end-angle="179.61"><text:p/></draw:ellipse><draw:frame draw:style-name="gr89" draw:text-style-name="P126" svg:width="0.428cm" svg:height="0.69cm" svg:x="-0.069cm" svg:y="0.999cm"><draw:text-box><text:p text:style-name="P125"><text:span text:style-name="T193">A</text:span></text:p></draw:text-box></draw:frame><draw:frame draw:style-name="gr89" draw:text-style-name="P126" svg:width="0.429cm" svg:height="0.69cm" svg:x="1.543cm" svg:y="1.046cm"><draw:text-box><text:p text:style-name="P125"><text:span text:style-name="T193">B</text:span></text:p></draw:text-box></draw:frame><draw:frame draw:style-name="gr68" draw:text-style-name="P126" svg:width="0.429cm" svg:height="0.689cm" svg:x="1.972cm" svg:y="0.503cm"><draw:text-box><text:p text:style-name="P125"><text:span text:style-name="T193">C</text:span></text:p></draw:text-box></draw:frame><draw:frame draw:style-name="gr89" draw:text-style-name="P126" svg:width="0.429cm" svg:height="0.69cm" svg:x="3.965cm" svg:y="0.471cm"><draw:text-box><text:p text:style-name="P125"><text:span text:style-name="T193">D</text:span></text:p></draw:text-box></draw:frame><draw:frame draw:style-name="gr89" draw:text-style-name="P126" svg:width="0.426cm" svg:height="0.69cm" svg:x="4.542cm" svg:y="1.094cm"><draw:text-box><text:p text:style-name="P125"><text:span text:style-name="T193">E</text:span></text:p></draw:text-box></draw:frame><draw:frame draw:style-name="gr89" draw:text-style-name="P126" svg:width="0.428cm" svg:height="0.69cm" svg:x="5.87cm" svg:y="1.044cm"><draw:text-box><text:p text:style-name="P125"><text:span text:style-name="T193">F</text:span></text:p></draw:text-box></draw:frame><draw:frame draw:style-name="gr89" draw:text-style-name="P126" svg:width="0.428cm" svg:height="0.69cm" svg:x="6.249cm" svg:y="0.565cm"><draw:text-box><text:p text:style-name="P125"><text:span text:style-name="T193">G</text:span></text:p></draw:text-box></draw:frame><draw:frame draw:style-name="gr68" draw:text-style-name="P126" svg:width="0.429cm" svg:height="0.689cm" svg:x="8.347cm" svg:y="0.533cm"><draw:text-box><text:p text:style-name="P125"><text:span text:style-name="T193">H</text:span></text:p></draw:text-box></draw:frame><draw:frame draw:style-name="gr68" draw:text-style-name="P126" svg:width="0.428cm" svg:height="0.689cm" svg:x="8.816cm" svg:y="0.856cm"><draw:text-box><text:p text:style-name="P125"><text:span text:style-name="T193">I</text:span></text:p></draw:text-box></draw:frame><draw:g draw:style-name="gr11"><draw:line draw:style-name="gr6" draw:text-style-name="P124" svg:x1="0.363cm" svg:y1="1.041cm" svg:x2="0.268cm" svg:y2="1.136cm"><text:p/></draw:line><draw:line draw:style-name="gr6" draw:text-style-name="P124" svg:x1="0.268cm" svg:y1="1.041cm" svg:x2="0.363cm" svg:y2="1.136cm"><text:p/></draw:line></draw:g><draw:ellipse draw:style-name="gr90" draw:text-style-name="P122" svg:width="1.71cm" svg:height="1.758cm" svg:x="4.588cm" svg:y="0.221cm" draw:kind="cut" draw:start-angle="0.46" draw:end-angle="179.61"><text:p/></draw:ellipse><draw:ellipse draw:style-name="gr91" draw:text-style-name="P123" svg:width="1.712cm" svg:height="1.758cm" svg:x="6.726cm" svg:y="0.203cm" draw:kind="cut" draw:start-angle="0.46" draw:end-angle="179.61"><text:p/></draw:ellipse><draw:ellipse draw:style-name="gr92" draw:text-style-name="P155" svg:width="1.712cm" svg:height="1.758cm" svg:x="2.402cm" svg:y="0.203cm" draw:kind="cut" draw:start-angle="0.46" draw:end-angle="179.61"><text:p/></draw:ellipse><draw:ellipse draw:style-name="gr93" draw:text-style-name="P156" svg:width="2.567cm" svg:height="2.64cm" draw:transform="skewX (0.000698131700797732) rotate (3.1394982584874) translate (4.58434722222222cm 2.40770833333333cm)" draw:kind="cut" draw:start-angle="0.46" draw:end-angle="179.61"><text:p/></draw:ellipse><draw:ellipse draw:style-name="gr94" draw:text-style-name="P157" svg:width="2.569cm" svg:height="2.64cm" draw:transform="rotate (3.1394982584874) translate (8.86354166666667cm 2.40770833333333cm)" draw:kind="cut" draw:start-angle="0.46" draw:end-angle="179.61"><text:p/></draw:ellipse><draw:line draw:style-name="gr58" draw:text-style-name="P124" svg:x1="7.532cm" svg:y1="0.98cm" svg:x2="7.532cm" svg:y2="1.218cm"><text:p/></draw:line><draw:line draw:style-name="gr58" draw:text-style-name="P124" svg:x1="7.581cm" svg:y1="0.98cm" svg:x2="7.581cm" svg:y2="1.218cm"><text:p/></draw:line><draw:line draw:style-name="gr58" draw:text-style-name="P124" svg:x1="5.49cm" svg:y1="0.98cm" svg:x2="5.49cm" svg:y2="1.218cm"><text:p/></draw:line><draw:line draw:style-name="gr58" draw:text-style-name="P124" svg:x1="5.443cm" svg:y1="0.98cm" svg:x2="5.443cm" svg:y2="1.218cm"><text:p/></draw:line><draw:line draw:style-name="gr58" draw:text-style-name="P124" svg:x1="3.257cm" svg:y1="0.933cm" svg:x2="3.257cm" svg:y2="1.171cm"><text:p/></draw:line><draw:line draw:style-name="gr58" draw:text-style-name="P124" svg:x1="3.21cm" svg:y1="0.933cm" svg:x2="3.21cm" svg:y2="1.171cm"><text:p/></draw:line><draw:line draw:style-name="gr58" draw:text-style-name="P124" svg:x1="3.21cm" svg:y1="0.933cm" svg:x2="3.21cm" svg:y2="1.171cm"><text:p/></draw:line><draw:line draw:style-name="gr58" draw:text-style-name="P124" svg:x1="1.119cm" svg:y1="0.98cm" svg:x2="1.119cm" svg:y2="1.218cm"><text:p/></draw:line><draw:line draw:style-name="gr58" draw:text-style-name="P124" svg:x1="1.166cm" svg:y1="0.98cm" svg:x2="1.166cm" svg:y2="1.218cm"><text:p/></draw:line><draw:line draw:style-name="gr58" draw:text-style-name="P124" svg:x1="2.212cm" svg:y1="0.98cm" svg:x2="2.212cm" svg:y2="1.218cm"><text:p/></draw:line><draw:line draw:style-name="gr58" draw:text-style-name="P146" svg:x1="4.35cm" svg:y1="0.98cm" svg:x2="4.35cm" svg:y2="1.218cm"><text:p/></draw:line><draw:line draw:style-name="gr58" draw:text-style-name="P146" svg:x1="4.35cm" svg:y1="0.98cm" svg:x2="4.35cm" svg:y2="1.218cm"><text:p/></draw:line><draw:line draw:style-name="gr58" draw:text-style-name="P146" svg:x1="6.486cm" svg:y1="0.98cm" svg:x2="6.486cm" svg:y2="1.218cm"><text:p/></draw:line><draw:line draw:style-name="gr58" draw:text-style-name="P146" svg:x1="8.626cm" svg:y1="0.98cm" svg:x2="8.626cm" svg:y2="1.218cm"><text:p/></draw:line><draw:g draw:style-name="gr11"><draw:line draw:style-name="gr6" draw:text-style-name="P124" svg:x1="2.068cm" svg:y1="1.046cm" svg:x2="1.973cm" svg:y2="1.141cm"><text:p/></draw:line><draw:line draw:style-name="gr6" draw:text-style-name="P124" svg:x1="1.973cm" svg:y1="1.046cm" svg:x2="2.068cm" svg:y2="1.141cm"><text:p/></draw:line></draw:g><draw:g draw:style-name="gr11"><draw:line draw:style-name="gr6" draw:text-style-name="P124" svg:x1="2.45cm" svg:y1="1.03cm" svg:x2="2.355cm" svg:y2="1.125cm"><text:p/></draw:line><draw:line draw:style-name="gr6" draw:text-style-name="P124" svg:x1="2.355cm" svg:y1="1.03cm" svg:x2="2.45cm" svg:y2="1.125cm"><text:p/></draw:line></draw:g><draw:g draw:style-name="gr11"><draw:line draw:style-name="gr6" draw:text-style-name="P124" svg:x1="4.16cm" svg:y1="1.03cm" svg:x2="4.065cm" svg:y2="1.125cm"><text:p/></draw:line><draw:line draw:style-name="gr6" draw:text-style-name="P124" svg:x1="4.065cm" svg:y1="1.03cm" svg:x2="4.16cm" svg:y2="1.125cm"><text:p/></draw:line></draw:g><draw:g draw:style-name="gr11"><draw:line draw:style-name="gr6" draw:text-style-name="P124" svg:x1="4.635cm" svg:y1="1.049cm" svg:x2="4.54cm" svg:y2="1.144cm"><text:p/></draw:line><draw:line draw:style-name="gr6" draw:text-style-name="P124" svg:x1="4.54cm" svg:y1="1.049cm" svg:x2="4.635cm" svg:y2="1.144cm"><text:p/></draw:line></draw:g><draw:g draw:style-name="gr11"><draw:line draw:style-name="gr6" draw:text-style-name="P124" svg:x1="6.348cm" svg:y1="1.044cm" svg:x2="6.253cm" svg:y2="1.139cm"><text:p/></draw:line><draw:line draw:style-name="gr6" draw:text-style-name="P124" svg:x1="6.253cm" svg:y1="1.044cm" svg:x2="6.348cm" svg:y2="1.139cm"><text:p/></draw:line></draw:g><draw:g draw:style-name="gr11"><draw:line draw:style-name="gr6" draw:text-style-name="P124" svg:x1="6.767cm" svg:y1="1.03cm" svg:x2="6.672cm" svg:y2="1.125cm"><text:p/></draw:line><draw:line draw:style-name="gr6" draw:text-style-name="P124" svg:x1="6.672cm" svg:y1="1.03cm" svg:x2="6.767cm" svg:y2="1.125cm"><text:p/></draw:line></draw:g><draw:g draw:style-name="gr11"><draw:line draw:style-name="gr6" draw:text-style-name="P124" svg:x1="8.483cm" svg:y1="1.044cm" svg:x2="8.388cm" svg:y2="1.139cm"><text:p/></draw:line><draw:line draw:style-name="gr6" draw:text-style-name="P124" svg:x1="8.388cm" svg:y1="1.044cm" svg:x2="8.483cm" svg:y2="1.139cm"><text:p/></draw:line></draw:g><draw:g draw:style-name="gr11"><draw:line draw:style-name="gr6" draw:text-style-name="P124" svg:x1="8.911cm" svg:y1="1.054cm" svg:x2="8.816cm" svg:y2="1.149cm"><text:p/></draw:line><draw:line draw:style-name="gr6" draw:text-style-name="P124" svg:x1="8.816cm" svg:y1="1.054cm" svg:x2="8.911cm" svg:y2="1.149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1" draw:name="Forme3" draw:style-name="gr1"><draw:ellipse draw:style-name="gr55" draw:text-style-name="P145" svg:width="1.938cm" svg:height="1.99cm" draw:transform="rotate (1.5707963267949) translate (2.746375cm 12.4742222222222cm)" draw:kind="cut" draw:start-angle="0.46" draw:end-angle="179.61"><text:p/></draw:ellipse><draw:frame draw:style-name="gr56" draw:text-style-name="P126" svg:width="0.484cm" svg:height="0.782cm" draw:transform="rotate (1.5707963267949) translate (3.62655555555556cm 12.9046111111111cm)"><draw:text-box><text:p text:style-name="P140"><text:span text:style-name="T193">A</text:span></text:p></draw:text-box></draw:frame><draw:frame draw:style-name="gr56" draw:text-style-name="P126" svg:width="0.486cm" svg:height="0.782cm" draw:transform="rotate (1.5707963267949) translate (3.67947222222222cm 11.0789861111111cm)"><draw:text-box><text:p text:style-name="P140"><text:span text:style-name="T193">B</text:span></text:p></draw:text-box></draw:frame><draw:frame draw:style-name="gr57" draw:text-style-name="P126" svg:width="0.486cm" svg:height="0.78cm" draw:transform="rotate (1.5707963267949) translate (3.69534722222222cm 9.890125cm)"><draw:text-box><text:p text:style-name="P140"><text:span text:style-name="T193">C</text:span></text:p></draw:text-box></draw:frame><draw:frame draw:style-name="gr57" draw:text-style-name="P126" svg:width="0.486cm" svg:height="0.78cm" draw:transform="rotate (1.5707963267949) translate (3.67065277777778cm 7.93220833333333cm)"><draw:text-box><text:p text:style-name="P140"><text:span text:style-name="T193">D</text:span></text:p></draw:text-box></draw:frame><draw:frame draw:style-name="gr56" draw:text-style-name="P126" svg:width="0.482cm" svg:height="0.782cm" draw:transform="rotate (1.5707963267949) translate (3.61773611111111cm 6.64280555555556cm)"><draw:text-box><text:p text:style-name="P140"><text:span text:style-name="T193">E</text:span></text:p></draw:text-box></draw:frame><draw:frame draw:style-name="gr56" draw:text-style-name="P126" svg:width="0.486cm" svg:height="0.782cm" draw:transform="rotate (1.5707963267949) translate (3.64419444444444cm 5.00591666666667cm)"><draw:text-box><text:p text:style-name="P140"><text:span text:style-name="T193">F</text:span></text:p></draw:text-box></draw:frame><draw:frame draw:style-name="gr57" draw:text-style-name="P126" svg:width="0.486cm" svg:height="0.78cm" draw:transform="rotate (1.5707963267949) translate (3.20322222222222cm 3.97051388888889cm)"><draw:text-box><text:p text:style-name="P140"><text:span text:style-name="T193">G</text:span></text:p></draw:text-box></draw:frame><draw:frame draw:style-name="gr57" draw:text-style-name="P126" svg:width="0.486cm" svg:height="0.78cm" draw:transform="rotate (1.5707963267949) translate (3.13795833333333cm 1.64394444444444cm)"><draw:text-box><text:p text:style-name="P140"><text:span text:style-name="T193">H</text:span></text:p></draw:text-box></draw:frame><draw:frame draw:style-name="gr57" draw:text-style-name="P126" svg:width="0.484cm" svg:height="0.78cm" draw:transform="rotate (1.5707963267949) translate (3.31258333333333cm 0.518583333333333cm)"><draw:text-box><text:p text:style-name="P140"><text:span text:style-name="T193">I</text:span></text:p></draw:text-box></draw:frame><draw:g draw:style-name="gr11"><draw:line draw:style-name="gr6" draw:text-style-name="P124" svg:x1="3.676cm" svg:y1="12.416cm" svg:x2="3.783cm" svg:y2="12.523cm"><text:p/></draw:line><draw:line draw:style-name="gr6" draw:text-style-name="P124" svg:x1="3.676cm" svg:y1="12.523cm" svg:x2="3.783cm" svg:y2="12.416cm"><text:p/></draw:line></draw:g><draw:ellipse draw:style-name="gr55" draw:text-style-name="P145" svg:width="2.001cm" svg:height="2.056cm" draw:transform="rotate (1.5707963267949) translate (2.69698611111111cm 6.52815277777778cm)" draw:kind="cut" draw:start-angle="0.46" draw:end-angle="179.61"><text:p/></draw:ellipse><draw:ellipse draw:style-name="gr55" draw:text-style-name="P145" svg:width="2.001cm" svg:height="2.054cm" draw:transform="rotate (1.5707963267949) translate (2.72697222222222cm 3.45369444444444cm)" draw:kind="cut" draw:start-angle="0.46" draw:end-angle="179.61"><text:p/></draw:ellipse><draw:ellipse draw:style-name="gr55" draw:text-style-name="P145" svg:width="2.001cm" svg:height="2.035cm" draw:transform="rotate (1.5707963267949) translate (2.70933333333333cm 9.56556944444444cm)" draw:kind="cut" draw:start-angle="0.46" draw:end-angle="179.61"><text:p/></draw:ellipse><draw:ellipse draw:style-name="gr55" draw:text-style-name="P145" svg:width="4.001cm" svg:height="4.107cm" draw:transform="skewX (0.00122173047639603) rotate (-1.57254165604689) translate (5.7785cm 6.54226388888889cm)" draw:kind="cut" draw:start-angle="0.46" draw:end-angle="179.61"><text:p/></draw:ellipse><draw:ellipse draw:style-name="gr55" draw:text-style-name="P145" svg:width="4.001cm" svg:height="4.107cm" draw:transform="skewX (0.000872664625997165) rotate (-1.57254165604689) translate (5.77673611111111cm 0.504472222222222cm)" draw:kind="cut" draw:start-angle="0.46" draw:end-angle="179.61"><text:p/></draw:ellipse><draw:line draw:style-name="gr58" draw:text-style-name="P124" svg:x1="3.607cm" svg:y1="3.95cm" svg:x2="3.876cm" svg:y2="3.95cm"><text:p/></draw:line><draw:line draw:style-name="gr58" draw:text-style-name="P124" svg:x1="3.607cm" svg:y1="0.949cm" svg:x2="3.876cm" svg:y2="0.949cm"><text:p/></draw:line><draw:line draw:style-name="gr58" draw:text-style-name="P124" svg:x1="3.607cm" svg:y1="11.558cm" svg:x2="3.876cm" svg:y2="11.558cm"><text:p/></draw:line><draw:line draw:style-name="gr58" draw:text-style-name="P124" svg:x1="3.607cm" svg:y1="11.506cm" svg:x2="3.876cm" svg:y2="11.506cm"><text:p/></draw:line><draw:line draw:style-name="gr58" draw:text-style-name="P124" svg:x1="3.607cm" svg:y1="10.024cm" svg:x2="3.876cm" svg:y2="10.024cm"><text:p/></draw:line><draw:line draw:style-name="gr58" draw:text-style-name="P146" svg:x1="3.607cm" svg:y1="7.061cm" svg:x2="3.876cm" svg:y2="7.061cm"><text:p/></draw:line><draw:line draw:style-name="gr58" draw:text-style-name="P146" svg:x1="3.607cm" svg:y1="3.064cm" svg:x2="3.876cm" svg:y2="3.064cm"><text:p/></draw:line><draw:g draw:style-name="gr11"><draw:line draw:style-name="gr6" draw:text-style-name="P124" svg:x1="3.681cm" svg:y1="10.487cm" svg:x2="3.788cm" svg:y2="10.594cm"><text:p/></draw:line><draw:line draw:style-name="gr6" draw:text-style-name="P124" svg:x1="3.681cm" svg:y1="10.594cm" svg:x2="3.788cm" svg:y2="10.487cm"><text:p/></draw:line></draw:g><draw:g draw:style-name="gr11"><draw:line draw:style-name="gr6" draw:text-style-name="P124" svg:x1="3.663cm" svg:y1="9.523cm" svg:x2="3.77cm" svg:y2="9.63cm"><text:p/></draw:line><draw:line draw:style-name="gr6" draw:text-style-name="P124" svg:x1="3.663cm" svg:y1="9.63cm" svg:x2="3.77cm" svg:y2="9.523cm"><text:p/></draw:line></draw:g><draw:g draw:style-name="gr11"><draw:line draw:style-name="gr6" draw:text-style-name="P124" svg:x1="3.663cm" svg:y1="7.539cm" svg:x2="3.77cm" svg:y2="7.646cm"><text:p/></draw:line><draw:line draw:style-name="gr6" draw:text-style-name="P124" svg:x1="3.663cm" svg:y1="7.646cm" svg:x2="3.77cm" svg:y2="7.539cm"><text:p/></draw:line></draw:g><draw:g draw:style-name="gr11"><draw:line draw:style-name="gr6" draw:text-style-name="P124" svg:x1="3.685cm" svg:y1="6.449cm" svg:x2="3.792cm" svg:y2="6.556cm"><text:p/></draw:line><draw:line draw:style-name="gr6" draw:text-style-name="P124" svg:x1="3.685cm" svg:y1="6.556cm" svg:x2="3.792cm" svg:y2="6.449cm"><text:p/></draw:line></draw:g><draw:g draw:style-name="gr11"><draw:line draw:style-name="gr6" draw:text-style-name="P124" svg:x1="3.679cm" svg:y1="4.464cm" svg:x2="3.786cm" svg:y2="4.571cm"><text:p/></draw:line><draw:line draw:style-name="gr6" draw:text-style-name="P124" svg:x1="3.679cm" svg:y1="4.571cm" svg:x2="3.786cm" svg:y2="4.464cm"><text:p/></draw:line></draw:g><draw:g draw:style-name="gr11"><draw:line draw:style-name="gr6" draw:text-style-name="P124" svg:x1="3.663cm" svg:y1="0.43cm" svg:x2="3.77cm" svg:y2="0.537cm"><text:p/></draw:line><draw:line draw:style-name="gr6" draw:text-style-name="P124" svg:x1="3.663cm" svg:y1="0.537cm" svg:x2="3.77cm" svg:y2="0.43cm"><text:p/></draw:line></draw:g><draw:g draw:style-name="gr11"><draw:line draw:style-name="gr6" draw:text-style-name="P124" svg:x1="3.679cm" svg:y1="3.388cm" svg:x2="3.786cm" svg:y2="3.495cm"><text:p/></draw:line><draw:line draw:style-name="gr6" draw:text-style-name="P124" svg:x1="3.679cm" svg:y1="3.495cm" svg:x2="3.786cm" svg:y2="3.388cm"><text:p/></draw:line></draw:g><draw:g draw:style-name="gr11"><draw:line draw:style-name="gr6" draw:text-style-name="P124" svg:x1="3.674cm" svg:y1="1.383cm" svg:x2="3.781cm" svg:y2="1.49cm"><text:p/></draw:line><draw:line draw:style-name="gr6" draw:text-style-name="P124" svg:x1="3.674cm" svg:y1="1.49cm" svg:x2="3.781cm" svg:y2="1.383cm"><text:p/></draw:line></draw:g><draw:g draw:style-name="gr11"><draw:line draw:style-name="gr58" draw:text-style-name="P124" svg:x1="3.553cm" svg:y1="8.507cm" svg:x2="3.822cm" svg:y2="8.507cm"><text:p/></draw:line><draw:line draw:style-name="gr58" draw:text-style-name="P124" svg:x1="3.615cm" svg:y1="8.509cm" svg:x2="3.823cm" svg:y2="8.521cm"><text:p/></draw:line><draw:line draw:style-name="gr58" draw:text-style-name="P124" svg:x1="3.547cm" svg:y1="8.562cm" svg:x2="3.823cm" svg:y2="8.567cm"><text:p/></draw:line></draw:g><draw:g draw:style-name="gr11"><draw:line draw:style-name="gr58" draw:text-style-name="P124" svg:x1="3.553cm" svg:y1="5.447cm" svg:x2="3.822cm" svg:y2="5.447cm"><text:p/></draw:line><draw:line draw:style-name="gr58" draw:text-style-name="P124" svg:x1="3.615cm" svg:y1="5.453cm" svg:x2="3.823cm" svg:y2="5.465cm"><text:p/></draw:line><draw:line draw:style-name="gr58" draw:text-style-name="P124" svg:x1="3.547cm" svg:y1="5.504cm" svg:x2="3.823cm" svg:y2="5.509cm"><text:p/></draw:line></draw:g><draw:g draw:style-name="gr11"><draw:line draw:style-name="gr58" draw:text-style-name="P124" svg:x1="3.553cm" svg:y1="2.346cm" svg:x2="3.822cm" svg:y2="2.346cm"><text:p/></draw:line><draw:line draw:style-name="gr58" draw:text-style-name="P124" svg:x1="3.615cm" svg:y1="2.353cm" svg:x2="3.823cm" svg:y2="2.365cm"><text:p/></draw:line><draw:line draw:style-name="gr58" draw:text-style-name="P124" svg:x1="3.547cm" svg:y1="2.404cm" svg:x2="3.823cm" svg:y2="2.409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2214220065367" text:continue-numbering="true" text:style-name="_5f_Numérotation_20_des_20_exercices">
        <text:list-item>
          <text:h text:style-name="P118" text:outline-level="1"><draw:g text:anchor-type="paragraph" draw:z-index="13" draw:name="Shape18" draw:style-name="gr1"><draw:line draw:style-name="gr87" draw:text-style-name="P124" svg:x1="0.307cm" svg:y1="5.314cm" svg:x2="0.307cm" svg:y2="2.646cm"><text:p/></draw:line><draw:line draw:style-name="gr87" draw:text-style-name="P124" svg:x1="8.312cm" svg:y1="6.522cm" svg:x2="0.307cm" svg:y2="2.646cm"><text:p/></draw:line><draw:line draw:style-name="gr87" draw:text-style-name="P124" svg:x1="0.307cm" svg:y1="5.317cm" svg:x2="8.276cm" svg:y2="5.253cm"><text:p/></draw:line><draw:line draw:style-name="gr87" draw:text-style-name="P124" svg:x1="8.312cm" svg:y1="6.524cm" svg:x2="8.276cm" svg:y2="5.253cm"><text:p/></draw:line><draw:g draw:style-name="gr11"><draw:line draw:style-name="gr36" draw:text-style-name="P124" svg:x1="0.349cm" svg:y1="4.999cm" svg:x2="0.603cm" svg:y2="4.999cm"><text:p/></draw:line><draw:line draw:style-name="gr36" draw:text-style-name="P124" svg:x1="0.603cm" svg:y1="5.253cm" svg:x2="0.603cm" svg:y2="4.999cm"><text:p/></draw:line></draw:g><draw:frame draw:style-name="gr74" draw:text-style-name="P126" svg:width="0.572cm" svg:height="0.664cm" svg:x="-0.197cm" svg:y="5.316cm"><draw:text-box><text:p text:style-name="P125"><text:span text:style-name="T193">A</text:span></text:p></draw:text-box></draw:frame><draw:frame draw:style-name="gr74" draw:text-style-name="P126" svg:width="0.572cm" svg:height="0.664cm" svg:x="-0.208cm" svg:y="2.217cm"><draw:text-box><text:p text:style-name="P125"><text:span text:style-name="T193">P</text:span></text:p></draw:text-box></draw:frame><draw:frame draw:style-name="gr74" draw:text-style-name="P126" svg:width="0.572cm" svg:height="0.664cm" svg:x="5.521cm" svg:y="4.653cm"><draw:text-box><text:p text:style-name="P125"><text:span text:style-name="T193">S</text:span></text:p></draw:text-box></draw:frame><draw:frame draw:style-name="gr74" draw:text-style-name="P126" svg:width="0.572cm" svg:height="0.664cm" svg:x="8.186cm" svg:y="4.872cm"><draw:text-box><text:p text:style-name="P125"><text:span text:style-name="T193">I</text:span></text:p></draw:text-box></draw:frame><draw:frame draw:style-name="gr74" draw:text-style-name="P126" svg:width="0.574cm" svg:height="0.664cm" svg:x="8.248cm" svg:y="6.486cm"><draw:text-box><text:p text:style-name="P125"><text:span text:style-name="T193">F</text:span></text:p></draw:text-box></draw:frame></draw:g><text:span text:style-name="_5f_Caractères">Reproduis la figure ci-dessous en vraie grandeur, sachant que AS = 4,8 cm, AP = 3,6 cm et SI = 3,3 cm. Les droites (AP) et (IF) sont parallèles. Les points P, S, F sont alignés et les points A, S, I sont alignés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2" draw:name="Forme4" draw:style-name="gr1"><draw:line draw:style-name="gr52" draw:text-style-name="P124" svg:x1="0.569cm" svg:y1="3.794cm" svg:x2="0.569cm" svg:y2="0.194cm"><text:p/></draw:line><draw:line draw:style-name="gr53" draw:text-style-name="P124" svg:x1="9.438cm" svg:y1="6.95cm" svg:x2="0.583cm" svg:y2="0.176cm"><text:p/></draw:line><draw:line draw:style-name="gr52" draw:text-style-name="P124" svg:x1="0.569cm" svg:y1="3.833cm" svg:x2="9.369cm" svg:y2="3.763cm"><text:p/></draw:line><draw:line draw:style-name="gr52" draw:text-style-name="P124" svg:x1="9.455cm" svg:y1="6.932cm" svg:x2="9.385cm" svg:y2="3.781cm"><text:p/></draw:line><draw:g draw:style-name="gr11"><draw:line draw:style-name="gr36" draw:text-style-name="P124" svg:x1="0.613cm" svg:y1="3.509cm" svg:x2="0.867cm" svg:y2="3.509cm"><text:p/></draw:line><draw:line draw:style-name="gr36" draw:text-style-name="P124" svg:x1="0.867cm" svg:y1="3.763cm" svg:x2="0.867cm" svg:y2="3.509cm"><text:p/></draw:line></draw:g><draw:frame draw:style-name="gr54" draw:text-style-name="P126" svg:width="0.572cm" svg:height="0.675cm" svg:x="0.064cm" svg:y="3.826cm"><draw:text-box><text:p text:style-name="P140"><text:span text:style-name="T193">A</text:span></text:p></draw:text-box></draw:frame><draw:frame draw:style-name="gr54" draw:text-style-name="P126" svg:width="0.572cm" svg:height="0.675cm" svg:x="0.11cm" svg:y="-0.298cm"><draw:text-box><text:p text:style-name="P140"><text:span text:style-name="T193">P</text:span></text:p></draw:text-box></draw:frame><draw:frame draw:style-name="gr54" draw:text-style-name="P126" svg:width="0.572cm" svg:height="0.675cm" svg:x="5.153cm" svg:y="3.214cm"><draw:text-box><text:p text:style-name="P140"><text:span text:style-name="T193">S</text:span></text:p></draw:text-box></draw:frame><draw:frame draw:style-name="gr54" draw:text-style-name="P126" svg:width="0.574cm" svg:height="0.675cm" svg:x="9.197cm" svg:y="3.293cm"><draw:text-box><text:p text:style-name="P140"><text:span text:style-name="T193">I</text:span></text:p></draw:text-box></draw:frame><draw:frame draw:style-name="gr54" draw:text-style-name="P126" svg:width="0.574cm" svg:height="0.675cm" svg:x="9.342cm" svg:y="6.678cm"><draw:text-box><text:p text:style-name="P140"><text:span text:style-name="T193">F</text:span></text:p></draw:text-box></draw:frame><draw:g draw:style-name="gr11"><draw:line draw:style-name="gr36" draw:text-style-name="P124" svg:x1="9.389cm" svg:y1="4.055cm" svg:x2="9.135cm" svg:y2="4.055cm"><text:p/></draw:line><draw:line draw:style-name="gr36" draw:text-style-name="P124" svg:x1="9.135cm" svg:y1="3.801cm" svg:x2="9.135cm" svg:y2="4.055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P103" text:outline-level="1"/>
      <text:list xml:id="list112213626057698" text:continue-numbering="true" text:style-name="_5f_Numérotation_20_des_20_exercices">
        <text:list-item>
          <text:h text:style-name="P119" text:outline-level="1"><text:span text:style-name="_5f_Caractères">Reproduis la figure ci-dessous, sachant que les cinq quadrilatères colorés sont des carrés. Colorie le dessin que tu as obtenu.</text:span></text:h>
        </text:list-item>
      </text:list>
      <text:h text:style-name="_5f_Paragraphe" text:outline-level="1"><draw:g text:anchor-type="paragraph" draw:z-index="14" draw:name="Shape19" draw:style-name="gr1"><draw:frame draw:style-name="gr81" draw:text-style-name="P154" svg:width="1.802cm" svg:height="0.763cm" svg:x="7.672cm" svg:y="0.115cm"><draw:text-box><text:p text:style-name="P125"><text:span text:style-name="T198">12 cm</text:span></text:p></draw:text-box></draw:frame><draw:custom-shape draw:style-name="gr46" draw:text-style-name="P144" svg:width="0.101cm" svg:height="0.101cm" svg:x="8.548cm" svg:y="4.8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2" draw:text-style-name="P124" svg:width="8cm" svg:height="8cm" svg:x="4.553cm" svg:y="0.916cm"><text:p/><draw:enhanced-geometry svg:viewBox="0 0 21600 21600" draw:mirror-horizontal="false" draw:mirror-vertical="false" draw:type="rectangle" draw:enhanced-path="M 0 0 L 21600 0 21600 21600 0 21600 0 0 Z N"/></draw:custom-shape><draw:custom-shape draw:style-name="gr83" draw:text-style-name="P124" svg:width="5.659cm" svg:height="5.658cm" draw:transform="skewX (0.00034906585039886) rotate (-0.787492558499842) translate (8.58131944444444cm 0.903111111111111cm)"><text:p/><draw:enhanced-geometry svg:viewBox="0 0 21600 21600" draw:type="rectangle" draw:enhanced-path="M 0 0 L 21600 0 21600 21600 0 21600 0 0 Z N"/></draw:custom-shape><draw:custom-shape draw:style-name="gr84" draw:text-style-name="P124" svg:width="4.001cm" svg:height="4.001cm" svg:x="6.571cm" svg:y="2.914cm"><text:p/><draw:enhanced-geometry svg:viewBox="0 0 21600 21600" draw:type="rectangle" draw:enhanced-path="M 0 0 L 21600 0 21600 21600 0 21600 0 0 Z N"/></draw:custom-shape><draw:custom-shape draw:style-name="gr85" draw:text-style-name="P124" svg:width="2.805cm" svg:height="2.807cm" draw:transform="skewX (-0.000698131700797693) rotate (0.785398163397448) translate (6.57401388888889cm 4.94770833333333cm)"><text:p/><draw:enhanced-geometry svg:viewBox="0 0 21600 21600" draw:type="rectangle" draw:enhanced-path="M 0 0 L 21600 0 21600 21600 0 21600 0 0 Z N"/></draw:custom-shape><draw:custom-shape draw:style-name="gr86" draw:text-style-name="P124" svg:width="2.001cm" svg:height="2.001cm" svg:x="7.571cm" svg:y="3.914cm"><text:p/><draw:enhanced-geometry svg:viewBox="0 0 21600 21600" draw:type="rectangle" draw:enhanced-path="M 0 0 L 21600 0 21600 21600 0 21600 0 0 Z N"/></draw:custom-shap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3" draw:name="Forme5" draw:style-name="gr1"><draw:custom-shape draw:style-name="gr46" draw:text-style-name="P144" svg:width="0.151cm" svg:height="0.152cm" svg:x="9.029cm" svg:y="5.8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7" draw:text-style-name="P124" svg:width="12.004cm" svg:height="12.006cm" svg:x="3.034cm" svg:y="-0.07cm"><text:p/><draw:enhanced-geometry svg:viewBox="0 0 21600 21600" draw:mirror-horizontal="false" draw:mirror-vertical="false" draw:type="rectangle" draw:enhanced-path="M 0 0 L 21600 0 21600 21600 0 21600 0 0 Z N"/></draw:custom-shape><draw:custom-shape draw:style-name="gr48" draw:text-style-name="P124" svg:width="8.492cm" svg:height="8.49cm" draw:transform="skewX (0.000174532925199505) rotate (-0.787492558499842) translate (9.07697222222222cm -0.0881944444444444cm)"><text:p/><draw:enhanced-geometry svg:viewBox="0 0 21600 21600" draw:type="rectangle" draw:enhanced-path="M 0 0 L 21600 0 21600 21600 0 21600 0 0 Z N"/></draw:custom-shape><draw:custom-shape draw:style-name="gr49" draw:text-style-name="P124" svg:width="6.003cm" svg:height="6.005cm" svg:x="6.061cm" svg:y="2.93cm"><text:p/><draw:enhanced-geometry svg:viewBox="0 0 21600 21600" draw:type="rectangle" draw:enhanced-path="M 0 0 L 21600 0 21600 21600 0 21600 0 0 Z N"/></draw:custom-shape><draw:custom-shape draw:style-name="gr50" draw:text-style-name="P124" svg:width="4.208cm" svg:height="4.213cm" draw:transform="skewX (-0.00122173047639592) rotate (0.785049097547049) translate (6.06601388888889cm 5.98311111111111cm)"><text:p/><draw:enhanced-geometry svg:viewBox="0 0 21600 21600" draw:type="rectangle" draw:enhanced-path="M 0 0 L 21600 0 21600 21600 0 21600 0 0 Z N"/></draw:custom-shape><draw:custom-shape draw:style-name="gr51" draw:text-style-name="P124" svg:width="3.001cm" svg:height="3.003cm" svg:x="7.564cm" svg:y="4.431cm"><text:p/><draw:enhanced-geometry svg:viewBox="0 0 21600 21600" draw:type="rectangle" draw:enhanced-path="M 0 0 L 21600 0 21600 21600 0 21600 0 0 Z N"/></draw:custom-shap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2213911193840" text:continue-numbering="true" text:style-name="_5f_Numérotation_20_des_20_exercices">
        <text:list-item>
          <text:h text:style-name="P115" text:outline-level="1"><text:soft-page-break/><text:span text:style-name="_5f_Caractères">Reproduis la figure suivante sachant que OA = 3 cm et OB = 4 cm. Colorie la figure obtenue.</text:span></text:h>
        </text:list-item>
      </text:list>
      <text:h text:style-name="_5f_Paragraphe" text:outline-level="1"><draw:g text:anchor-type="paragraph" draw:z-index="15" draw:name="Shape20" draw:style-name="gr1"><draw:line draw:style-name="gr6" draw:text-style-name="P124" svg:x1="3.824cm" svg:y1="0.42cm" svg:x2="13.824cm" svg:y2="10.42cm"><text:p/></draw:line><draw:line draw:style-name="gr6" draw:text-style-name="P124" svg:x1="3.824cm" svg:y1="10.42cm" svg:x2="13.824cm" svg:y2="0.42cm"><text:p/></draw:line><draw:line draw:style-name="gr6" draw:text-style-name="P124" svg:x1="8.824cm" svg:y1="10.42cm" svg:x2="8.824cm" svg:y2="0.42cm"><text:p/></draw:line><draw:line draw:style-name="gr6" draw:text-style-name="P124" svg:x1="3.824cm" svg:y1="5.422cm" svg:x2="13.824cm" svg:y2="5.422cm"><text:p/></draw:line><draw:custom-shape draw:style-name="gr77" draw:text-style-name="P153" svg:width="4.001cm" svg:height="4.001cm" draw:transform="rotate (0.781209373192662) translate (6.00075cm 5.41513888888889cm)"><text:p/><draw:enhanced-geometry svg:viewBox="0 0 21600 21600" draw:type="rectangle" draw:enhanced-path="M 0 0 L 21600 0 21600 21600 0 21600 0 0 Z N"/></draw:custom-shape><draw:custom-shape draw:style-name="gr78" draw:text-style-name="P124" svg:width="5.601cm" svg:height="5.601cm" svg:x="6.024cm" svg:y="2.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9" draw:text-style-name="P124" svg:width="8.402cm" svg:height="8.402cm" svg:x="4.623cm" svg:y="1.2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80" draw:text-style-name="P124" svg:x1="8.824cm" svg:y1="1.22cm" svg:x2="5.866cm" svg:y2="2.479cm"><text:p/></draw:line><draw:line draw:style-name="gr80" draw:text-style-name="P124" svg:x1="4.624cm" svg:y1="5.42cm" svg:x2="5.866cm" svg:y2="2.48cm"><text:p/></draw:line><draw:line draw:style-name="gr80" draw:text-style-name="P124" svg:x1="4.624cm" svg:y1="5.422cm" svg:x2="5.855cm" svg:y2="8.378cm"><text:p/></draw:line><draw:line draw:style-name="gr80" draw:text-style-name="P124" svg:x1="8.824cm" svg:y1="9.62cm" svg:x2="5.856cm" svg:y2="8.376cm"><text:p/></draw:line><draw:line draw:style-name="gr80" draw:text-style-name="P124" svg:x1="8.824cm" svg:y1="9.62cm" svg:x2="11.797cm" svg:y2="8.398cm"><text:p/></draw:line><draw:line draw:style-name="gr80" draw:text-style-name="P124" svg:x1="13.024cm" svg:y1="5.422cm" svg:x2="11.798cm" svg:y2="8.4cm"><text:p/></draw:line><draw:line draw:style-name="gr80" draw:text-style-name="P124" svg:x1="13.024cm" svg:y1="5.42cm" svg:x2="11.763cm" svg:y2="2.423cm"><text:p/></draw:line><draw:line draw:style-name="gr80" draw:text-style-name="P124" svg:x1="8.824cm" svg:y1="1.22cm" svg:x2="11.764cm" svg:y2="2.424cm"><text:p/></draw:line><draw:frame draw:style-name="gr9" draw:text-style-name="P126" svg:width="0.902cm" svg:height="0.673cm" svg:x="8.223cm" svg:y="4.519cm"><draw:text-box><text:p text:style-name="P125"><text:span text:style-name="T193">O</text:span></text:p></draw:text-box></draw:frame><draw:frame draw:style-name="gr8" draw:text-style-name="P126" svg:width="0.9cm" svg:height="0.671cm" svg:x="5.323cm" svg:y="4.858cm"><draw:text-box><text:p text:style-name="P125"><text:span text:style-name="T193">A</text:span></text:p></draw:text-box></draw:frame><draw:frame draw:style-name="gr9" draw:text-style-name="P126" svg:width="0.9cm" svg:height="0.673cm" svg:x="3.925cm" svg:y="4.819cm"><draw:text-box><text:p text:style-name="P125"><text:span text:style-name="T193">B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4" draw:name="Forme6" draw:style-name="gr1"><draw:line draw:style-name="gr39" draw:text-style-name="P124" svg:x1="3.406cm" svg:y1="0.205cm" svg:x2="13.932cm" svg:y2="10.731cm"><text:p/></draw:line><draw:line draw:style-name="gr40" draw:text-style-name="P124" svg:x1="3.406cm" svg:y1="10.731cm" svg:x2="13.932cm" svg:y2="0.205cm"><text:p/></draw:line><draw:line draw:style-name="gr39" draw:text-style-name="P124" svg:x1="8.668cm" svg:y1="10.731cm" svg:x2="8.668cm" svg:y2="0.205cm"><text:p/></draw:line><draw:line draw:style-name="gr39" draw:text-style-name="P124" svg:x1="3.406cm" svg:y1="5.47cm" svg:x2="13.932cm" svg:y2="5.47cm"><text:p/></draw:line><draw:custom-shape draw:style-name="gr41" draw:text-style-name="P141" svg:width="4.213cm" svg:height="4.215cm" draw:transform="skewX (0.000349065850398735) rotate (0.781034840267462) translate (5.69736111111111cm 5.461cm)"><text:p/><draw:enhanced-geometry svg:viewBox="0 0 21600 21600" draw:type="rectangle" draw:enhanced-path="M 0 0 L 21600 0 21600 21600 0 21600 0 0 Z N"/></draw:custom-shape><draw:custom-shape draw:style-name="gr42" draw:text-style-name="P124" svg:width="5.896cm" svg:height="5.896cm" svg:x="5.722cm" svg:y="2.5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4" draw:text-style-name="P126" svg:width="0.95cm" svg:height="0.71cm" svg:x="8.036cm" svg:y="4.519cm"><draw:text-box><text:p text:style-name="P140"><text:span text:style-name="T193">O</text:span></text:p></draw:text-box></draw:frame><draw:frame draw:style-name="gr35" draw:text-style-name="P126" svg:width="0.946cm" svg:height="0.708cm" svg:x="4.985cm" svg:y="4.876cm"><draw:text-box><text:p text:style-name="P140"><text:span text:style-name="T193">A</text:span></text:p></draw:text-box></draw:frame><draw:frame draw:style-name="gr34" draw:text-style-name="P126" svg:width="0.948cm" svg:height="0.71cm" svg:x="4.041cm" svg:y="4.923cm"><draw:text-box><text:p text:style-name="P140"><text:span text:style-name="T193">B</text:span></text:p></draw:text-box></draw:frame><draw:g draw:style-name="gr11"><draw:g draw:style-name="gr11"><draw:line draw:style-name="gr43" draw:text-style-name="P142" svg:x1="8.575cm" svg:y1="5.394cm" svg:x2="8.775cm" svg:y2="5.594cm"><text:p/></draw:line><draw:line draw:style-name="gr43" draw:text-style-name="P142" svg:x1="8.575cm" svg:y1="5.594cm" svg:x2="8.775cm" svg:y2="5.394cm"><text:p/></draw:line></draw:g><draw:circle draw:style-name="gr44" draw:text-style-name="P143" svg:width="8.002cm" svg:height="8.002cm" svg:x="4.674cm" svg:y="1.494cm"><text:p/></draw:circle></draw:g><draw:polygon draw:style-name="gr45" draw:text-style-name="P143" svg:width="7.972cm" svg:height="7.989cm" svg:x="4.694cm" svg:y="1.528cm" svg:viewBox="0 0 7973 7990" draw:points="0,3933 1164,1111 3986,0 6791,1129 7973,3951 6844,6791 3951,7990 1147,6756"><text:p/></draw:polygon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2214195399260" text:continue-numbering="true" text:style-name="_5f_Numérotation_20_des_20_exercices">
        <text:list-item>
          <text:h text:style-name="P114" text:outline-level="1"><text:span text:style-name="_5f_Caractères_5f_gras">Triangle dans un cercle</text:span></text:h>
          <text:list>
            <text:list-item>
              <text:h text:style-name="P116" text:outline-level="1"><text:span text:style-name="_5f_Caractères">Reproduis la figure suivante en vraie grandeur, sachant que BC = 6 cm. </text:span></text:h>
            </text:list-item>
          </text:list>
        </text:list-item>
      </text:list>
      <text:h text:style-name="_5f_Paragraphe" text:outline-level="1"/>
      <text:h text:style-name="_5f_Paragraphe" text:outline-level="1"><draw:g text:anchor-type="paragraph" draw:z-index="16" draw:name="Shape7" draw:style-name="gr1"><draw:custom-shape draw:style-name="gr73" draw:text-style-name="P124" svg:width="7.677cm" svg:height="7.677cm" svg:x="0.212cm" svg:y="0.2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6" draw:text-style-name="P124" svg:x1="7.477cm" svg:y1="5.754cm" svg:x2="0.605cm" svg:y2="2.299cm"><text:p/></draw:line><draw:line draw:style-name="gr36" draw:text-style-name="P124" svg:x1="0.629cm" svg:y1="5.784cm" svg:x2="0.605cm" svg:y2="2.3cm"><text:p/></draw:line><draw:line draw:style-name="gr36" draw:text-style-name="P124" svg:x1="0.633cm" svg:y1="5.784cm" svg:x2="7.471cm" svg:y2="5.784cm"><text:p/></draw:line><draw:line draw:style-name="gr65" draw:text-style-name="P124" svg:x1="0.633cm" svg:y1="5.784cm" svg:x2="4.051cm" svg:y2="4.039cm"><text:p/></draw:line><draw:line draw:style-name="gr65" draw:text-style-name="P124" svg:x1="4.049cm" svg:y1="5.784cm" svg:x2="4.049cm" svg:y2="4.039cm"><text:p/></draw:line><draw:frame draw:style-name="gr74" draw:text-style-name="P126" svg:width="0.629cm" svg:height="0.664cm" svg:x="7.469cm" svg:y="5.81cm"><draw:text-box><text:p text:style-name="P125"><text:span text:style-name="T193">B</text:span></text:p></draw:text-box></draw:frame><draw:frame draw:style-name="gr74" draw:text-style-name="P126" svg:width="0.629cm" svg:height="0.664cm" svg:x="0.073cm" svg:y="5.784cm"><draw:text-box><text:p text:style-name="P125"><text:span text:style-name="T193">A</text:span></text:p></draw:text-box></draw:frame><draw:frame draw:style-name="gr74" draw:text-style-name="P126" svg:width="0.629cm" svg:height="0.664cm" svg:x="0.002cm" svg:y="1.945cm"><draw:text-box><text:p text:style-name="P125"><text:span text:style-name="T193">C</text:span></text:p></draw:text-box></draw:frame><draw:frame draw:style-name="gr74" draw:text-style-name="P126" svg:width="0.629cm" svg:height="0.664cm" svg:x="4.05cm" svg:y="3.621cm"><draw:text-box><text:p text:style-name="P125"><text:span text:style-name="T193">O</text:span></text:p></draw:text-box></draw:frame><draw:frame draw:style-name="gr74" draw:text-style-name="P126" svg:width="0.629cm" svg:height="0.664cm" svg:x="3.84cm" svg:y="5.854cm"><draw:text-box><text:p text:style-name="P125"><text:span text:style-name="T193">D</text:span></text:p></draw:text-box></draw:frame><draw:line draw:style-name="gr6" draw:text-style-name="P124" svg:x1="2.297cm" svg:y1="5.913cm" svg:x2="2.297cm" svg:y2="5.65cm"><text:p/></draw:line><draw:line draw:style-name="gr6" draw:text-style-name="P124" svg:x1="2.444cm" svg:y1="5.924cm" svg:x2="2.444cm" svg:y2="5.65cm"><text:p/></draw:line><draw:line draw:style-name="gr6" draw:text-style-name="P124" svg:x1="5.586cm" svg:y1="5.918cm" svg:x2="5.586cm" svg:y2="5.644cm"><text:p/></draw:line><draw:line draw:style-name="gr6" draw:text-style-name="P124" svg:x1="5.761cm" svg:y1="5.932cm" svg:x2="5.761cm" svg:y2="5.644cm"><text:p/></draw:line><draw:g draw:style-name="gr11"><draw:line draw:style-name="gr6" draw:text-style-name="P124" svg:x1="0.839cm" svg:y1="5.784cm" svg:x2="0.839cm" svg:y2="5.505cm"><text:p/></draw:line><draw:line draw:style-name="gr6" draw:text-style-name="P124" svg:x1="0.63cm" svg:y1="5.505cm" svg:x2="0.839cm" svg:y2="5.505cm"><text:p/></draw:line></draw:g><draw:g draw:style-name="gr11"><draw:line draw:style-name="gr6" draw:text-style-name="P124" svg:x1="0.839cm" svg:y1="5.784cm" svg:x2="0.839cm" svg:y2="5.505cm"><text:p/></draw:line><draw:line draw:style-name="gr6" draw:text-style-name="P124" svg:x1="0.63cm" svg:y1="5.505cm" svg:x2="0.839cm" svg:y2="5.505cm"><text:p/></draw:line></draw:g><draw:g draw:style-name="gr11"><draw:line draw:style-name="gr36" draw:text-style-name="P124" svg:x1="0.839cm" svg:y1="5.784cm" svg:x2="0.839cm" svg:y2="5.505cm"><text:p/></draw:line><draw:line draw:style-name="gr36" draw:text-style-name="P124" svg:x1="0.63cm" svg:y1="5.505cm" svg:x2="0.839cm" svg:y2="5.505cm"><text:p/></draw:line></draw:g><draw:g draw:style-name="gr11"><draw:line draw:style-name="gr36" draw:text-style-name="P124" svg:x1="4.259cm" svg:y1="5.784cm" svg:x2="4.259cm" svg:y2="5.505cm"><text:p/></draw:line><draw:line draw:style-name="gr36" draw:text-style-name="P124" svg:x1="4.049cm" svg:y1="5.505cm" svg:x2="4.258cm" svg:y2="5.505cm"><text:p/></draw:line></draw:g><draw:custom-shape draw:style-name="gr75" draw:text-style-name="P122" svg:width="1.327cm" svg:height="1.398cm" svg:x="6.841cm" svg:y="5.085cm"><text:p/><draw:enhanced-geometry draw:glue-point-type="segments" draw:type="mso-spt100" draw:modifiers="-154.473767380584 -179.7484304617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76" draw:text-style-name="P126" svg:width="1.244cm" svg:height="1.075cm" svg:x="5.803cm" svg:y="4.817cm"><draw:text-box><text:p text:style-name="P125"><text:span text:style-name="T193"/></text:p><text:p text:style-name="P125"><text:span text:style-name="T193">30°</text:span></text:p></draw:text-box></draw:frame></draw:g></text:h>
      <text:h text:style-name="_5f_Paragraphe" text:outline-level="1"><draw:g text:anchor-type="paragraph" draw:z-index="35" draw:name="Forme7" draw:style-name="gr1"><draw:custom-shape draw:style-name="gr29" draw:text-style-name="P124" svg:width="6.039cm" svg:height="6.037cm" svg:x="10.656cm" svg:y="0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0" draw:text-style-name="P124" svg:x1="16.367cm" svg:y1="4.795cm" svg:x2="10.963cm" svg:y2="2.079cm"><text:p/></draw:line><draw:line draw:style-name="gr31" draw:text-style-name="P124" svg:x1="10.982cm" svg:y1="4.822cm" svg:x2="10.963cm" svg:y2="2.083cm"><text:p/></draw:line><draw:line draw:style-name="gr31" draw:text-style-name="P124" svg:x1="10.985cm" svg:y1="4.821cm" svg:x2="16.362cm" svg:y2="4.821cm"><text:p/></draw:line><draw:line draw:style-name="gr32" draw:text-style-name="P124" svg:x1="10.985cm" svg:y1="4.82cm" svg:x2="13.673cm" svg:y2="3.448cm"><text:p/></draw:line><draw:line draw:style-name="gr33" draw:text-style-name="P124" svg:x1="13.673cm" svg:y1="4.82cm" svg:x2="13.673cm" svg:y2="3.448cm"><text:p/></draw:line><draw:frame draw:style-name="gr34" draw:text-style-name="P126" svg:width="0.496cm" svg:height="0.71cm" svg:x="16.394cm" svg:y="4.611cm"><draw:text-box><text:p text:style-name="P140"><text:span text:style-name="T193">B</text:span></text:p></draw:text-box></draw:frame><draw:frame draw:style-name="gr34" draw:text-style-name="P126" svg:width="0.496cm" svg:height="0.71cm" svg:x="10.303cm" svg:y="4.6cm"><draw:text-box><text:p text:style-name="P140"><text:span text:style-name="T193">A</text:span></text:p></draw:text-box></draw:frame><draw:frame draw:style-name="gr34" draw:text-style-name="P126" svg:width="0.495cm" svg:height="0.71cm" svg:x="10.402cm" svg:y="1.649cm"><draw:text-box><text:p text:style-name="P140"><text:span text:style-name="T193">C</text:span></text:p></draw:text-box></draw:frame><draw:frame draw:style-name="gr34" draw:text-style-name="P126" svg:width="0.495cm" svg:height="0.71cm" svg:x="13.455cm" svg:y="2.933cm"><draw:text-box><text:p text:style-name="P140"><text:span text:style-name="T193">O</text:span></text:p></draw:text-box></draw:frame><draw:frame draw:style-name="gr35" draw:text-style-name="P126" svg:width="0.496cm" svg:height="0.708cm" svg:x="13.422cm" svg:y="4.812cm"><draw:text-box><text:p text:style-name="P140"><text:span text:style-name="T193">D</text:span></text:p></draw:text-box></draw:frame><draw:line draw:style-name="gr6" draw:text-style-name="P124" svg:x1="12.293cm" svg:y1="4.922cm" svg:x2="12.293cm" svg:y2="4.715cm"><text:p/></draw:line><draw:line draw:style-name="gr6" draw:text-style-name="P124" svg:x1="12.41cm" svg:y1="4.93cm" svg:x2="12.41cm" svg:y2="4.715cm"><text:p/></draw:line><draw:line draw:style-name="gr6" draw:text-style-name="P124" svg:x1="14.879cm" svg:y1="4.924cm" svg:x2="14.879cm" svg:y2="4.709cm"><text:p/></draw:line><draw:line draw:style-name="gr6" draw:text-style-name="P124" svg:x1="15.019cm" svg:y1="4.935cm" svg:x2="15.019cm" svg:y2="4.709cm"><text:p/></draw:line><draw:g draw:style-name="gr11"><draw:line draw:style-name="gr6" draw:text-style-name="P124" svg:x1="11.148cm" svg:y1="4.821cm" svg:x2="11.148cm" svg:y2="4.602cm"><text:p/></draw:line><draw:line draw:style-name="gr6" draw:text-style-name="P124" svg:x1="10.984cm" svg:y1="4.602cm" svg:x2="11.148cm" svg:y2="4.602cm"><text:p/></draw:line></draw:g><draw:g draw:style-name="gr11"><draw:line draw:style-name="gr6" draw:text-style-name="P124" svg:x1="11.148cm" svg:y1="4.821cm" svg:x2="11.148cm" svg:y2="4.602cm"><text:p/></draw:line><draw:line draw:style-name="gr6" draw:text-style-name="P124" svg:x1="10.984cm" svg:y1="4.602cm" svg:x2="11.148cm" svg:y2="4.602cm"><text:p/></draw:line></draw:g><draw:g draw:style-name="gr11"><draw:line draw:style-name="gr36" draw:text-style-name="P124" svg:x1="11.148cm" svg:y1="4.821cm" svg:x2="11.148cm" svg:y2="4.602cm"><text:p/></draw:line><draw:line draw:style-name="gr36" draw:text-style-name="P124" svg:x1="10.984cm" svg:y1="4.602cm" svg:x2="11.148cm" svg:y2="4.602cm"><text:p/></draw:line></draw:g><draw:g draw:style-name="gr11"><draw:line draw:style-name="gr36" draw:text-style-name="P124" svg:x1="13.838cm" svg:y1="4.821cm" svg:x2="13.838cm" svg:y2="4.602cm"><text:p/></draw:line><draw:line draw:style-name="gr36" draw:text-style-name="P124" svg:x1="13.673cm" svg:y1="4.602cm" svg:x2="13.837cm" svg:y2="4.602cm"><text:p/></draw:line></draw:g><draw:custom-shape draw:style-name="gr37" draw:text-style-name="P122" svg:width="1.043cm" svg:height="1.1cm" svg:x="15.87cm" svg:y="4.272cm"><text:p/><draw:enhanced-geometry draw:glue-point-type="segments" draw:type="mso-spt100" draw:modifiers="-154.473767380584 -179.7484304617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8" draw:text-style-name="P126" svg:width="1.525cm" svg:height="1.588cm" svg:x="14.796cm" svg:y="3.868cm"><draw:text-box><text:p text:style-name="P140"><text:span text:style-name="T193"/></text:p><text:p text:style-name="P140"><text:span text:style-name="T193">30°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2214940915965" text:continue-numbering="true" text:style-name="_5f_Numérotation_20_des_20_exercices">
        <text:list-item>
          <text:list>
            <text:list-item>
              <text:p text:style-name="P113"><text:span text:style-name="_5f_Caractères">Écris un programme de construction de cette figure.<text:tab/></text:span></text:p>
            </text:list-item>
          </text:list>
        </text:list-item>
      </text:list>
      <text:p text:style-name="P106"><text:span text:style-name="_5f_Caractères_5f_correction"><text:span text:style-name="T183">Trace un segment [BC] de 6 cm. <text:s text:c="14"/></text:span></text:span></text:p>
      <text:p text:style-name="P106"><text:span text:style-name="_5f_Caractères_5f_correction"><text:span text:style-name="T183">Trace un cercle de diamètre [BC].</text:span></text:span></text:p>
      <text:p text:style-name="P106"><text:span text:style-name="_5f_Caractères_5f_correction"><text:span text:style-name="T186">Trace une demi-droite qui fait un angle de 30° avec [BC] en B, elle coupe le cercle en A.</text:span></text:span></text:p>
      <text:p text:style-name="P106"><text:span text:style-name="_5f_Caractères_5f_correction"><text:span text:style-name="T189">Trace les segments </text:span></text:span><text:span text:style-name="_5f_Caractères_5f_correction"><text:span text:style-name="T188">[</text:span></text:span><text:span text:style-name="_5f_Caractères_5f_correction"><text:span text:style-name="T189">A</text:span></text:span><text:span text:style-name="_5f_Caractères_5f_correction"><text:span text:style-name="T188">C] </text:span></text:span><text:span text:style-name="_5f_Caractères_5f_correction"><text:span text:style-name="T189">et </text:span></text:span><text:span text:style-name="_5f_Caractères_5f_correction"><text:span text:style-name="T188">[</text:span></text:span><text:span text:style-name="_5f_Caractères_5f_correction"><text:span text:style-name="T189">AB</text:span></text:span><text:span text:style-name="_5f_Caractères_5f_correction"><text:span text:style-name="T188">]. </text:span></text:span><text:span text:style-name="_5f_Caractères_5f_correction"><text:span text:style-name="T189">Trace la médiatrice de </text:span></text:span><text:span text:style-name="_5f_Caractères_5f_correction"><text:span text:style-name="T188">[A</text:span></text:span><text:span text:style-name="_5f_Caractères_5f_correction"><text:span text:style-name="T189">B</text:span></text:span><text:span text:style-name="_5f_Caractères_5f_correction"><text:span text:style-name="T188">] </text:span></text:span><text:span text:style-name="_5f_Caractères_5f_correction"><text:span text:style-name="T189">elle coupe </text:span></text:span><text:span text:style-name="_5f_Caractères_5f_correction"><text:span text:style-name="T188">[</text:span></text:span><text:span text:style-name="_5f_Caractères_5f_correction"><text:span text:style-name="T190">B</text:span></text:span><text:span text:style-name="_5f_Caractères_5f_correction"><text:span text:style-name="T187">C</text:span></text:span><text:span text:style-name="_5f_Caractères_5f_correction"><text:span text:style-name="T189">] en O.</text:span></text:span></text:p>
      <text:h text:style-name="_5f_Paragraphe" text:outline-level="1"/>
      <text:list xml:id="list112215054826817" text:continue-numbering="true" text:style-name="_5f_Numérotation_20_des_20_exercices">
        <text:list-item>
          <text:list>
            <text:list-item>
              <text:p text:style-name="P113"><text:span text:style-name="_5f_Caractères">Que peut-on dire des droites (AC) et (OD) ? Justifie ta réponse.</text:span></text:p>
            </text:list-item>
          </text:list>
        </text:list-item>
      </text:list>
      <text:p text:style-name="P106"><text:span text:style-name="_5f_Caractères_5f_correction"><text:s/>Les droites (AC) et (OD) </text:span><text:span text:style-name="_5f_Caractères_5f_correction"><text:span text:style-name="T180">sont parallèles car elles sont toutes les deux perpendiculaires à [AB].</text:span></text:span></text:p>
      <text:p text:style-name="P106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Times New Roman2" svg:font-family="'Times New Roman'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/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96b4e2"/>
    </style:style>
    <style:style style:name="MP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6" style:family="paragraph" style:parent-style-name="Footer">
      <style:text-properties officeooo:rsid="001f8a2d" officeooo:paragraph-rsid="00bd36bc"/>
    </style:style>
    <style:style style:name="MP7" style:family="paragraph" style:parent-style-name="_5f_Header_20_G_20_page_20_paire_20__28_G_29_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P8" style:family="paragraph" style:parent-style-name="_5f_Header_20_G_20_page_20_impaire_20__28_D_29_">
      <style:text-properties fo:font-variant="small-caps" officeooo:rsid="00a847d5"/>
    </style:style>
    <style:style style:name="MP9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officeooo:paragraph-rsid="00bd36bc" style:font-size-asian="16pt" style:font-style-asian="normal" style:font-size-complex="16pt" style:font-style-complex="normal"/>
    </style:style>
    <style:style style:name="MP10" style:family="paragraph" style:parent-style-name="Footer">
      <style:text-properties officeooo:rsid="0096b4e2" officeooo:paragraph-rsid="0096b4e2"/>
    </style:style>
    <style:style style:name="MP11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14" style:family="paragraph">
      <loext:graphic-properties draw:fill="solid" draw:fill-color="#1ca2b8"/>
    </style:style>
    <style:style style:name="MP15" style:family="paragraph" style:parent-style-name="Footer">
      <style:text-properties officeooo:rsid="001f8a2d" officeooo:paragraph-rsid="002b33ed"/>
    </style:style>
    <style:style style:name="MP16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7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8" style:family="paragraph" style:parent-style-name="Footer">
      <style:text-properties officeooo:rsid="011350d1" officeooo:paragraph-rsid="011350d1"/>
    </style:style>
    <style:style style:name="M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3" style:family="paragraph" style:parent-style-name="Footer">
      <style:text-properties officeooo:paragraph-rsid="00c384cf"/>
    </style:style>
    <style:style style:name="MP2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29" style:family="paragraph" style:parent-style-name="Header">
      <style:paragraph-properties fo:text-align="start" style:justify-single-word="false"/>
      <style:text-properties officeooo:paragraph-rsid="0211dd7e"/>
    </style:style>
    <style:style style:name="MP30" style:family="paragraph" style:parent-style-name="Footer">
      <style:paragraph-properties fo:text-align="start" style:justify-single-word="false"/>
      <style:text-properties officeooo:paragraph-rsid="0211dd7e"/>
    </style:style>
    <style:style style:name="MP31" style:family="paragraph" style:parent-style-name="Footer">
      <style:text-properties officeooo:rsid="0242edd8" officeooo:paragraph-rsid="0242edd8"/>
    </style:style>
    <style:style style:name="MP3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3" style:family="paragraph" style:parent-style-name="Footer">
      <style:text-properties officeooo:paragraph-rsid="008d016c"/>
    </style:style>
    <style:style style:name="MP34" style:family="paragraph" style:parent-style-name="Header">
      <style:paragraph-properties fo:margin-left="0cm" fo:margin-right="0cm" fo:text-indent="0cm" style:auto-text-indent="false"/>
    </style:style>
    <style:style style:name="MP35" style:family="paragraph" style:parent-style-name="Footer">
      <style:text-properties officeooo:paragraph-rsid="010f7046"/>
    </style:style>
    <style:style style:name="MP36" style:family="paragraph" style:parent-style-name="Footer">
      <style:text-properties officeooo:paragraph-rsid="01120261"/>
    </style:style>
    <style:style style:name="MP3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0" style:family="paragraph" style:parent-style-name="_5f_Header_20_D_20_page_20_impaire_20__28_D_29_">
      <style:text-properties officeooo:paragraph-rsid="01a13e78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3" style:family="paragraph" style:parent-style-name="Header">
      <style:paragraph-properties fo:text-align="center" style:justify-single-word="false"/>
      <style:text-properties officeooo:paragraph-rsid="00ab054e"/>
    </style:style>
    <style:style style:name="MP4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6" style:family="paragraph" style:parent-style-name="Footer">
      <style:paragraph-properties fo:text-align="end" style:justify-single-word="false"/>
      <style:text-properties officeooo:paragraph-rsid="00d4df5c"/>
    </style:style>
    <style:style style:name="MP47" style:family="paragraph" style:parent-style-name="Footer">
      <style:paragraph-properties fo:text-align="start" style:justify-single-word="false"/>
      <style:text-properties officeooo:paragraph-rsid="00d4df5c"/>
    </style:style>
    <style:style style:name="MP48" style:family="paragraph" style:parent-style-name="_5f_Header_20_G_20_page_20_impaire_20__28_D_29_">
      <style:text-properties officeooo:paragraph-rsid="01259ec2"/>
    </style:style>
    <style:style style:name="MP49" style:family="paragraph" style:parent-style-name="_5f_Header_20_G_20_page_20_paire_20__28_G_29_">
      <style:text-properties officeooo:paragraph-rsid="00eb2abc"/>
    </style:style>
    <style:style style:name="MP50" style:family="paragraph" style:parent-style-name="_5f_Footer_20_page_20_paire_20__28_G_29_">
      <style:text-properties fo:font-size="9pt" style:font-size-asian="9pt" style:font-size-complex="9pt"/>
    </style:style>
    <style:style style:name="MP51" style:family="paragraph" style:parent-style-name="_5f_Header_20_N_20_page_20_impaire_20__28_D_29_">
      <style:paragraph-properties fo:text-align="start" style:justify-single-word="false"/>
    </style:style>
    <style:style style:name="MP52" style:family="paragraph" style:parent-style-name="Footer">
      <style:text-properties officeooo:paragraph-rsid="00d4df5c"/>
    </style:style>
    <style:style style:name="MP5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4" style:family="paragraph">
      <loext:graphic-properties draw:fill="solid" draw:fill-color="#d7e12c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1" style:family="paragraph" style:parent-style-name="Footer">
      <style:text-properties officeooo:paragraph-rsid="00863005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6" style:family="paragraph" style:parent-style-name="_5f_Header_20_N_20_page_20_impaire_20__28_D_29_">
      <style:text-properties officeooo:rsid="0277791e" officeooo:paragraph-rsid="0277791e"/>
    </style:style>
    <style:style style:name="MP77" style:family="paragraph" style:parent-style-name="_5f_Header_20_N_20_page_20_impaire_20__28_D_29_">
      <style:text-properties officeooo:rsid="027aa87d" officeooo:paragraph-rsid="027aa87d"/>
    </style:style>
    <style:style style:name="M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79" style:family="paragraph" style:parent-style-name="_5f_Header_20_G_20_page_20_impaire_20__28_D_29_">
      <style:text-properties officeooo:paragraph-rsid="00c87b35"/>
    </style:style>
    <style:style style:name="MP80" style:family="paragraph" style:parent-style-name="Footer">
      <style:text-properties officeooo:paragraph-rsid="00a59a60"/>
    </style:style>
    <style:style style:name="MP81" style:family="paragraph" style:parent-style-name="Footer">
      <style:text-properties officeooo:paragraph-rsid="004274bc"/>
    </style:style>
    <style:style style:name="MP82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5" style:family="paragraph" style:parent-style-name="Footer">
      <style:text-properties officeooo:paragraph-rsid="002aa84d"/>
    </style:style>
    <style:style style:name="MP8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7" style:family="paragraph">
      <loext:graphic-properties draw:fill="solid" draw:fill-color="#7fb241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4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5" style:family="paragraph" style:parent-style-name="_5f_Header_20_G_20_page_20_paire_20__28_G_29_">
      <style:text-properties officeooo:paragraph-rsid="0334a5be"/>
    </style:style>
    <style:style style:name="MP96" style:family="paragraph" style:parent-style-name="_5f_Header_20_G_20_page_20_paire_20__28_G_29_">
      <style:paragraph-properties fo:text-align="start" style:justify-single-word="false"/>
    </style:style>
    <style:style style:name="MP97" style:family="paragraph" style:parent-style-name="Footer">
      <style:text-properties officeooo:paragraph-rsid="030c4d7d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0" style:family="paragraph" style:parent-style-name="Footer">
      <style:text-properties officeooo:paragraph-rsid="00d8520c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4" style:family="paragraph" style:parent-style-name="Header">
      <style:paragraph-properties fo:text-align="center" style:justify-single-word="false"/>
      <style:text-properties officeooo:paragraph-rsid="00c10aa6"/>
    </style:style>
    <style:style style:name="MP105" style:family="paragraph" style:parent-style-name="Header">
      <style:paragraph-properties fo:text-align="start" style:justify-single-word="false"/>
      <style:text-properties officeooo:paragraph-rsid="0289fb01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3" style:family="text">
      <style:text-properties officeooo:rsid="0096b4e2"/>
    </style:style>
    <style:style style:name="MT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5" style:family="text">
      <style:text-properties fo:font-variant="small-caps" officeooo:rsid="0096b4e2"/>
    </style:style>
    <style:style style:name="MT6" style:family="text">
      <style:text-properties fo:font-variant="small-caps" officeooo:rsid="00a847d5"/>
    </style:style>
    <style:style style:name="MT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9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0" style:family="text">
      <style:text-properties officeooo:rsid="0032e83a"/>
    </style:style>
    <style:style style:name="MT11" style:family="text">
      <style:text-properties officeooo:rsid="002b33ed"/>
    </style:style>
    <style:style style:name="MT1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" style:family="text">
      <style:text-properties officeooo:rsid="008d016c"/>
    </style:style>
    <style:style style:name="MT1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9" style:family="text">
      <style:text-properties officeooo:rsid="01fe03f2"/>
    </style:style>
    <style:style style:name="MT20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25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27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29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31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34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5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3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38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41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4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4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4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47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4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4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50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5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52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3" style:family="text">
      <style:text-properties officeooo:rsid="010c4d3a"/>
    </style:style>
    <style:style style:name="MT54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5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59" style:family="text">
      <style:text-properties officeooo:rsid="00b6801f"/>
    </style:style>
    <style:style style:name="MT60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65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6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7" style:family="text">
      <style:text-properties fo:font-size="16pt" style:font-size-asian="16pt" style:font-size-complex="16pt"/>
    </style:style>
    <style:style style:name="MT68" style:family="text"/>
    <style:style style:name="MT6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70" style:family="text">
      <style:text-properties officeooo:rsid="01f8729d"/>
    </style:style>
    <style:style style:name="MT71" style:family="text">
      <style:text-properties officeooo:rsid="01b6dc57"/>
    </style:style>
    <style:style style:name="MT72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76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78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9" style:family="text">
      <style:text-properties officeooo:rsid="00b5d2d1"/>
    </style:style>
    <style:style style:name="MT80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81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5" style:family="text">
      <style:text-properties officeooo:rsid="015f088a"/>
    </style:style>
    <style:style style:name="MT86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9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93" style:family="text">
      <style:text-properties officeooo:rsid="0160d7ef"/>
    </style:style>
    <style:style style:name="MT94" style:family="text">
      <style:text-properties officeooo:rsid="02735980"/>
    </style:style>
    <style:style style:name="MT95" style:family="text">
      <style:text-properties officeooo:rsid="02757f12"/>
    </style:style>
    <style:style style:name="MT96" style:family="text">
      <style:text-properties officeooo:rsid="0272f9e5"/>
    </style:style>
    <style:style style:name="MT97" style:family="text">
      <style:text-properties officeooo:rsid="026ec296"/>
    </style:style>
    <style:style style:name="MT98" style:family="text">
      <style:text-properties officeooo:rsid="0268e0aa"/>
    </style:style>
    <style:style style:name="MT99" style:family="text">
      <style:text-properties officeooo:rsid="0072f07f"/>
    </style:style>
    <style:style style:name="MT10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1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0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04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0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06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8" style:family="text">
      <style:text-properties officeooo:rsid="014407b5"/>
    </style:style>
    <style:style style:name="MT109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1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13" style:family="text">
      <style:text-properties officeooo:rsid="00a59a60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18" style:family="text">
      <style:text-properties fo:font-variant="small-caps" officeooo:rsid="0054f64f"/>
    </style:style>
    <style:style style:name="MT119" style:family="text">
      <style:text-properties fo:font-variant="small-caps"/>
    </style:style>
    <style:style style:name="MT12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2" style:family="text">
      <style:text-properties officeooo:rsid="005a3fa8"/>
    </style:style>
    <style:style style:name="MT12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24" style:family="text">
      <style:text-properties officeooo:rsid="00415f3a"/>
    </style:style>
    <style:style style:name="MT125" style:family="text">
      <style:text-properties officeooo:rsid="00386ebd"/>
    </style:style>
    <style:style style:name="MT12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2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28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2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30" style:family="text">
      <style:text-properties officeooo:rsid="0334a5be"/>
    </style:style>
    <style:style style:name="MT13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3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5" style:family="text">
      <style:text-properties officeooo:rsid="0315af39"/>
    </style:style>
    <style:style style:name="MT136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3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3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39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40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41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42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43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4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8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9" style:family="text">
      <style:text-properties officeooo:rsid="00a4cf55"/>
    </style:style>
    <style:style style:name="MT150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54" style:family="text">
      <style:text-properties officeooo:rsid="009e3fdd"/>
    </style:style>
    <style:style style:name="MT1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63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">Constructions géométriques : </text:span><text:span text:style-name="MT2">Rédiger</text:span></text:p>
      </style:header>
      <style:header-left>
        <text:p text:style-name="_5f_Header_20_G_20_page_20_paire_20__28_G_29_"><text:span text:style-name="MT1">Constructions géométriques : </text:span><text:span text:style-name="MT2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84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ONSTRUCTIONS Géométriques : </text:span><text:span text:style-name="MT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5"><text:span text:style-name="MT5">Constructions géométriques : </text:span><text:span text:style-name="MT6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85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86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8">Reproduire</text:span></text:p>
      </style:header>
      <style:header-left>
        <text:p text:style-name="MP7">Reproduire</text:p>
      </style:header-left>
      <style:footer>
        <text:p text:style-name="MP1"><draw:frame draw:style-name="Mfr1" draw:name="Frame61" text:anchor-type="paragraph" svg:y="-0.06cm" draw:z-index="381"><draw:text-box fo:min-height="0.499cm" fo:min-width="3cm"><draw:frame draw:style-name="Mfr2" draw:name="Frame71" text:anchor-type="frame" svg:x="0.45cm" svg:y="0.079cm" svg:width="0.817cm" draw:z-index="382"><draw:text-box fo:min-height="0.355cm"><text:p text:style-name="MP2"><text:page-number text:select-page="current">253</text:page-number></text:p></draw:text-box></draw:frame><text:p text:style-name="MP4"><text:span text:style-name="MT3">CONSTRUCTIONS Géométriques : </text:span><text:span text:style-name="MT7">REPRODUIRE</text:span></text:p></draw:text-box></draw:frame><draw:g text:anchor-type="paragraph" draw:z-index="379" draw:name="Shape4_1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2" text:anchor-type="paragraph" svg:y="-0.06cm" draw:z-index="87"><draw:text-box fo:min-height="0.499cm" fo:min-width="3cm"><draw:frame draw:style-name="Mfr2" draw:name="Frame1310" text:anchor-type="frame" svg:x="0.45cm" svg:y="0.079cm" svg:width="0.817cm" draw:z-index="88"><draw:text-box fo:min-height="0.355cm"><text:p text:style-name="MP2"><draw:g text:anchor-type="paragraph" draw:z-index="89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54</text:page-number></text:p></draw:text-box></draw:frame><text:p text:style-name="MP4"><text:span text:style-name="MT3">CONSTRUCTIONS Géométriques : <text:s/></text:span><text:span text:style-name="MT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MP8">Reproduire</text:p>
      </style:header>
      <style:header-left>
        <text:p text:style-name="MP9">Reproduire</text:p>
      </style:header-left>
      <style:footer>
        <text:p text:style-name="MP1"><draw:frame draw:style-name="Mfr1" draw:name="Frame352" text:anchor-type="paragraph" svg:y="-0.06cm" draw:z-index="57"><draw:text-box fo:min-height="0.499cm" fo:min-width="3cm"><draw:frame draw:style-name="Mfr2" draw:name="Frame353" text:anchor-type="frame" svg:x="0.45cm" svg:y="0.079cm" svg:width="0.817cm" draw:z-index="59"><draw:text-box fo:min-height="0.355cm"><text:p text:style-name="MP2"><text:page-number text:select-page="current">257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91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36"><draw:text-box fo:min-height="0.499cm" fo:min-width="3cm"><draw:frame draw:style-name="Mfr2" draw:name="Frame355" text:anchor-type="frame" svg:x="0.45cm" svg:y="0.079cm" svg:width="0.817cm" draw:z-index="37"><draw:text-box fo:min-height="0.355cm"><text:p text:style-name="MP2"><text:page-number text:select-page="current">256</text:page-number></text:p></draw:text-box></draw:frame><text:p text:style-name="MP6"><text:span text:style-name="MT3">CONSTRUCTIONS Géométriques : <text:s/></text:span><text:span text:style-name="MT7">REPRODUIRE</text:span></text:p></draw:text-box></draw:frame><draw:g text:anchor-type="paragraph" draw:z-index="380" draw:name="Shape4_119" draw:style-name="Mgr1"><draw:path draw:style-name="Mgr2" draw:text-style-name="MP3" svg:width="0.855cm" svg:height="1.172cm" svg:x="-0.221cm" svg:y="-0.175cm" svg:viewBox="0 0 856 1173" svg:d="M856 1173h-856v-991c0-100 79-182 175-182h505c97 0 176 82 176 182z"><text:p/></draw:path></draw:g></text:p>
      </style:footer-left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92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11"><draw:line text:anchor-type="paragraph" draw:z-index="93" draw:name="Shape9_1" draw:style-name="Mgr3" draw:text-style-name="MP12" svg:x1="11.559cm" svg:y1="0.36cm" svg:x2="20.5cm" svg:y2="0.36cm"><text:p/></draw:line><draw:frame text:anchor-type="paragraph" draw:z-index="94" draw:name="Shape8_6" draw:style-name="Mgr4" draw:text-style-name="MP13" svg:width="2.703cm" svg:height="0.715cm" draw:transform="rotate (0.0872664625997165) translate (-0.172861111111111cm 0.218722222222222cm)"><draw:text-box><text:p text:style-name="MP12"><text:span text:style-name="MT9">Série 1</text:span></text:p></draw:text-box></draw:frame><draw:path text:anchor-type="paragraph" draw:z-index="95" draw:name="Shape7_1" draw:style-name="Mgr5" draw:text-style-name="MP14" svg:width="4.329cm" svg:height="2.24cm" svg:x="-1.499cm" svg:y="-1cm" svg:viewBox="0 0 4330 2241" svg:d="M0 2241l3984-288c209-15 363-168 345-342l-170-1611h-4159z"><text:p/></draw:path>T<text:span text:style-name="MT10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96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11">Éléments de géométrie</text:span> • <text:span text:style-name="MT1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16">Géométrie de base, partie 1: nommer, mesurer</text:p>
      </style:header>
      <style:header-left>
        <text:p text:style-name="_5f_Header_20_G_20_page_20_impaire_20__28_D_29_">Géométrie plane : Vocabulaire</text:p>
        <text:p text:style-name="MP17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97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">G</text:span><text:span text:style-name="MT12">éométrie </text:span><text:span text:style-name="MT13">plane </text:span><text:span text:style-name="MT12">: </text:span><text:span text:style-name="MT13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98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7">G</text:span><text:span text:style-name="MT12">éométrie </text:span><text:span text:style-name="MT14">plane</text:span><text:span text:style-name="MT12"> : </text:span><text:span text:style-name="MT1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5"><text:span text:style-name="MT5">Constructions géométriques : </text:span><text:span text:style-name="MT6">Reproduire</text:span></text:p>
      </style:header>
      <style:header-left>
        <text:p text:style-name="MP5"><text:span text:style-name="MT5">Constructions géométriques : </text:span><text:span text:style-name="MT6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99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100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CONSTRUCTIONS Géométriques : <text:s/></text:span><text:span text:style-name="MT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9"><text:span text:style-name="MT15"><text:s text:c="15"/>A</text:span>ires : Calculer une aire</text:p>
      </style:header>
      <style:footer>
        <text:p text:style-name="MP20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101" draw:name="Shape4_161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102" draw:name="Shape4_159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03" draw:name="Shape4_16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58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9">Aires </text:span>: <text:span text:style-name="MT19">problèmes <text:s text:c="4"/></text:span></text:h>
      </style:footer>
      <style:footer-left>
        <text:p text:style-name="MP26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7"><text:span text:style-name="MT15"><text:s text:c="15"/>A</text:span>ires : Aire et unité</text:p>
      </style:header>
      <style:header-left>
        <text:p text:style-name="MP27"><text:span text:style-name="MT15"><text:s text:c="15"/>A</text:span>ires : Aire et unité</text:p>
      </style:header-left>
      <style:footer>
        <text:p text:style-name="MP20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70" draw:name="Shape4_157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171" draw:name="Shape4_10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72" draw:name="Shape4_15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5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9"><text:span text:style-name="MT20">Conversions d’unités : </text:span><text:span text:style-name="MT21">Problèmes</text:span></text:p>
      </style:header>
      <style:header-left>
        <text:p text:style-name="MP29"><text:span text:style-name="MT20">Conversions d’unités : </text:span><text:span text:style-name="MT21">Problèmes</text:span></text:p>
      </style:header-left>
      <style:footer>
        <text:p text:style-name="MP20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23">problèmes</text:span></text:p></draw:text-box></draw:frame><draw:g text:anchor-type="paragraph" draw:z-index="174" draw:name="Shape4_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0"><text:span text:style-name="MT24">Conversions d’unités : </text:span><text:span text:style-name="MT23">problèmes</text:span></text:p></draw:text-box></draw:frame><draw:g text:anchor-type="paragraph" draw:z-index="175" draw:name="Shape4_142" draw:style-name="Mgr1"><draw:path draw:style-name="Mgr7" draw:text-style-name="MP2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21">Problèmes</text:span></text:p>
      </style:header>
      <style:header-left>
        <text:p text:style-name="_5f_Header_20_N_20_page_20_paire_20__28_G_29_"><text:s/><text:span text:style-name="MT25">Conversions d’unités : </text:span><text:span text:style-name="MT21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23">problèmes</text:span></text:p></draw:text-box></draw:frame><draw:g text:anchor-type="paragraph" draw:z-index="176" draw:name="Shape4_14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6">Conversions d’unités </text:span><text:span text:style-name="MT18">: </text:span><text:span text:style-name="MT26">problèmes</text:span></text:p></draw:text-box></draw:frame><draw:g text:anchor-type="paragraph" draw:z-index="177" draw:name="Shape4_63" draw:style-name="Mgr1"><draw:path draw:style-name="Mgr7" draw:text-style-name="MP2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20">Conversions d’unités : </text:span><text:span text:style-name="MT27">Aires</text:span></text:p>
      </style:header>
      <style:header-left>
        <text:p text:style-name="_5f_Header_20_N_20_page_20_paire_20__28_G_29_"><text:span text:style-name="MT20">Conversions d’unités : </text:span><text:span text:style-name="MT27">Aires</text:span></text:p>
      </style:header-left>
      <style:footer>
        <text:p text:style-name="MP20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2">Conversions d’unités : </text:span><text:span text:style-name="MT28">Aires</text:span></text:h></draw:text-box></draw:frame><draw:g text:anchor-type="paragraph" draw:z-index="178" draw:name="Shape4_14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25">Conversions d’unités : </text:span><text:span text:style-name="MT27">Aires</text:span></text:p>
      </style:header>
      <style:header-left>
        <text:p text:style-name="Header"><text:s/><text:span text:style-name="MT25">Conversions d’unités : </text:span><text:span text:style-name="MT27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28">aires</text:span></text:p></draw:text-box></draw:frame><draw:g text:anchor-type="paragraph" draw:z-index="179" draw:name="Shape4_5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80" draw:name="Shape4_153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29">Vitesse</text:span></text:p>
      </style:header>
      <style:header-left>
        <text:p text:style-name="_5f_Header_20_N_20_page_20_impaire_20__28_D_29_"><text:span text:style-name="MT20">Conversions d’unités : </text:span><text:span text:style-name="MT29">Vitesse</text:span></text:p>
      </style:header-left>
      <style:footer>
        <text:p text:style-name="MP20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30">vitesse</text:span><text:span text:style-name="MT18"> </text:span></text:p></draw:text-box></draw:frame><draw:g text:anchor-type="paragraph" draw:z-index="182" draw:name="Shape4_14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83" draw:name="Shape4_4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4">Conversions d’unités : </text:span><text:span text:style-name="MT3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31">Temps et durées</text:span></text:p>
      </style:header>
      <style:header-left>
        <text:p text:style-name="_5f_Header_20_N_20_page_20_impaire_20__28_D_29_"><text:s/><text:span text:style-name="MT25">Conversions d’unités : </text:span><text:span text:style-name="MT31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32">Temps et </text:span><text:span text:style-name="MT33">Durée</text:span><text:span text:style-name="MT18"> </text:span></text:p></draw:text-box></draw:frame><draw:g text:anchor-type="paragraph" draw:z-index="184" draw:name="Shape4_13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85" draw:name="Shape4_14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44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34">Temps et d</text:span><text:span text:style-name="MT35">urées</text:span></text:p>
      </style:header>
      <style:header-left>
        <text:p text:style-name="_5f_Header_20_N_20_page_20_impaire_20__28_D_29_"><text:span text:style-name="MT20">Conversions d’unités : </text:span><text:span text:style-name="MT34">Temps et d</text:span><text:span text:style-name="MT35">urées</text:span></text:p>
      </style:header-left>
      <style:footer>
        <text:p text:style-name="MP20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36">temps et </text:span><text:span text:style-name="MT37">durées</text:span><text:span text:style-name="MT18"> </text:span></text:p></draw:text-box></draw:frame><draw:g text:anchor-type="paragraph" draw:z-index="187" draw:name="Shape4_13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88" draw:name="Shape4_141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4">Conversions d’unités : </text:span><text:span text:style-name="MT36">temps et </text:span><text:span text:style-name="MT3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25">Conversions d’unités : </text:span><text:span text:style-name="MT34">Temps et d</text:span><text:span text:style-name="MT35">urées</text:span></text:p>
      </style:header>
      <style:header-left>
        <text:p text:style-name="Header"><text:s/><text:span text:style-name="MT25">Conversions d’unités : </text:span><text:span text:style-name="MT34">Temps et d</text:span><text:span text:style-name="MT35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36">temps et </text:span><text:span text:style-name="MT37">durées</text:span><text:span text:style-name="MT18"> </text:span></text:p></draw:text-box></draw:frame><draw:g text:anchor-type="paragraph" draw:z-index="189" draw:name="Shape4_13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90" draw:name="Shape4_13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3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20">Conversions d’unités : </text:span><text:span text:style-name="MT38">Capacités</text:span></text:p>
      </style:header>
      <style:header-left>
        <text:p text:style-name="_5f_Header_20_N_20_page_20_impaire_20__28_D_29_"><text:span text:style-name="MT20">Conversions d’unités : </text:span><text:span text:style-name="MT38">Capacités</text:span></text:p>
      </style:header-left>
      <style:footer>
        <text:p text:style-name="MP20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39">Capacités</text:span><text:span text:style-name="MT18"> </text:span></text:p></draw:text-box></draw:frame><draw:g text:anchor-type="paragraph" draw:z-index="192" draw:name="Shape4_14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25">Conversions d’unités : </text:span><text:span text:style-name="MT38">Capacités</text:span></text:p>
      </style:header>
      <style:header-left>
        <text:p text:style-name="Header"><text:s/><text:span text:style-name="MT25">Conversions d’unités : </text:span><text:span text:style-name="MT38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40">capacités</text:span><text:span text:style-name="MT18"> </text:span></text:p></draw:text-box></draw:frame><draw:g text:anchor-type="paragraph" draw:z-index="193" draw:name="Shape4_13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94" draw:name="Shape4_134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3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41"><text:s/></text:span><text:span text:style-name="MT25">Conversions d’unités : </text:span><text:span text:style-name="MT41">masses</text:span></text:p>
      </style:header>
      <style:header-left>
        <text:p text:style-name="_5f_Header_20_N_20_page_20_impaire_20__28_D_29_"><text:span text:style-name="MT41"><text:s/></text:span><text:span text:style-name="MT25">Conversions d’unités : </text:span><text:span text:style-name="MT41">masses</text:span></text:p>
      </style:header-left>
      <style:footer>
        <text:p text:style-name="MP3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42">Masses</text:span><text:span text:style-name="MT18"> </text:span></text:p></draw:text-box></draw:frame><draw:g text:anchor-type="paragraph" draw:z-index="196" draw:name="Shape4_12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draw:g text:anchor-type="paragraph" draw:z-index="197" draw:name="Shape4_12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0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98" draw:name="Shape4_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4">Conversions d’unités : </text:span><text:span text:style-name="MT4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25">Conversions d’unités : </text:span><text:span text:style-name="MT41">masses</text:span></text:p>
      </style:header>
      <style:header-left>
        <text:p text:style-name="_5f_Header_20_N_20_page_20_impaire_20__28_D_29_"><text:s/><text:span text:style-name="MT25">Conversions d’unités : </text:span><text:span text:style-name="MT41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44">masses</text:span><text:span text:style-name="MT18"> </text:span></text:p></draw:text-box></draw:frame><draw:g text:anchor-type="paragraph" draw:z-index="199" draw:name="Shape4_123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00" draw:name="Shape4_12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3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2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09" draw:name="Shape4_109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5">Périmètre : </text:span><text:span text:style-name="MT46">Problèmes</text:span></text:p></draw:text-box></draw:frame></text:p>
      </style:footer>
      <style:footer-left>
        <text:p text:style-name="MP32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3"><text:span text:style-name="MT45">Périmètre : </text:span><text:span text:style-name="MT46">Problèmes</text:span></text:p></draw:text-box></draw:frame><draw:g text:anchor-type="paragraph" draw:z-index="210" draw:name="Shape4_122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11" draw:name="Shape4_10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12" draw:name="Shape4_120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21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14" draw:name="Shape3_16" draw:style-name="Mgr9" draw:text-style-name="MP12" svg:x1="12.726cm" svg:y1="0.399cm" svg:x2="20.496cm" svg:y2="0.36cm"><text:p/></draw:line><text:span text:style-name="MT47">Périmètre</text:span> : <text:span text:style-name="MT48">Périmètres et unités</text:span></text:p>
      </style:header>
      <style:header-left>
        <text:p text:style-name="MP34"><draw:line text:anchor-type="paragraph" draw:z-index="216" draw:name="Shape3_17" draw:style-name="Mgr9" draw:text-style-name="MP12" svg:x1="16.083cm" svg:y1="0.383cm" svg:x2="20.496cm" svg:y2="0.36cm"><text:p/></draw:line><text:span text:style-name="MT47">Périmètre</text:span> : <text:span text:style-name="MT48">Périmètres et unités</text:span></text:p>
      </style:header-left>
      <style:footer>
        <text:p text:style-name="MP20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15" draw:name="Shape4_107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Périmètre <text:s/>: </text:span><text:span text:style-name="MT4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17" draw:name="Shape4_1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18" draw:name="Shape4_26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26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20" draw:name="Shape3_11" draw:style-name="Mgr9" draw:text-style-name="MP12" svg:x1="12.45cm" svg:y1="0.362cm" svg:x2="20.497cm" svg:y2="0.36cm"><text:p/></draw:line><text:span text:style-name="MT47">Périmètre</text:span> : <text:span text:style-name="MT50">Mesurer, reporter</text:span></text:p>
      </style:header>
      <style:header-left>
        <text:p text:style-name="_5f_Header_20_M_20_page_20_impaire_20__28_D_29_"><draw:line text:anchor-type="paragraph" draw:z-index="222" draw:name="Shape3_20" draw:style-name="Mgr9" draw:text-style-name="MP12" svg:x1="12.45cm" svg:y1="0.362cm" svg:x2="20.497cm" svg:y2="0.36cm"><text:p/></draw:line><text:span text:style-name="MT47">Périmètre</text:span> : <text:span text:style-name="MT50">Mesurer, reporter</text:span></text:p>
      </style:header-left>
      <style:footer>
        <text:p text:style-name="MP20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21" draw:name="Shape4_113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5">Périmètre : </text:span><text:span text:style-name="MT5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23" draw:name="Shape4_1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24" draw:name="Shape4_11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1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47">Périmètre</text:span> : <text:span text:style-name="MT47">Calculs sur une figure</text:span></text:p>
      </style:header>
      <style:header-left>
        <text:p text:style-name="_5f_Header_20_M_20_page_20_paire_20__28_G_29_"><text:span text:style-name="MT47">Périmètre</text:span> : <text:span text:style-name="MT47">Calculs sur une figure</text:span></text:p>
      </style:header-left>
      <style:footer>
        <text:p text:style-name="MP20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26" draw:name="Shape4_94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27" draw:name="Shape4_95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28" draw:name="Shape4_96" draw:style-name="Mgr1"><draw:path draw:style-name="Mgr6" draw:text-style-name="MP21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29" draw:name="Shape4_93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30" draw:name="Shape4_10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10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52">Proportionnalité et pourcentage</text:span><text:span text:style-name="MT53"> </text:span>: <text:span text:style-name="MT54">Pourcentages</text:span> </text:p>
      </style:header>
      <style:header-left>
        <text:p text:style-name="_5f_Header_20_D_20_page_20_impaire_20__28_D_29_"><text:span text:style-name="MT52">Proportionnalité et pourcentage</text:span><text:span text:style-name="MT53"> </text:span>: <text:span text:style-name="MT54">Pourcentages</text:span> </text:p>
      </style:header-left>
      <style:footer>
        <text:p text:style-name="MP20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32" draw:name="Shape4_98" draw:style-name="Mgr1"><draw:path draw:style-name="Mgr8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5">Proportionnalité et pourcentage : </text:span><text:span text:style-name="MT56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<text:span text:style-name="MT57">Proportionnalité et pourcentages : </text:span><text:span text:style-name="MT56">pourcentages</text:span></text:p></draw:text-box></draw:frame><draw:g text:anchor-type="paragraph" draw:z-index="233" draw:name="Shape4_112" draw:style-name="Mgr1"><draw:path draw:style-name="Mgr8" draw:text-style-name="MP2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7"/>
      </style:header>
      <style:header-left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7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8">Proportionnalité et pourcentages : proportionalité</text:p></draw:text-box></draw:frame><draw:g text:anchor-type="paragraph" draw:z-index="234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: </text:p></draw:text-box></draw:frame><draw:g text:anchor-type="paragraph" draw:z-index="235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58">Utiliser des données</text:span> : <text:span text:style-name="MT58">Organiser</text:span> </text:p>
      </style:header>
      <style:header-left>
        <text:p text:style-name="MP40"><text:span text:style-name="MT58">Utiliser des données</text:span> : <text:span text:style-name="MT58">Organiser</text:span> </text:p>
      </style:header-left>
      <style:footer>
        <text:p text:style-name="MP20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46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9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47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53">Utilis</text:span><text:span text:style-name="MT60">er des</text:span><text:span text:style-name="MT53"> données </text:span>: <text:span text:style-name="MT61">Organiser</text:span> </text:p>
      </style:header>
      <style:header-left>
        <text:p text:style-name="_5f_Header_20_D_20_page_20_paire_20__28_G_29_"><text:s/><text:span text:style-name="MT53">Utilis</text:span><text:span text:style-name="MT60">er des</text:span><text:span text:style-name="MT53"> données </text:span>: <text:span text:style-name="MT61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4">Organiser</text:span><text:span text:style-name="MT18"> </text:span></text:p></draw:text-box></draw:frame><draw:g text:anchor-type="paragraph" draw:z-index="248" draw:name="Shape4_74" draw:style-name="Mgr1"><draw:path draw:style-name="Mgr8" draw:text-style-name="MP2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4">Organiser</text:span><text:span text:style-name="MT18"> </text:span></text:p></draw:text-box></draw:frame><draw:g text:anchor-type="paragraph" draw:z-index="249" draw:name="Shape4_75" draw:style-name="Mgr1"><draw:path draw:style-name="Mgr8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50" draw:name="Shape4_25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3"><text:span text:style-name="MT65">Repères du plan : Se repérer</text:span> </text:p>
      </style:header>
      <style:header-left>
        <text:p text:style-name="MP43"><text:span text:style-name="MT65">Repères du plan : Se repérer</text:span> </text:p>
      </style:header-left>
      <style:footer>
        <text:p text:style-name="MP20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51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9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52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53">Utilis</text:span><text:span text:style-name="MT60">er des</text:span><text:span text:style-name="MT53"> données </text:span>: <text:span text:style-name="MT66">Représenter</text:span> </text:p>
      </style:header>
      <style:header-left>
        <text:p text:style-name="_5f_Header_20_D_20_page_20_paire_20__28_G_29_"><text:span text:style-name="_5f_Caractères"><text:span text:style-name="MT67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3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9">représenter</text:span><text:span text:style-name="MT18"> </text:span></text:p></draw:text-box></draw:frame><draw:g text:anchor-type="paragraph" draw:z-index="253" draw:name="Shape4_70" draw:style-name="Mgr1"><draw:path draw:style-name="Mgr8" draw:text-style-name="MP2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62">Utilis</text:span><text:span text:style-name="MT63">er</text:span><text:span text:style-name="MT62"> de</text:span><text:span text:style-name="MT63">s</text:span><text:span text:style-name="MT62"> données</text:span><text:span text:style-name="MT18"> : </text:span><text:span text:style-name="MT69">représenter</text:span><text:span text:style-name="MT18"> </text:span></text:p></draw:text-box></draw:frame><draw:g text:anchor-type="paragraph" draw:z-index="254" draw:name="Shape4_91" draw:style-name="Mgr1"><draw:path draw:style-name="Mgr8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55" draw:name="Shape4_90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59" draw:name="Shape4_82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Résoudre des problèmes</text:p></draw:text-box></draw:frame><draw:g text:anchor-type="paragraph" draw:z-index="260" draw:name="Shape4_97" draw:style-name="Mgr1"><draw:path draw:style-name="Mgr7" draw:text-style-name="MP2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61" draw:name="Shape4_6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62" draw:name="Shape4_89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83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71">Calculer : </text:span><text:span text:style-name="MT72">Distributivité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72">Distributivité</text:span><text:span text:style-name="MT71"> </text:span></text:p>
      </style:header-left>
      <style:footer>
        <text:p text:style-name="MP20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69" draw:name="Shape4_79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calculer</text:span><text:span text:style-name="MT74"> : </text:span><text:span text:style-name="MT7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70" draw:name="Shape4_6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71" draw:name="Shape4_80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81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71">Calculer : </text:span><text:span text:style-name="MT76">Critères de divisibilité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76">Critères de divisibilité</text:span><text:span text:style-name="MT7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73" draw:name="Shape4_61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calculer</text:span><text:span text:style-name="MT74"> : </text:span><text:span text:style-name="MT7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73">calculer</text:span><text:span text:style-name="MT74"> : </text:span><text:span text:style-name="MT77">critères de divisibilité</text:span></text:p></draw:text-box></draw:frame><draw:g text:anchor-type="paragraph" draw:z-index="274" draw:name="Shape4_65" draw:style-name="Mgr1"><draw:path draw:style-name="Mgr7" draw:text-style-name="MP2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8"><text:span text:style-name="MT78">G</text:span>éométrie plane : Parallèles, perpendiculaires,<text:line-break/> distances</text:p>
      </style:header>
      <style:header-left>
        <text:p text:style-name="MP49"><text:s/><text:span text:style-name="MT78">Géométrie plane</text:span> : <text:span text:style-name="MT79">P</text:span><text:span text:style-name="MT80">arallèles, perpendiculaires,<text:line-break/> </text:span><text:span text:style-name="MT8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2">Géométrie plane : </text:span><text:span text:style-name="MT83">parallèles, perpendiculaires, </text:span><text:span text:style-name="MT84">distances</text:span></text:h></draw:text-box></draw:frame><draw:g text:anchor-type="paragraph" draw:z-index="275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0" text:outline-level="1"><text:span text:style-name="MT85">G</text:span>éométrie plane : Parallèles, perpendiculaires, distances</text:h></draw:text-box></draw:frame><draw:g text:anchor-type="paragraph" draw:z-index="276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71">Calculer : </text:span><text:span text:style-name="MT86">Diviser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86">Diviser</text:span><text:span text:style-name="MT71"> </text:span></text:p>
      </style:header-left>
      <style:footer>
        <text:p text:style-name="MP20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draw:g text:anchor-type="paragraph" draw:z-index="277" draw:name="Shape4_51" draw:style-name="Mgr1"><draw:path draw:style-name="Mgr7" draw:text-style-name="MP24" svg:width="0.855cm" svg:height="1.172cm" svg:x="7.545cm" svg:y="-0.194cm" svg:viewBox="0 0 856 1173" svg:d="M856 1173h-856v-991c0-100 79-182 175-182h505c97 0 176 82 176 182z"><text:p/></draw:path></draw:g><text:span text:style-name="MT73">calculer</text:span><text:span text:style-name="MT74"> : </text:span><text:span text:style-name="MT87">diviser</text:span></text:p></draw:text-box></draw:frame></text:p>
      </style:footer>
      <style:footer-left>
        <text:p text:style-name="MP20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73">calculer</text:span><text:span text:style-name="MT74"> : </text:span><text:span text:style-name="MT87">diviser</text:span></text:p></draw:text-box></draw:frame><draw:g text:anchor-type="paragraph" draw:z-index="278" draw:name="Shape4_60" draw:style-name="Mgr1"><draw:path draw:style-name="Mgr7" draw:text-style-name="MP2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79" draw:name="Shape4_5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80" draw:name="Shape4_5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5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1">Calculer : <text:span text:style-name="MT88">Multiplier</text:span> </text:p>
      </style:header>
      <style:header-left>
        <text:p text:style-name="MP51">Calculer : <text:span text:style-name="MT88">Multiplier</text:span> </text:p>
      </style:header-left>
      <style:footer>
        <text:p text:style-name="MP20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draw:g text:anchor-type="paragraph" draw:z-index="282" draw:name="Shape4_55" draw:style-name="Mgr1"><draw:path draw:style-name="Mgr7" draw:text-style-name="MP24" svg:width="0.855cm" svg:height="1.172cm" svg:x="7.535cm" svg:y="-0.178cm" svg:viewBox="0 0 856 1173" svg:d="M856 1173h-856v-991c0-100 79-182 175-182h505c97 0 176 82 176 182z"><text:p/></draw:path></draw:g><text:span text:style-name="MT73">calculer</text:span><text:span text:style-name="MT74"> : </text:span><text:span text:style-name="MT89">Multiplier</text:span></text:p></draw:text-box></draw:frame></text:p>
      </style:footer>
      <style:footer-left>
        <text:p text:style-name="MP20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73">calculer</text:span><text:span text:style-name="MT74"> : </text:span><text:span text:style-name="MT89">Multiplier</text:span></text:p></draw:text-box></draw:frame><draw:g text:anchor-type="paragraph" draw:z-index="283" draw:name="Shape4_262" draw:style-name="Mgr1"><draw:path draw:style-name="Mgr7" draw:text-style-name="MP2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84" draw:name="Shape4_5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85" draw:name="Shape4_52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5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0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text:span text:style-name="MT73">calculer</text:span><text:span text:style-name="MT74"> : </text:span><text:span text:style-name="MT73">additionner et soustraire</text:span></text:p></draw:text-box></draw:frame><draw:g text:anchor-type="paragraph" draw:z-index="287" draw:name="Shape4_47" draw:style-name="Mgr1"><draw:path draw:style-name="Mgr7" draw:text-style-name="MP2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text:span text:style-name="MT73">calculer</text:span><text:span text:style-name="MT74"> : </text:span><text:span text:style-name="MT73">additionner et soustraire</text:span></text:p></draw:text-box></draw:frame><draw:g text:anchor-type="paragraph" draw:z-index="288" draw:name="Shape4_261" draw:style-name="Mgr1"><draw:path draw:style-name="Mgr7" draw:text-style-name="MP2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16">Calculer</text:span> : <text:span text:style-name="MT16">Additionner et soustraire</text:span></text:p>
      </style:header>
      <style:header-left>
        <text:p text:style-name="_5f_Header_20_N_20_page_20_paire_20__28_G_29_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89" draw:name="Shape4_4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90" draw:name="Shape4_4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3"><draw:path text:anchor-type="paragraph" draw:z-index="291" draw:name="Shape1_6" draw:style-name="Mgr10" draw:text-style-name="MP54" svg:width="4.329cm" svg:height="2.238cm" svg:x="-1.5cm" svg:y="-1.001cm" svg:viewBox="0 0 4330 2239" svg:d="M0 2239l3984-288c209-15 363-167 345-342l-170-1609h-4159z"><text:p/></draw:path><draw:line text:anchor-type="paragraph" draw:z-index="292" draw:name="Shape3_10" draw:style-name="Mgr11" draw:text-style-name="MP12" svg:x1="10.308cm" svg:y1="0.388cm" svg:x2="20.496cm" svg:y2="0.36cm"><text:p/></draw:line><text:span text:style-name="MT90">Fractions</text:span><text:span text:style-name="MT91"> : </text:span><text:span text:style-name="MT92">Problèmes</text:span><text:span text:style-name="MT91"> </text:span></text:p>
      </style:header>
      <style:header-left>
        <text:p text:style-name="MP53"><draw:line text:anchor-type="paragraph" draw:z-index="294" draw:name="Shape3_27" draw:style-name="Mgr11" draw:text-style-name="MP12" svg:x1="10.308cm" svg:y1="0.388cm" svg:x2="20.496cm" svg:y2="0.36cm"><text:p/></draw:line><draw:path text:anchor-type="paragraph" draw:z-index="295" draw:name="Shape1_10" draw:style-name="Mgr10" draw:text-style-name="MP54" svg:width="4.329cm" svg:height="2.238cm" svg:x="-1.5cm" svg:y="-1.001cm" svg:viewBox="0 0 4330 2239" svg:d="M0 2239l3984-288c209-15 363-167 345-342l-170-1609h-4159z"><text:p/></draw:path><text:span text:style-name="MT90">Fractions</text:span><text:span text:style-name="MT91"> : </text:span><text:span text:style-name="MT92">Problèmes</text:span><text:span text:style-name="MT91"> </text:span></text:p>
      </style:header-left>
      <style:footer>
        <text:p text:style-name="MP20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93" draw:name="Shape4_4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99" draw:name="Shape4_4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00" draw:name="Shape4_4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4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6"><draw:line text:anchor-type="paragraph" draw:z-index="302" draw:name="Shape3_9" draw:style-name="Mgr11" draw:text-style-name="MP12" svg:x1="10.37cm" svg:y1="0.365cm" svg:x2="20.496cm" svg:y2="0.36cm"><text:p/></draw:line><draw:path text:anchor-type="paragraph" draw:z-index="303" draw:name="Shape1_4" draw:style-name="Mgr10" draw:text-style-name="MP54" svg:width="4.329cm" svg:height="2.238cm" svg:x="-1.5cm" svg:y="-7.4cm" svg:viewBox="0 0 4330 2239" svg:d="M0 2239l3984-288c209-15 363-167 345-342l-170-1609h-4159z"><text:p/></draw:path><text:span text:style-name="MT94">Fractions</text:span> : <text:span text:style-name="MT94">Opérations</text:span> </text:p>
      </style:header>
      <style:header-left>
        <text:p text:style-name="MP56"><draw:path text:anchor-type="paragraph" draw:z-index="305" draw:name="Shape1_8" draw:style-name="Mgr10" draw:text-style-name="MP54" svg:width="4.329cm" svg:height="2.238cm" svg:x="-1.5cm" svg:y="-7.4cm" svg:viewBox="0 0 4330 2239" svg:d="M0 2239l3984-288c209-15 363-167 345-342l-170-1609h-4159z"><text:p/></draw:path><draw:line text:anchor-type="paragraph" draw:z-index="306" draw:name="Shape3_26" draw:style-name="Mgr11" draw:text-style-name="MP12" svg:x1="10.37cm" svg:y1="0.365cm" svg:x2="20.496cm" svg:y2="0.36cm"><text:p/></draw:line><text:span text:style-name="MT94">Fractions</text:span> : <text:span text:style-name="MT94">Opérations</text:span> </text:p>
      </style:header-left>
      <style:footer>
        <text:p text:style-name="MP20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304" draw:name="Shape4_38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07" draw:name="Shape4_3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08" draw:name="Shape4_39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4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8"><draw:line text:anchor-type="paragraph" draw:z-index="310" draw:name="Shape3_8" draw:style-name="Mgr11" draw:text-style-name="MP12" svg:x1="17.736cm" svg:y1="0.376cm" svg:x2="20.496cm" svg:y2="0.36cm"><text:p/></draw:line><text:span text:style-name="MT95">Fractions</text:span> : <text:span text:style-name="MT95">Fractions, décimaux et comparaison</text:span></text:p>
      </style:header>
      <style:header-left>
        <text:p text:style-name="MP58"><draw:line text:anchor-type="paragraph" draw:z-index="312" draw:name="Shape3_25" draw:style-name="Mgr11" draw:text-style-name="MP12" svg:x1="17.736cm" svg:y1="0.376cm" svg:x2="20.496cm" svg:y2="0.36cm"><text:p/></draw:line><text:span text:style-name="MT95">Fractions</text:span> : <text:span text:style-name="MT95">Fractions, décimaux et comparaison</text:span></text:p>
      </style:header-left>
      <style:footer>
        <text:p text:style-name="MP20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311" draw:name="Shape4_34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13" draw:name="Shape4_33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14" draw:name="Shape4_3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3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0"><draw:line text:anchor-type="paragraph" draw:z-index="316" draw:name="Shape3_24" draw:style-name="Mgr11" draw:text-style-name="MP12" svg:x1="11.52cm" svg:y1="0.376cm" svg:x2="20.496cm" svg:y2="0.36cm"><text:p/></draw:line><text:span text:style-name="MT96">Fractions</text:span> : <text:span text:style-name="MT96">Droite graduée</text:span></text:p>
      </style:header>
      <style:header-left>
        <text:p text:style-name="MP60"><draw:line text:anchor-type="paragraph" draw:z-index="318" draw:name="Shape3_28" draw:style-name="Mgr11" draw:text-style-name="MP12" svg:x1="11.52cm" svg:y1="0.376cm" svg:x2="20.496cm" svg:y2="0.36cm"><text:p/></draw:line><text:span text:style-name="MT96">Fractions</text:span> : <text:span text:style-name="MT96">Droite graduée</text:span></text:p>
      </style:header-left>
      <style:footer>
        <text:p text:style-name="MP20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17" draw:name="Shape4_30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19" draw:name="Shape4_29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20" draw:name="Shape4_3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3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2"><draw:line text:anchor-type="paragraph" draw:z-index="322" draw:name="Shape3_14" draw:style-name="Mgr11" draw:text-style-name="MP12" svg:x1="12.876cm" svg:y1="0.392cm" svg:x2="20.496cm" svg:y2="0.36cm"><text:p/></draw:line><draw:path text:anchor-type="paragraph" draw:z-index="323" draw:name="Shape1_3" draw:style-name="Mgr10" draw:text-style-name="MP54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Vocabulaire et sens</text:span></text:p>
      </style:header>
      <style:header-left>
        <text:p text:style-name="MP62"><draw:line text:anchor-type="paragraph" draw:z-index="325" draw:name="Shape3_23" draw:style-name="Mgr11" draw:text-style-name="MP12" svg:x1="12.876cm" svg:y1="0.392cm" svg:x2="20.496cm" svg:y2="0.36cm"><text:p/></draw:line><draw:path text:anchor-type="paragraph" draw:z-index="326" draw:name="Shape1_7" draw:style-name="Mgr10" draw:text-style-name="MP54" svg:width="4.329cm" svg:height="2.238cm" svg:x="-1.8cm" svg:y="-8.982cm" svg:viewBox="0 0 4330 2239" svg:d="M0 2239l3984-288c209-15 363-167 345-342l-170-1609h-4159z"><text:p/></draw:path><text:span text:style-name="MT97">Fractions</text:span> : <text:span text:style-name="MT97">Vocabulaire et sens</text:span></text:p>
      </style:header-left>
      <style:footer>
        <text:p text:style-name="MP20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324" draw:name="Shape4_26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27" draw:name="Shape4_2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28" draw:name="Shape4_28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4"><draw:path text:anchor-type="paragraph" draw:z-index="330" draw:name="Shape1_1" draw:style-name="Mgr10" draw:text-style-name="MP54" svg:width="4.329cm" svg:height="2.238cm" svg:x="-1.8cm" svg:y="-8.982cm" svg:viewBox="0 0 4330 2239" svg:d="M0 2239l3984-288c209-15 363-167 345-342l-170-1609h-4159z"><text:p/></draw:path><draw:line text:anchor-type="paragraph" draw:z-index="331" draw:name="Shape3_13" draw:style-name="Mgr11" draw:text-style-name="MP12" svg:x1="15.337cm" svg:y1="0.36cm" svg:x2="20.496cm" svg:y2="0.36cm"><text:p/></draw:line><text:span text:style-name="MT98">Fractions</text:span> : <text:span text:style-name="MT98">Représentation géométrique</text:span></text:p>
      </style:header>
      <style:header-left>
        <text:p text:style-name="MP64"><draw:line text:anchor-type="paragraph" draw:z-index="332" draw:name="Shape3_21" draw:style-name="Mgr11" draw:text-style-name="MP12" svg:x1="15.337cm" svg:y1="0.36cm" svg:x2="20.496cm" svg:y2="0.36cm"><text:p/></draw:line><draw:path text:anchor-type="paragraph" draw:z-index="333" draw:name="Shape1_13" draw:style-name="Mgr10" draw:text-style-name="MP54" svg:width="4.329cm" svg:height="2.238cm" svg:x="-1.8cm" svg:y="-8.982cm" svg:viewBox="0 0 4330 2239" svg:d="M0 2239l3984-288c209-15 363-167 345-342l-170-1609h-4159z"><text:p/></draw:path><text:span text:style-name="MT98">Fractions</text:span> : <text:span text:style-name="MT98">Représentation géométrique</text:span></text:p>
      </style:header-left>
      <style:footer>
        <text:p text:style-name="MP20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9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34" draw:name="Shape4_2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35" draw:name="Shape4_2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86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6"><draw:line text:anchor-type="paragraph" draw:z-index="337" draw:name="Shape3_5" draw:style-name="Mgr11" draw:text-style-name="MP12" svg:x1="18.701cm" svg:y1="0.36cm" svg:x2="20.497cm" svg:y2="0.36cm"><text:p/></draw:line><text:span text:style-name="MT99">Nombres entiers et décimaux</text:span> : <text:span text:style-name="MT99">Comparer, encadrer</text:span></text:p>
      </style:header>
      <style:header-left>
        <text:p text:style-name="MP66"><draw:line text:anchor-type="paragraph" draw:z-index="339" draw:name="Shape3_6" draw:style-name="Mgr11" draw:text-style-name="MP12" svg:x1="18.701cm" svg:y1="0.36cm" svg:x2="20.497cm" svg:y2="0.36cm"><text:p/></draw:line><text:span text:style-name="MT99">Nombres entiers et décimaux</text:span> : <text:span text:style-name="MT99">Comparer, encadrer</text:span></text:p>
      </style:header-left>
      <style:footer>
        <text:p text:style-name="MP20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38" draw:name="Shape4_19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9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40" draw:name="Shape4_1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41" draw:name="Shape4_2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2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8"><draw:line text:anchor-type="paragraph" draw:z-index="343" draw:name="Shape3_2" draw:style-name="Mgr11" draw:text-style-name="MP12" svg:x1="16.083cm" svg:y1="0.383cm" svg:x2="20.496cm" svg:y2="0.36cm"><text:p/></draw:line>Nombres entiers et décimaux : Numération</text:p>
      </style:header>
      <style:header-left>
        <text:p text:style-name="MP68"><draw:line text:anchor-type="paragraph" draw:z-index="345" draw:name="Shape3_3" draw:style-name="Mgr12" draw:text-style-name="MP12" svg:x1="16.085cm" svg:y1="1.458cm" svg:x2="20.498cm" svg:y2="1.435cm"><text:p/></draw:line>Nombres entiers et décimaux : Numération</text:p>
      </style:header-left>
      <style:footer>
        <text:p text:style-name="MP20"><draw:g text:anchor-type="paragraph" draw:z-index="344" draw:name="Shape4_4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93">N</text:span>ombres entiers et décimaux : numération</text:p></draw:text-box></draw:frame></text:p>
      </style:footer>
      <style:footer-left>
        <text:p text:style-name="MP20"><draw:g text:anchor-type="paragraph" draw:z-index="346" draw:name="Shape4_8" draw:style-name="Mgr1"><draw:path draw:style-name="Mgr7" draw:text-style-name="MP24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9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47" draw:name="Shape4_78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48" draw:name="Shape4_11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92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0"><draw:line text:anchor-type="paragraph" draw:z-index="350" draw:name="Shape3_15" draw:style-name="Mgr11" draw:text-style-name="MP12" svg:x1="17.597cm" svg:y1="0.383cm" svg:x2="19.595cm" svg:y2="0.383cm"><text:p/></draw:line><text:span text:style-name="MT91">Nombres entiers et décimaux : </text:span><text:span text:style-name="Character_5f_20_5f_style"><text:span text:style-name="MT100">×</text:span></text:span><text:span text:style-name="MT101"> 10, 100, 1000</text:span></text:p>
      </style:header>
      <style:header-left>
        <text:p text:style-name="MP70"><draw:line text:anchor-type="paragraph" draw:z-index="352" draw:name="Shape3_19" draw:style-name="Mgr11" draw:text-style-name="MP12" svg:x1="17.597cm" svg:y1="0.383cm" svg:x2="19.595cm" svg:y2="0.383cm"><text:p/></draw:line><text:span text:style-name="MT91">Nombres entiers et décimaux : </text:span><text:span text:style-name="Character_5f_20_5f_style"><text:span text:style-name="MT100">×</text:span></text:span><text:span text:style-name="MT101"> 10, 100, 1000</text:span></text:p>
      </style:header-left>
      <style:footer>
        <text:p text:style-name="MP20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51" draw:name="Shape4_15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73">N</text:span><text:span text:style-name="MT102">ombres entiers et décimaux : </text:span><text:span text:style-name="Character_5f_20_5f_style"><text:span text:style-name="MT100">×</text:span></text:span><text:span text:style-name="MT10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53" draw:name="Shape4_1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54" draw:name="Shape4_106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55" draw:name="Shape4_1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56" draw:name="Shape4_1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57" draw:name="Shape4_1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58" draw:name="Shape4_116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0"><draw:line text:anchor-type="paragraph" draw:z-index="359" draw:name="Shape3_22" draw:style-name="Mgr13" draw:text-style-name="MP12" svg:x1="16.575cm" svg:y1="0cm" svg:x2="19.073cm" svg:y2="0cm"><text:p/></draw:line><text:span text:style-name="MT91">Nombres entiers et décimaux : </text:span><text:span text:style-name="MT104">La droite graduée</text:span></text:p>
      </style:header>
      <style:header-left>
        <text:p text:style-name="MP70"><draw:line text:anchor-type="paragraph" draw:z-index="361" draw:name="Shape3_37" draw:style-name="Mgr11" draw:text-style-name="MP12" svg:x1="17.999cm" svg:y1="0.36cm" svg:x2="20.497cm" svg:y2="0.36cm"><text:p/></draw:line><text:span text:style-name="MT91">Nombres entiers et décimaux : </text:span><text:span text:style-name="MT104">La droite graduée</text:span></text:p>
      </style:header-left>
      <style:footer>
        <text:p text:style-name="MP20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60" draw:name="Shape4_9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73">N</text:span><text:span text:style-name="MT102">ombres entiers et décimaux : </text:span><text:span text:style-name="MT105">la droite graduée</text:span></text:p></draw:text-box></draw:frame></text:p>
      </style:footer>
      <style:footer-left>
        <text:p text:style-name="MP20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62" draw:name="Shape4_1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73">N</text:span><text:span text:style-name="MT102">ombres entiers et décimaux : </text:span><text:span text:style-name="MT10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56" draw:name="Shape4_6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57" draw:name="Shape4_7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77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71">Calculer : </text:span><text:span text:style-name="MT106">Priorités opératoires</text:span><text:span text:style-name="MT71"> </text:span></text:p>
      </style:header>
      <style:header-left>
        <text:p text:style-name="_5f_Header_20_N_20_page_20_impaire_20__28_D_29_"><text:span text:style-name="MT71">Calculer : </text:span><text:span text:style-name="MT106">Priorités opératoires</text:span><text:span text:style-name="MT71"> </text:span></text:p>
      </style:header-left>
      <style:footer>
        <text:p text:style-name="MP20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64" draw:name="Shape4_67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calculer</text:span><text:span text:style-name="MT74"> : </text:span><text:span text:style-name="MT107">priorités opératoires</text:span></text:p></draw:text-box></draw:frame></text:p>
      </style:footer>
      <style:footer-left>
        <text:p text:style-name="MP20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<text:span text:style-name="MT73">calculer</text:span><text:span text:style-name="MT74"> : </text:span><text:span text:style-name="MT107">priorités opératoires</text:span></text:p></draw:text-box></draw:frame><draw:g text:anchor-type="paragraph" draw:z-index="265" draw:name="Shape4_69" draw:style-name="Mgr1"><draw:path draw:style-name="Mgr7" draw:text-style-name="MP2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108">P</text:span>roportionnalité </text:p>
      </style:header>
      <style:header-left>
        <text:p text:style-name="_5f_Header_20_D_20_page_20_paire_20__28_G_29_"><text:span text:style-name="MT52"><text:tab/>Proportionnalité et pourcentage</text:span><text:span text:style-name="MT53"> </text:span>: <text:span text:style-name="MT52">proportionnalité</text:span> </text:p>
      </style:header-left>
      <style:footer>
        <text:p text:style-name="MP20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2"><draw:g text:anchor-type="paragraph" draw:z-index="236" draw:name="Shape4_73" draw:style-name="Mgr1"><draw:path draw:style-name="Mgr8" draw:text-style-name="MP4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37" draw:name="Shape4_88" draw:style-name="Mgr1"><draw:path draw:style-name="Mgr8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7"/>
      </style:header>
      <style:header-left>
        <text:p text:style-name="Header"><text:span text:style-name="MT52">Proportionnalité et pourcentages</text:span><text:span text:style-name="MT53"> </text:span>: <text:span text:style-name="MT52">proportionnalité</text:span> </text:p>
        <text:p text:style-name="MP37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8">Proportionnalité et pourcentages : proportionalité</text:p></draw:text-box></draw:frame><draw:g text:anchor-type="paragraph" draw:z-index="238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: </text:p></draw:text-box></draw:frame><draw:g text:anchor-type="paragraph" draw:z-index="239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40" draw:name="Shape4_7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41" draw:name="Shape4_10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10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43" draw:name="Shape3_4" draw:style-name="Mgr9" draw:text-style-name="MP12" svg:x1="12.104cm" svg:y1="0.392cm" svg:x2="20.497cm" svg:y2="0.36cm"><text:p/></draw:line><text:span text:style-name="MT47">Périmètre</text:span> : <text:span text:style-name="MT109">Coder et calculer</text:span></text:p>
      </style:header>
      <style:header-left>
        <text:p text:style-name="_5f_Header_20_M_20_page_20_impaire_20__28_D_29_"><draw:line text:anchor-type="paragraph" draw:z-index="245" draw:name="Shape3_18" draw:style-name="Mgr9" draw:text-style-name="MP12" svg:x1="12.104cm" svg:y1="0.392cm" svg:x2="20.497cm" svg:y2="0.36cm"><text:p/></draw:line><text:span text:style-name="MT47">Périmètre</text:span> : <text:span text:style-name="MT109">Coder et calculer</text:span></text:p>
      </style:header-left>
      <style:footer>
        <text:p text:style-name="MP20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44" draw:name="Shape4_103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45">Périmètre : </text:span><text:span text:style-name="MT11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25">Conversions d’unités : longueurs</text:span></text:p>
      </style:header>
      <style:header-left>
        <text:p text:style-name="_5f_Header_20_N_20_page_20_impaire_20__28_D_29_"><text:s/><text:span text:style-name="MT25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longueurs</text:span><text:span text:style-name="MT18"> </text:span></text:p></draw:text-box></draw:frame><draw:g text:anchor-type="paragraph" draw:z-index="202" draw:name="Shape4_8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03" draw:name="Shape4_124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25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0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Conversions d’unités : longueurs</text:p></draw:text-box></draw:frame><draw:g text:anchor-type="paragraph" draw:z-index="205" draw:name="Shape4_127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0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06" draw:name="Shape4_133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Conversions d’unités : longueurs</text:p></draw:text-box></draw:frame><draw:g text:anchor-type="paragraph" draw:z-index="207" draw:name="Shape4_177" draw:style-name="Mgr1"><draw:path draw:style-name="Mgr7" draw:text-style-name="MP2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6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08" draw:name="Shape4_145" draw:style-name="Mgr1"><draw:path draw:style-name="Mgr7" draw:text-style-name="MP24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22">Conversions d’unités : </text:span><text:span text:style-name="MT111">Volume</text:span><text:span text:style-name="MT1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105" draw:name="Shape4_162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06" draw:name="Shape4_163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64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8"><text:span text:style-name="MT15"><text:s text:c="15"/>A</text:span>ires : Aire par comptage</text:p>
      </style:header>
      <style:footer>
        <text:p text:style-name="MP20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08" draw:name="Shape4_165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112">Aires</text:span><text:span text:style-name="MT45"> <text:s/>: </text:span><text:span text:style-name="MT112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79"><text:span text:style-name="MT78">Géométrie plane</text:span> : <text:span text:style-name="MT113">D</text:span><text:span text:style-name="MT78">roites, </text:span><text:span text:style-name="MT114">demi-droites </text:span><text:span text:style-name="MT115">&amp; </text:span><text:span text:style-name="MT114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109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16">Géométrie plane : </text:span><text:span text:style-name="MT82">droites, </text:span><text:span text:style-name="MT117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10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2">Géométrie plane : droites, </text:span><text:span text:style-name="MT11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2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111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112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<text:span text:style-name="MT120">Volumes : </text:span><text:span text:style-name="MT121">Calculs et conversions</text:span></text:p>
      </style:header>
      <style:header-left>
        <text:p text:style-name="_5f_Header_20_M_20_page_20_paire_20__28_G_29_"><text:span text:style-name="MT120">Volumes : </text:span><text:span text:style-name="MT121">Calculs et conversions</text:span></text:p>
      </style:header-left>
      <style:footer>
        <text:list xml:id="list725807661" text:style-name="_5f_Numérotation_20_des_20_exercices">
          <text:list-item>
            <text:list>
              <text:list-item>
                <text:p text:style-name="MP84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<text:s/><text:span text:style-name="MT122">Volumes : </text:span><text:span text:style-name="MT123">Calculs et conversions</text:span> </text:p></draw:text-box></draw:frame><draw:g text:anchor-type="paragraph" draw:z-index="113" draw:name="Shape4_174" draw:style-name="Mgr1"><draw:path draw:style-name="Mgr6" draw:text-style-name="MP21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12213764911750" text:continue-numbering="true" text:style-name="_5f_Numérotation_20_des_20_exercices">
          <text:list-item>
            <text:list>
              <text:list-item>
                <text:p text:style-name="MP84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5"><text:s/><text:span text:style-name="MT122">Volumes : </text:span><text:span text:style-name="MT123">Calculs et conversions</text:span> </text:p></draw:text-box></draw:frame><draw:g text:anchor-type="paragraph" draw:z-index="114" draw:name="Shape4_175" draw:style-name="Mgr1"><draw:path draw:style-name="Mgr6" draw:text-style-name="MP21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86"><draw:path text:anchor-type="paragraph" draw:z-index="115" draw:name="Shape5_3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16" draw:name="Shape6_3" draw:style-name="Mgr4" draw:text-style-name="MP13" svg:width="2.703cm" svg:height="0.715cm" draw:transform="rotate (0.0872664625997165) translate (-0.172861111111111cm 0.218722222222222cm)"><draw:text-box><text:p text:style-name="MP12"><text:span text:style-name="MT9">Série 1</text:span></text:p></draw:text-box></draw:frame><draw:line text:anchor-type="paragraph" draw:z-index="117" draw:name="Shape7_6" draw:style-name="Mgr9" draw:text-style-name="MP12" svg:x1="9.042cm" svg:y1="0.36cm" svg:x2="20.461cm" svg:y2="0.36cm"><text:p/></draw:line>T<text:span text:style-name="MT124">itre de la série</text:span></text:p>
      </style:header>
      <style:header-left>
        <text:p text:style-name="MP86"><draw:path text:anchor-type="paragraph" draw:z-index="119" draw:name="Shape5_4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20" draw:name="Shape6_4" draw:style-name="Mgr4" draw:text-style-name="MP13" svg:width="2.703cm" svg:height="0.715cm" draw:transform="rotate (0.0872664625997165) translate (-0.172861111111111cm 0.218722222222222cm)"><draw:text-box><text:p text:style-name="MP12"><text:span text:style-name="MT9">Série 1</text:span></text:p></draw:text-box></draw:frame><draw:line text:anchor-type="paragraph" draw:z-index="121" draw:name="Shape7_3" draw:style-name="Mgr9" draw:text-style-name="MP12" svg:x1="9.042cm" svg:y1="0.36cm" svg:x2="20.461cm" svg:y2="0.36cm"><text:p/></draw:line>T<text:span text:style-name="MT124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18" draw:name="Shape8_4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25">Angles</text:span> • <text:span text:style-name="MT125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8"><text:span text:style-name="MT15"><text:s text:c="15"/>A</text:span>ires : Aires de disques</text:p>
      </style:header>
      <style:footer>
        <text:p text:style-name="MP20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22" draw:name="Shape4_173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123" draw:name="Shape4_17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24" draw:name="Shape4_171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7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126" draw:name="Shape4_16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27" draw:name="Shape4_167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168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90"><text:span text:style-name="MT47"><text:s text:c="15"/>A</text:span><text:span text:style-name="MT126">ires : Problèmes d’aires</text:span></text:p>
      </style:header>
      <style:footer>
        <text:p text:style-name="MP20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29" draw:name="Shape4_169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130" draw:name="Shape4_181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131" draw:name="Shape4_182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132" draw:name="Shape4_183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2"><text:span text:style-name="MT15"><text:s text:c="15"/>A</text:span>ires : Aires de triangles</text:p>
      </style:header>
      <style:footer>
        <text:p text:style-name="MP20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33" draw:name="Shape4_178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86"><draw:line text:anchor-type="paragraph" draw:z-index="134" draw:name="Shape7_8" draw:style-name="Mgr9" draw:text-style-name="MP12" svg:x1="9.042cm" svg:y1="0.36cm" svg:x2="20.461cm" svg:y2="0.36cm"><text:p/></draw:line><draw:path text:anchor-type="paragraph" draw:z-index="135" draw:name="Shape5_1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36" draw:name="Shape6_2" draw:style-name="Mgr4" draw:text-style-name="MP13" svg:width="2.703cm" svg:height="0.715cm" draw:transform="rotate (0.0872664625997165) translate (-0.172861111111111cm 0.218722222222222cm)"><draw:text-box><text:p text:style-name="MP12"><text:span text:style-name="MT9">Série 1</text:span></text:p></draw:text-box></draw:frame>T<text:span text:style-name="MT124">itre de la série</text:span></text:p>
      </style:header>
      <style:header-left>
        <text:p text:style-name="MP86"><draw:line text:anchor-type="paragraph" draw:z-index="138" draw:name="Shape7_9" draw:style-name="Mgr9" draw:text-style-name="MP12" svg:x1="9.042cm" svg:y1="0.36cm" svg:x2="20.461cm" svg:y2="0.36cm"><text:p/></draw:line><draw:path text:anchor-type="paragraph" draw:z-index="139" draw:name="Shape5_2" draw:style-name="Mgr14" draw:text-style-name="MP87" svg:width="4.329cm" svg:height="2.24cm" svg:x="-1.499cm" svg:y="-1cm" svg:viewBox="0 0 4330 2241" svg:d="M0 2241l3984-288c209-15 363-168 345-342l-170-1611h-4159z"><text:p/></draw:path><draw:frame text:anchor-type="paragraph" draw:z-index="140" draw:name="Shape6_5" draw:style-name="Mgr4" draw:text-style-name="MP13" svg:width="2.703cm" svg:height="0.715cm" draw:transform="rotate (0.0872664625997165) translate (-0.172861111111111cm 0.218722222222222cm)"><draw:text-box><text:p text:style-name="MP12"><text:span text:style-name="MT9">Série 1</text:span></text:p></draw:text-box></draw:frame>T<text:span text:style-name="MT124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37" draw:name="Shape8_5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25">Angles</text:span> • <text:span text:style-name="MT125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0" draw:style-name="Mdp1">
      <style:header>
        <text:p text:style-name="MP94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41" draw:name="Shape4_179" draw:style-name="Mgr1"><draw:path draw:style-name="Mgr6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/><text:span text:style-name="MT122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5"><draw:line text:anchor-type="paragraph" draw:z-index="376" draw:name="Shape3_33" draw:style-name="Mgr3" draw:text-style-name="MP12" svg:x1="15.12cm" svg:y1="0.36cm" svg:x2="20.496cm" svg:y2="0.36cm"><text:p/></draw:line><text:s/><text:span text:style-name="MT127">Angles</text:span> : <text:span text:style-name="MT128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29">Angles</text:span><text:span text:style-name="MT18"> : </text:span><text:span text:style-name="MT129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377" draw:name="Shape3_7" draw:style-name="Mgr3" draw:text-style-name="MP12" svg:x1="15.12cm" svg:y1="0.36cm" svg:x2="20.496cm" svg:y2="0.36cm"><text:p/></draw:line><text:s/><text:span text:style-name="MT130">Angles : </text:span>Angles : <text:span text:style-name="MT128">Comprendre la notion d’angle</text:span></text:p>
      </style:header>
      <style:header-left>
        <text:p text:style-name="MP96"><draw:line text:anchor-type="paragraph" draw:z-index="378" draw:name="Shape3_29" draw:style-name="Mgr3" draw:text-style-name="MP12" svg:x1="15.12cm" svg:y1="0.36cm" svg:x2="20.496cm" svg:y2="0.36cm"><text:p/></draw:line>Angles : <text:span text:style-name="MT128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1">Angles : </text:span><text:span text:style-name="MT132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1">Angles : </text:span><text:span text:style-name="MT133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1">Angles : </text:span><text:span text:style-name="MT134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72" draw:name="Shape4_184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73" draw:name="Shape4_186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draw:g text:anchor-type="paragraph" draw:z-index="374" draw:name="Shape4_185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75" draw:name="Shape3_35" draw:style-name="Mgr3" draw:text-style-name="MP12" svg:x1="11.344cm" svg:y1="0.358cm" svg:x2="20.497cm" svg:y2="0.36cm"><text:p/></draw:line><text:span text:style-name="MT135">Angles </text:span>: Nommer un angle</text:p>
      </style:header>
      <style:footer>
        <text:p text:style-name="MP20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_5f_Header_20_G_20_page_20_paire_20__28_G_29_"><draw:line text:anchor-type="paragraph" draw:z-index="371" draw:name="Shape3_30" draw:style-name="Mgr3" draw:text-style-name="MP12" svg:x1="11.435cm" svg:y1="0.388cm" svg:x2="20.496cm" svg:y2="0.36cm"><text:p/></draw:line><text:span text:style-name="MT136">Angles</text:span> : <text:span text:style-name="MT136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70" draw:name="Shape4_176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37">Angles </text:span><text:span text:style-name="MT18">: </text:span><text:span text:style-name="MT137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68" draw:name="Shape3_31" draw:style-name="Mgr3" draw:text-style-name="MP1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9" draw:name="Shape3_32" draw:style-name="Mgr3" draw:text-style-name="MP1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1">Angles : </text:span><text:span text:style-name="MT132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1">Angles : </text:span><text:span text:style-name="MT138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1">Angles : </text:span><text:span text:style-name="MT132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365" draw:name="Shape4_180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366" draw:name="Shape4_188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367" draw:name="Shape4_18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63" draw:name="Shape3_34" draw:style-name="Mgr3" draw:text-style-name="MP12" svg:x1="15.448cm" svg:y1="0.365cm" svg:x2="20.496cm" svg:y2="0.36cm"><text:p/></draw:line><text:span text:style-name="MT139">Angles</text:span><text:span text:style-name="MT140"> : </text:span><text:span text:style-name="MT141">Calculer des mesures d’angle</text:span></text:p>
      </style:header>
      <style:header-left>
        <text:p text:style-name="_5f_Header_20_G_20_page_20_paire_20__28_G_29_"><draw:line text:anchor-type="paragraph" draw:z-index="364" draw:name="Shape3_36" draw:style-name="Mgr3" draw:text-style-name="MP12" svg:x1="15.448cm" svg:y1="0.365cm" svg:x2="20.496cm" svg:y2="0.36cm"><text:p/></draw:line><text:span text:style-name="MT139">Angles : </text:span><text:span text:style-name="MT141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1">Angles : </text:span><text:span text:style-name="MT132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1">Angles : </text:span><text:span text:style-name="MT142">Calculer des </text:span><text:span text:style-name="MT138">Mesure</text:span><text:span text:style-name="MT142">s</text:span><text:span text:style-name="MT138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<text:span text:style-name="MT131">Angles : </text:span><text:span text:style-name="MT143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59">R</text:span>epères du plan : Se repérer</text:p>
      </style:header>
      <style:header-left>
        <text:p text:style-name="_5f_Header_20_G_20_page_20_paire_20__28_G_29_"><text:span text:style-name="MT59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Repères du plan : Se repérer</text:p></draw:text-box></draw:frame><draw:g text:anchor-type="paragraph" draw:z-index="142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Repères du plan : se repérer</text:p></draw:text-box></draw:frame><draw:g text:anchor-type="paragraph" draw:z-index="143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3"><text:span text:style-name="MT65">Repères du plan : Se repérer</text:span> </text:p>
      </style:header>
      <style:footer>
        <text:p text:style-name="MP20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44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9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45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4">R</text:span><text:span text:style-name="MT145">epères du plan : Se </text:span><text:span text:style-name="MT146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8">Repères du plan : Se </text:span><text:span text:style-name="MT147">déplacer</text:span></text:p></draw:text-box></draw:frame><draw:g text:anchor-type="paragraph" draw:z-index="146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0"><text:span text:style-name="MT18">Repères du plan : se </text:span><text:span text:style-name="MT147">déplacer</text:span></text:p></draw:text-box></draw:frame><draw:g text:anchor-type="paragraph" draw:z-index="147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3"><text:span text:style-name="MT65">Repères du plan : Se repérer</text:span> </text:p>
      </style:header>
      <style:footer>
        <text:p text:style-name="MP20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48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9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49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9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2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150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151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78">Géométrie plane</text:span> : <text:span text:style-name="MT78">Points, droites </text:span><text:span text:style-name="MT148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52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49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53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Géométrie plane : points, droites <text:span text:style-name="MT149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2"><text:span text:style-name="MT118">S</text:span><text:span text:style-name="MT119">olides</text:span> : <text:span text:style-name="MT118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154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155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78">Géométrie plane</text:span> : <text:span text:style-name="MT150">Milieu, alignement, </text:span><text:span text:style-name="MT151">appartenance</text:span></text:p>
      </style:header>
      <style:footer>
        <text:p text:style-name="MP20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56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16">Géométrie plane : </text:span><text:span text:style-name="MT152">milieu, Alignement, </text:span><text:span text:style-name="MT153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57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2">Géométrie plane : </text:span><text:span text:style-name="MT152">milieu, alignement, </text:span><text:span text:style-name="MT153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158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159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78">Géométrie plane</text:span> : <text:span text:style-name="MT79">P</text:span><text:span text:style-name="MT80">arallèles, perpendiculaires,<text:line-break/> </text:span><text:span text:style-name="MT81">distances</text:span></text:p>
      </style:header>
      <style:footer>
        <text:p text:style-name="MP20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60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83">Parallèles, perpendiculaires, </text:span><text:span text:style-name="MT8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<text:span text:style-name="MT82">Géométrie plane : </text:span><text:span text:style-name="MT83">parallèles, perpendiculaires, </text:span><text:span text:style-name="MT84">distances</text:span></text:p></draw:text-box></draw:frame><draw:g text:anchor-type="paragraph" draw:z-index="161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4"><text:span text:style-name="MT155">Géométrie plane</text:span><text:span text:style-name="MT156"> : </text:span><text:span text:style-name="MT157">Vocabulaire</text:span></text:p>
      </style:header>
      <style:header-left>
        <text:p text:style-name="MP104"><text:span text:style-name="MT155">Géométrie plane</text:span><text:span text:style-name="MT156"> : </text:span><text:span text:style-name="MT157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82">Géométrie plane : </text:span><text:span text:style-name="MT158">vocabulaire</text:span></text:p></draw:text-box></draw:frame><draw:g text:anchor-type="paragraph" draw:z-index="162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82">Géométrie plane : </text:span><text:span text:style-name="MT158">vocabulaire</text:span></text:p></draw:text-box></draw:frame><draw:g text:anchor-type="paragraph" draw:z-index="163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78">Géométrie plane, </text:span><text:span text:style-name="MT159">partie 1</text:span> : <text:span text:style-name="MT160">coder</text:span></text:p>
      </style:header>
      <style:footer>
        <text:p text:style-name="MP20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<text:span text:style-name="MT116">Géométrie plane, </text:span><text:span text:style-name="MT161">partie 1</text:span><text:span text:style-name="MT116"> : </text:span><text:span text:style-name="MT162">coder</text:span></text:p></draw:text-box></draw:frame><draw:g text:anchor-type="paragraph" draw:z-index="164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1"><text:span text:style-name="MT82">Géométrie plane, </text:span><text:span text:style-name="MT161">partie 1</text:span><text:span text:style-name="MT82"> : </text:span><text:span text:style-name="MT162">coder</text:span></text:p></draw:text-box></draw:frame><draw:g text:anchor-type="paragraph" draw:z-index="165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4"><text:span text:style-name="MT155">Géométrie plane</text:span><text:span text:style-name="MT156"> : </text:span><text:span text:style-name="MT157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82">Géométrie plane : </text:span><text:span text:style-name="MT158">vocabulaire</text:span></text:p></draw:text-box></draw:frame><draw:g text:anchor-type="paragraph" draw:z-index="166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82">Géométrie plane : </text:span><text:span text:style-name="MT158">vocabulaire</text:span></text:p></draw:text-box></draw:frame><draw:g text:anchor-type="paragraph" draw:z-index="167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78">Géométrie plane, </text:span><text:span text:style-name="MT159">partie 1</text:span> : <text:span text:style-name="MT163">Assembler et décomposer</text:span></text:p>
      </style:header>
      <style:footer>
        <text:p text:style-name="MP20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<text:span text:style-name="MT116">Géométrie plane, </text:span><text:span text:style-name="MT161">partie 1</text:span><text:span text:style-name="MT116"> : </text:span><text:span text:style-name="MT164">assembler et décomposer</text:span></text:p></draw:text-box></draw:frame><draw:g text:anchor-type="paragraph" draw:z-index="168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69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2">Géométrie plane, </text:span><text:span text:style-name="MT161">partie 1</text:span><text:span text:style-name="MT82"> : </text:span><text:span text:style-name="MT164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5"><draw:line text:anchor-type="paragraph" draw:z-index="296" draw:name="Shape3_39" draw:style-name="Mgr11" draw:text-style-name="MP12" svg:x1="10.308cm" svg:y1="0.388cm" svg:x2="20.496cm" svg:y2="0.36cm"><text:p/></draw:line><draw:path text:anchor-type="paragraph" draw:z-index="297" draw:name="Shape1_12" draw:style-name="Mgr10" draw:text-style-name="MP54" svg:width="4.329cm" svg:height="2.238cm" svg:x="-1.5cm" svg:y="-1.001cm" svg:viewBox="0 0 4330 2239" svg:d="M0 2239l3984-288c209-15 363-167 345-342l-170-1609h-4159z"><text:p/></draw:path><text:span text:style-name="MT90">Fractions</text:span><text:span text:style-name="MT91"> : </text:span><text:span text:style-name="MT92">Problèmes</text:span><text:span text:style-name="MT91"> </text:span></text:p>
      </style:header>
      <style:footer>
        <text:p text:style-name="MP20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98" draw:name="Shape4_258" draw:style-name="Mgr1"><draw:path draw:style-name="Mgr7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9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 : additionner et soustraire</text:span><text:span text:style-name="MT18"> </text:span></text:p></draw:text-box></draw:frame><draw:g text:anchor-type="paragraph" draw:z-index="266" draw:name="Shape4_85" draw:style-name="Mgr1"><draw:path draw:style-name="Mgr7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3"><text:span text:style-name="MT17">Calculer</text:span><text:span text:style-name="MT18"> : </text:span><text:span text:style-name="MT17">additionner et soustraire</text:span></text:p></draw:text-box></draw:frame><draw:g text:anchor-type="paragraph" draw:z-index="267" draw:name="Shape4_260" draw:style-name="Mgr1"><draw:path draw:style-name="Mgr7" draw:text-style-name="MP24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87" draw:style-name="Mgr1"><draw:path draw:style-name="Mgr8" draw:text-style-name="MP2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82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olides : Vocabulaire, NatuRE</text:p></draw:text-box></draw:frame><draw:g text:anchor-type="paragraph" draw:z-index="83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2"><text:span text:style-name="MT118">S</text:span><text:span text:style-name="MT119">olides</text:span> : <text:span text:style-name="MT118">Vocabulaire, nature</text:span></text:p>
      </style:header>
      <style:header-left>
        <text:p text:style-name="MP82"><text:span text:style-name="MT118">S</text:span><text:span text:style-name="MT119">olides</text:span> : <text:span text:style-name="MT118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80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81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78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79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18">Solides : </text:span><text:span text:style-name="MT169">Patrons</text:span></text:p>
      </style:header>
      <style:header-left>
        <text:p text:style-name="_5f_Header_20_G_20_page_20_paire_20__28_G_29_"><text:span text:style-name="MT118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<text:span text:style-name="MT170">patrons</text:span></text:p></draw:text-box></draw:frame><draw:g text:anchor-type="paragraph" draw:z-index="76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77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1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74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1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75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>
      <style:header-left>
        <text:p text:style-name="_5f_Header_20_G_20_page_20_impaire_20__28_D_29_"><text:span text:style-name="MT118">S</text:span><text:span text:style-name="MT119">olides</text:span> : <text:span text:style-name="MT118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72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3">solides : Vocabulaire, NatuRE</text:p></draw:text-box></draw:frame><draw:g text:anchor-type="paragraph" draw:z-index="73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7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70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71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81"> : </text:span><text:span text:style-name="MT177">Reconnaissance et axes</text:span></text:p>
      </style:header>
      <style:footer>
        <text:p text:style-name="MP20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68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9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69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7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66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67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81"> : </text:span><text:span text:style-name="MT176">Médiatrice d’un segment</text:span></text:p>
      </style:header>
      <style:footer>
        <text:p text:style-name="MP20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64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65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62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63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59">S</text:span><text:span text:style-name="MT81">ymétrie axiale : Constructions</text:span></text:p>
      </style:header>
      <style:footer>
        <text:p text:style-name="MP20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60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59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61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7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header-left>
        <text:p text:style-name="MP107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4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5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81"> : </text:span><text:span text:style-name="MT181">Axes de symétrie de figures</text:span></text:p>
      </style:header>
      <style:header-left>
        <text:p text:style-name="MP111"><text:span text:style-name="MT180">Symétrie axiale</text:span><text:span text:style-name="MT81"> : </text:span><text:span text:style-name="MT181">Axes de symétrie de figures</text:span></text:p>
      </style:header-left>
      <style:footer>
        <text:p text:style-name="MP20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52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9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53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7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0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51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59">S</text:span>ymétrie : Propriétés</text:p>
      </style:header>
      <style:footer>
        <text:p text:style-name="MP20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48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9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49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7"><text:span text:style-name="MT173">Géométrie plane</text:span><text:span text:style-name="MT118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6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<text:span text:style-name="MT154">Géométrie plane : </text:span><text:span text:style-name="MT79">parallèles, perpendiculaires, </text:span><text:span text:style-name="MT59">distances</text:span></text:p></draw:text-box></draw:frame><draw:g text:anchor-type="paragraph" draw:z-index="47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4"><text:span text:style-name="MT59">S</text:span>ymétrie axiale : pour aller plus loin</text:p>
      </style:header>
      <style:footer>
        <text:p text:style-name="MP20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44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59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45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<text:span text:style-name="MT82">Géométrie plane : </text:span><text:span text:style-name="MT83">parallèles, perpendiculaires, </text:span><text:span text:style-name="MT8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38" draw:name="Shape3_1" draw:style-name="Mgr15" draw:text-style-name="MP12" svg:x1="10.893cm" svg:y1="0.403cm" svg:x2="20.503cm" svg:y2="0.327cm"><text:p/></draw:line><draw:path text:anchor-type="char" draw:z-index="39" draw:name="Shape1_2" draw:style-name="Mgr16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2" draw:name="Shape1_9" draw:style-name="Mgr16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41" draw:name="Shape3_38" draw:style-name="Mgr15" draw:text-style-name="MP12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40" draw:name="Shape4_56" draw:style-name="Mgr1"><draw:path draw:style-name="Mgr17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7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Résoudre des problèmes</text:p></draw:text-box></draw:frame><draw:g text:anchor-type="paragraph" draw:z-index="43" draw:name="Shape4_264" draw:style-name="Mgr1"><draw:path draw:style-name="Mgr17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31:31.518464917</meta:creation-date>
    <dc:title>lycee_v3</dc:title>
    <meta:editing-duration>PT8H18M16S</meta:editing-duration>
    <meta:editing-cycles>79</meta:editing-cycles>
    <meta:generator>LibreOffice/7.1.1.2$Windows_X86_64 LibreOffice_project/fe0b08f4af1bacafe4c7ecc87ce55bb426164676</meta:generator>
    <dc:date>2021-09-19T11:22:10.153000000</dc:date>
    <meta:document-statistic meta:table-count="0" meta:image-count="0" meta:object-count="0" meta:page-count="5" meta:paragraph-count="755" meta:word-count="2951" meta:character-count="19083" meta:non-whitespace-character-count="16482"/>
    <meta:template xlink:type="simple" xlink:actuate="onRequest" xlink:title="lycee_v3" xlink:href="../../fichiers%20définitifs/Modele_cahier.ott" meta:date="2021-07-09T13:45:32.011278978"/>
  </office:meta>
</office:document-meta>
</file>